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6pt"/>
    </style:style>
    <style:style style:name="co2" style:family="table-column">
      <style:table-column-properties fo:break-before="auto" style:column-width="82.94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200.69pt"/>
    </style:style>
    <style:style style:name="co5" style:family="table-column">
      <style:table-column-properties fo:break-before="auto" style:column-width="22.56pt"/>
    </style:style>
    <style:style style:name="co6" style:family="table-column">
      <style:table-column-properties fo:break-before="auto" style:column-width="21.71pt"/>
    </style:style>
    <style:style style:name="co7" style:family="table-column">
      <style:table-column-properties fo:break-before="auto" style:column-width="83.7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58.54pt"/>
    </style:style>
    <style:style style:name="ro1" style:family="table-row">
      <style:table-row-properties style:row-height="10.4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it</text:p>
          </table:table-cell>
          <table:table-cell/>
          <table:table-cell table:formula="of:=&quot;{ word: '&quot; &amp; [.B4] &amp; &quot;', &quot; &amp; CHAR(9) &amp; &quot;tipus: '&quot; &amp; [.C4] &amp; &quot;', &quot; &amp; CHAR(9) &amp; &quot;res_ok: 0, res_ko: 0, meaning: ['&quot; &amp; [.E4] &amp; &quot;'] },&quot;" office:value-type="string" office:string-value="{ word: 'chest', &#9;tipus: 'N', &#9;res_ok: 0, res_ko: 0, meaning: ['pit'] }," calcext:value-type="string">
            <text:p>{ word: 'chest', <text:tab/>tipus: 'N', <text:tab/>res_ok: 0, res_ko: 0, meaning: ['pit'] },</text:p>
          </table:table-cell>
          <table:table-cell/>
          <table:table-cell table:formula="of:=&quot;select '&quot; &amp; [.B4] &amp; &quot;', '&quot; &amp; [.C4] &amp; &quot;', '&quot; &amp; [.D4] &amp; &quot;' union all&quot;" office:value-type="string" office:string-value="select 'chest', 'N', 'pit' union all" calcext:value-type="string">
            <text:p>select 'chest', 'N', 'pit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intura</text:p>
          </table:table-cell>
          <table:table-cell/>
          <table:table-cell table:formula="of:=&quot;{ word: '&quot; &amp; [.B5] &amp; &quot;', &quot; &amp; CHAR(9) &amp; &quot;tipus: '&quot; &amp; [.C5] &amp; &quot;', &quot; &amp; CHAR(9) &amp; &quot;res_ok: 0, res_ko: 0, meaning: ['&quot; &amp; [.E5] &amp; &quot;'] },&quot;" office:value-type="string" office:string-value="{ word: 'waist', &#9;tipus: 'N', &#9;res_ok: 0, res_ko: 0, meaning: ['cintura'] }," calcext:value-type="string">
            <text:p>{ word: 'waist', <text:tab/>tipus: 'N', <text:tab/>res_ok: 0, res_ko: 0, meaning: ['cintura'] },</text:p>
          </table:table-cell>
          <table:table-cell/>
          <table:table-cell table:formula="of:=&quot;select '&quot; &amp; [.B5] &amp; &quot;', '&quot; &amp; [.C5] &amp; &quot;', '&quot; &amp; [.D5] &amp; &quot;' union all&quot;" office:value-type="string" office:string-value="select 'waist', 'N', 'cintura' union all" calcext:value-type="string">
            <text:p>select 'waist', 'N', 'cintura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limb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xtremitats, braços i cames</text:p>
          </table:table-cell>
          <table:table-cell table:style-name="ce1" office:value-type="string" calcext:value-type="string">
            <text:p>extremitats (braços i cames)</text:p>
          </table:table-cell>
          <table:table-cell/>
          <table:table-cell table:formula="of:=&quot;{ word: '&quot; &amp; [.B6] &amp; &quot;', &quot; &amp; CHAR(9) &amp; &quot;tipus: '&quot; &amp; [.C6] &amp; &quot;', &quot; &amp; CHAR(9) &amp; &quot;res_ok: 0, res_ko: 0, meaning: ['&quot; &amp; [.E6] &amp; &quot;'] },&quot;" office:value-type="string" office:string-value="{ word: 'limbs', &#9;tipus: 'N', &#9;res_ok: 0, res_ko: 0, meaning: ['extremitats (braços i cames)'] }," calcext:value-type="string">
            <text:p>{ word: 'limbs', <text:tab/>tipus: 'N', <text:tab/>res_ok: 0, res_ko: 0, meaning: ['extremitats (braços i cames)'] },</text:p>
          </table:table-cell>
          <table:table-cell/>
          <table:table-cell table:formula="of:=&quot;select '&quot; &amp; [.B6] &amp; &quot;', '&quot; &amp; [.C6] &amp; &quot;', '&quot; &amp; [.D6] &amp; &quot;' union all&quot;" office:value-type="string" office:string-value="select 'limbs', 'N', 'extremitats, braços i cames' union all" calcext:value-type="string">
            <text:p>select 'limbs', 'N', 'extremitats, braços i cames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lung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ulmó</text:p>
          </table:table-cell>
          <table:table-cell/>
          <table:table-cell table:formula="of:=&quot;{ word: '&quot; &amp; [.B7] &amp; &quot;', &quot; &amp; CHAR(9) &amp; &quot;tipus: '&quot; &amp; [.C7] &amp; &quot;', &quot; &amp; CHAR(9) &amp; &quot;res_ok: 0, res_ko: 0, meaning: ['&quot; &amp; [.E7] &amp; &quot;'] },&quot;" office:value-type="string" office:string-value="{ word: 'lung', &#9;tipus: 'N', &#9;res_ok: 0, res_ko: 0, meaning: ['pulmó'] }," calcext:value-type="string">
            <text:p>{ word: 'lung', <text:tab/>tipus: 'N', <text:tab/>res_ok: 0, res_ko: 0, meaning: ['pulmó'] },</text:p>
          </table:table-cell>
          <table:table-cell/>
          <table:table-cell table:formula="of:=&quot;select '&quot; &amp; [.B7] &amp; &quot;', '&quot; &amp; [.C7] &amp; &quot;', '&quot; &amp; [.D7] &amp; &quot;' union all&quot;" office:value-type="string" office:string-value="select 'lung', 'N', 'pulmó' union all" calcext:value-type="string">
            <text:p>select 'lung', 'N', 'pulmó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heel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taló</text:p>
          </table:table-cell>
          <table:table-cell/>
          <table:table-cell table:formula="of:=&quot;{ word: '&quot; &amp; [.B8] &amp; &quot;', &quot; &amp; CHAR(9) &amp; &quot;tipus: '&quot; &amp; [.C8] &amp; &quot;', &quot; &amp; CHAR(9) &amp; &quot;res_ok: 0, res_ko: 0, meaning: ['&quot; &amp; [.E8] &amp; &quot;'] },&quot;" office:value-type="string" office:string-value="{ word: 'heel', &#9;tipus: 'N', &#9;res_ok: 0, res_ko: 0, meaning: ['taló'] }," calcext:value-type="string">
            <text:p>{ word: 'heel', <text:tab/>tipus: 'N', <text:tab/>res_ok: 0, res_ko: 0, meaning: ['taló'] },</text:p>
          </table:table-cell>
          <table:table-cell/>
          <table:table-cell table:formula="of:=&quot;select '&quot; &amp; [.B8] &amp; &quot;', '&quot; &amp; [.C8] &amp; &quot;', '&quot; &amp; [.D8] &amp; &quot;' union all&quot;" office:value-type="string" office:string-value="select 'heel', 'N', 'taló' union all" calcext:value-type="string">
            <text:p>select 'heel', 'N', 'taló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bell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ventre, panxa</text:p>
          </table:table-cell>
          <table:table-cell table:style-name="ce1" office:value-type="string" calcext:value-type="string">
            <text:p>ventre (panxa)</text:p>
          </table:table-cell>
          <table:table-cell/>
          <table:table-cell table:formula="of:=&quot;{ word: '&quot; &amp; [.B9] &amp; &quot;', &quot; &amp; CHAR(9) &amp; &quot;tipus: '&quot; &amp; [.C9] &amp; &quot;', &quot; &amp; CHAR(9) &amp; &quot;res_ok: 0, res_ko: 0, meaning: ['&quot; &amp; [.E9] &amp; &quot;'] },&quot;" office:value-type="string" office:string-value="{ word: 'belly', &#9;tipus: 'N', &#9;res_ok: 0, res_ko: 0, meaning: ['ventre (panxa)'] }," calcext:value-type="string">
            <text:p>{ word: 'belly', <text:tab/>tipus: 'N', <text:tab/>res_ok: 0, res_ko: 0, meaning: ['ventre (panxa)'] },</text:p>
          </table:table-cell>
          <table:table-cell/>
          <table:table-cell table:formula="of:=&quot;select '&quot; &amp; [.B9] &amp; &quot;', '&quot; &amp; [.C9] &amp; &quot;', '&quot; &amp; [.D9] &amp; &quot;' union all&quot;" office:value-type="string" office:string-value="select 'belly', 'N', 'ventre, panxa' union all" calcext:value-type="string">
            <text:p>select 'belly', 'N', 'ventre, panxa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hip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adera</text:p>
          </table:table-cell>
          <table:table-cell/>
          <table:table-cell table:formula="of:=&quot;{ word: '&quot; &amp; [.B10] &amp; &quot;', &quot; &amp; CHAR(9) &amp; &quot;tipus: '&quot; &amp; [.C10] &amp; &quot;', &quot; &amp; CHAR(9) &amp; &quot;res_ok: 0, res_ko: 0, meaning: ['&quot; &amp; [.E10] &amp; &quot;'] },&quot;" office:value-type="string" office:string-value="{ word: 'hip', &#9;tipus: 'N', &#9;res_ok: 0, res_ko: 0, meaning: ['cadera'] }," calcext:value-type="string">
            <text:p>{ word: 'hip', <text:tab/>tipus: 'N', <text:tab/>res_ok: 0, res_ko: 0, meaning: ['cadera'] },</text:p>
          </table:table-cell>
          <table:table-cell/>
          <table:table-cell table:formula="of:=&quot;select '&quot; &amp; [.B10] &amp; &quot;', '&quot; &amp; [.C10] &amp; &quot;', '&quot; &amp; [.D10] &amp; &quot;' union all&quot;" office:value-type="string" office:string-value="select 'hip', 'N', 'cadera' union all" calcext:value-type="string">
            <text:p>select 'hip', 'N', 'cadera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forehead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ront, (front de la cara)</text:p>
          </table:table-cell>
          <table:table-cell table:style-name="ce1" office:value-type="string" calcext:value-type="string">
            <text:p>front (a la cara)</text:p>
          </table:table-cell>
          <table:table-cell/>
          <table:table-cell table:formula="of:=&quot;{ word: '&quot; &amp; [.B11] &amp; &quot;', &quot; &amp; CHAR(9) &amp; &quot;tipus: '&quot; &amp; [.C11] &amp; &quot;', &quot; &amp; CHAR(9) &amp; &quot;res_ok: 0, res_ko: 0, meaning: ['&quot; &amp; [.E11] &amp; &quot;'] },&quot;" office:value-type="string" office:string-value="{ word: 'forehead', &#9;tipus: 'N', &#9;res_ok: 0, res_ko: 0, meaning: ['front (a la cara)'] }," calcext:value-type="string">
            <text:p>{ word: 'forehead', <text:tab/>tipus: 'N', <text:tab/>res_ok: 0, res_ko: 0, meaning: ['front (a la cara)'] },</text:p>
          </table:table-cell>
          <table:table-cell/>
          <table:table-cell table:formula="of:=&quot;select '&quot; &amp; [.B11] &amp; &quot;', '&quot; &amp; [.C11] &amp; &quot;', '&quot; &amp; [.D11] &amp; &quot;' union all&quot;" office:value-type="string" office:string-value="select 'forehead', 'N', 'front, (front de la cara)' union all" calcext:value-type="string">
            <text:p>select 'forehead', 'N', 'front, (front de la cara)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brow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ront, (front de la cara)</text:p>
          </table:table-cell>
          <table:table-cell table:style-name="ce1" office:value-type="string" calcext:value-type="string">
            <text:p>front (a la cara)</text:p>
          </table:table-cell>
          <table:table-cell/>
          <table:table-cell table:formula="of:=&quot;{ word: '&quot; &amp; [.B12] &amp; &quot;', &quot; &amp; CHAR(9) &amp; &quot;tipus: '&quot; &amp; [.C12] &amp; &quot;', &quot; &amp; CHAR(9) &amp; &quot;res_ok: 0, res_ko: 0, meaning: ['&quot; &amp; [.E12] &amp; &quot;'] },&quot;" office:value-type="string" office:string-value="{ word: 'brow', &#9;tipus: 'N', &#9;res_ok: 0, res_ko: 0, meaning: ['front (a la cara)'] }," calcext:value-type="string">
            <text:p>{ word: 'brow', <text:tab/>tipus: 'N', <text:tab/>res_ok: 0, res_ko: 0, meaning: ['front (a la cara)'] },</text:p>
          </table:table-cell>
          <table:table-cell/>
          <table:table-cell table:formula="of:=&quot;select '&quot; &amp; [.B12] &amp; &quot;', '&quot; &amp; [.C12] &amp; &quot;', '&quot; &amp; [.D12] &amp; &quot;' union all&quot;" office:value-type="string" office:string-value="select 'brow', 'N', 'front, (front de la cara)' union all" calcext:value-type="string">
            <text:p>select 'brow', 'N', 'front, (front de la cara)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eyebrow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ella</text:p>
          </table:table-cell>
          <table:table-cell/>
          <table:table-cell table:formula="of:=&quot;{ word: '&quot; &amp; [.B13] &amp; &quot;', &quot; &amp; CHAR(9) &amp; &quot;tipus: '&quot; &amp; [.C13] &amp; &quot;', &quot; &amp; CHAR(9) &amp; &quot;res_ok: 0, res_ko: 0, meaning: ['&quot; &amp; [.E13] &amp; &quot;'] },&quot;" office:value-type="string" office:string-value="{ word: 'eyebrow', &#9;tipus: 'N', &#9;res_ok: 0, res_ko: 0, meaning: ['cella'] }," calcext:value-type="string">
            <text:p>{ word: 'eyebrow', <text:tab/>tipus: 'N', <text:tab/>res_ok: 0, res_ko: 0, meaning: ['cella'] },</text:p>
          </table:table-cell>
          <table:table-cell/>
          <table:table-cell table:formula="of:=&quot;select '&quot; &amp; [.B13] &amp; &quot;', '&quot; &amp; [.C13] &amp; &quot;', '&quot; &amp; [.D13] &amp; &quot;' union all&quot;" office:value-type="string" office:string-value="select 'eyebrow', 'N', 'cella' union all" calcext:value-type="string">
            <text:p>select 'eyebrow', 'N', 'cella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cheek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galta, mejilla</text:p>
          </table:table-cell>
          <table:table-cell table:style-name="ce1" office:value-type="string" calcext:value-type="string">
            <text:p>galta (mejilla)</text:p>
          </table:table-cell>
          <table:table-cell/>
          <table:table-cell table:formula="of:=&quot;{ word: '&quot; &amp; [.B14] &amp; &quot;', &quot; &amp; CHAR(9) &amp; &quot;tipus: '&quot; &amp; [.C14] &amp; &quot;', &quot; &amp; CHAR(9) &amp; &quot;res_ok: 0, res_ko: 0, meaning: ['&quot; &amp; [.E14] &amp; &quot;'] },&quot;" office:value-type="string" office:string-value="{ word: 'cheek', &#9;tipus: 'N', &#9;res_ok: 0, res_ko: 0, meaning: ['galta (mejilla)'] }," calcext:value-type="string">
            <text:p>{ word: 'cheek', <text:tab/>tipus: 'N', <text:tab/>res_ok: 0, res_ko: 0, meaning: ['galta (mejilla)'] },</text:p>
          </table:table-cell>
          <table:table-cell/>
          <table:table-cell table:formula="of:=&quot;select '&quot; &amp; [.B14] &amp; &quot;', '&quot; &amp; [.C14] &amp; &quot;', '&quot; &amp; [.D14] &amp; &quot;' union all&quot;" office:value-type="string" office:string-value="select 'cheek', 'N', 'galta, mejilla' union all" calcext:value-type="string">
            <text:p>select 'cheek', 'N', 'galta, mejilla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cheekbon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òmul, (de la galta)</text:p>
          </table:table-cell>
          <table:table-cell table:style-name="ce1" office:value-type="string" calcext:value-type="string">
            <text:p>pòmul (de la galta)</text:p>
          </table:table-cell>
          <table:table-cell/>
          <table:table-cell table:formula="of:=&quot;{ word: '&quot; &amp; [.B15] &amp; &quot;', &quot; &amp; CHAR(9) &amp; &quot;tipus: '&quot; &amp; [.C15] &amp; &quot;', &quot; &amp; CHAR(9) &amp; &quot;res_ok: 0, res_ko: 0, meaning: ['&quot; &amp; [.E15] &amp; &quot;'] },&quot;" office:value-type="string" office:string-value="{ word: 'cheekbone', &#9;tipus: 'N', &#9;res_ok: 0, res_ko: 0, meaning: ['pòmul (de la galta)'] }," calcext:value-type="string">
            <text:p>{ word: 'cheekbone', <text:tab/>tipus: 'N', <text:tab/>res_ok: 0, res_ko: 0, meaning: ['pòmul (de la galta)'] },</text:p>
          </table:table-cell>
          <table:table-cell/>
          <table:table-cell table:formula="of:=&quot;select '&quot; &amp; [.B15] &amp; &quot;', '&quot; &amp; [.C15] &amp; &quot;', '&quot; &amp; [.D15] &amp; &quot;' union all&quot;" office:value-type="string" office:string-value="select 'cheekbone', 'N', 'pòmul, (de la galta)' union all" calcext:value-type="string">
            <text:p>select 'cheekbone', 'N', 'pòmul, (de la galta)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breast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it</text:p>
          </table:table-cell>
          <table:table-cell/>
          <table:table-cell table:formula="of:=&quot;{ word: '&quot; &amp; [.B16] &amp; &quot;', &quot; &amp; CHAR(9) &amp; &quot;tipus: '&quot; &amp; [.C16] &amp; &quot;', &quot; &amp; CHAR(9) &amp; &quot;res_ok: 0, res_ko: 0, meaning: ['&quot; &amp; [.E16] &amp; &quot;'] },&quot;" office:value-type="string" office:string-value="{ word: 'breast', &#9;tipus: 'N', &#9;res_ok: 0, res_ko: 0, meaning: ['pit'] }," calcext:value-type="string">
            <text:p>{ word: 'breast', <text:tab/>tipus: 'N', <text:tab/>res_ok: 0, res_ko: 0, meaning: ['pit'] },</text:p>
          </table:table-cell>
          <table:table-cell/>
          <table:table-cell table:formula="of:=&quot;select '&quot; &amp; [.B16] &amp; &quot;', '&quot; &amp; [.C16] &amp; &quot;', '&quot; &amp; [.D16] &amp; &quot;' union all&quot;" office:value-type="string" office:string-value="select 'breast', 'N', 'pit' union all" calcext:value-type="string">
            <text:p>select 'breast', 'N', 'pit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elbow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olze</text:p>
          </table:table-cell>
          <table:table-cell/>
          <table:table-cell table:formula="of:=&quot;{ word: '&quot; &amp; [.B17] &amp; &quot;', &quot; &amp; CHAR(9) &amp; &quot;tipus: '&quot; &amp; [.C17] &amp; &quot;', &quot; &amp; CHAR(9) &amp; &quot;res_ok: 0, res_ko: 0, meaning: ['&quot; &amp; [.E17] &amp; &quot;'] },&quot;" office:value-type="string" office:string-value="{ word: 'elbow', &#9;tipus: 'N', &#9;res_ok: 0, res_ko: 0, meaning: ['colze'] }," calcext:value-type="string">
            <text:p>{ word: 'elbow', <text:tab/>tipus: 'N', <text:tab/>res_ok: 0, res_ko: 0, meaning: ['colze'] },</text:p>
          </table:table-cell>
          <table:table-cell/>
          <table:table-cell table:formula="of:=&quot;select '&quot; &amp; [.B17] &amp; &quot;', '&quot; &amp; [.C17] &amp; &quot;', '&quot; &amp; [.D17] &amp; &quot;' union all&quot;" office:value-type="string" office:string-value="select 'elbow', 'N', 'colze' union all" calcext:value-type="string">
            <text:p>select 'elbow', 'N', 'colze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kne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elic</text:p>
          </table:table-cell>
          <table:table-cell table:style-name="ce1" office:value-type="string" calcext:value-type="string">
            <text:p>genoll</text:p>
          </table:table-cell>
          <table:table-cell/>
          <table:table-cell table:formula="of:=&quot;{ word: '&quot; &amp; [.B18] &amp; &quot;', &quot; &amp; CHAR(9) &amp; &quot;tipus: '&quot; &amp; [.C18] &amp; &quot;', &quot; &amp; CHAR(9) &amp; &quot;res_ok: 0, res_ko: 0, meaning: ['&quot; &amp; [.E18] &amp; &quot;'] },&quot;" office:value-type="string" office:string-value="{ word: 'knee', &#9;tipus: 'N', &#9;res_ok: 0, res_ko: 0, meaning: ['genoll'] }," calcext:value-type="string">
            <text:p>{ word: 'knee', <text:tab/>tipus: 'N', <text:tab/>res_ok: 0, res_ko: 0, meaning: ['genoll'] },</text:p>
          </table:table-cell>
          <table:table-cell/>
          <table:table-cell table:formula="of:=&quot;select '&quot; &amp; [.B18] &amp; &quot;', '&quot; &amp; [.C18] &amp; &quot;', '&quot; &amp; [.D18] &amp; &quot;' union all&quot;" office:value-type="string" office:string-value="select 'knee', 'N', 'melic' union all" calcext:value-type="string">
            <text:p>select 'knee', 'N', 'melic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nave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escuezo, nuca</text:p>
          </table:table-cell>
          <table:table-cell table:style-name="ce1" office:value-type="string" calcext:value-type="string">
            <text:p>melic</text:p>
          </table:table-cell>
          <table:table-cell/>
          <table:table-cell table:formula="of:=&quot;{ word: '&quot; &amp; [.B19] &amp; &quot;', &quot; &amp; CHAR(9) &amp; &quot;tipus: '&quot; &amp; [.C19] &amp; &quot;', &quot; &amp; CHAR(9) &amp; &quot;res_ok: 0, res_ko: 0, meaning: ['&quot; &amp; [.E19] &amp; &quot;'] },&quot;" office:value-type="string" office:string-value="{ word: 'navel', &#9;tipus: 'N', &#9;res_ok: 0, res_ko: 0, meaning: ['melic'] }," calcext:value-type="string">
            <text:p>{ word: 'navel', <text:tab/>tipus: 'N', <text:tab/>res_ok: 0, res_ko: 0, meaning: ['melic'] },</text:p>
          </table:table-cell>
          <table:table-cell/>
          <table:table-cell table:formula="of:=&quot;select '&quot; &amp; [.B19] &amp; &quot;', '&quot; &amp; [.C19] &amp; &quot;', '&quot; &amp; [.D19] &amp; &quot;' union all&quot;" office:value-type="string" office:string-value="select 'navel', 'N', 'pescuezo, nuca' union all" calcext:value-type="string">
            <text:p>select 'navel', 'N', 'pescuezo, nuca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chin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barbeta</text:p>
          </table:table-cell>
          <table:table-cell/>
          <table:table-cell table:formula="of:=&quot;{ word: '&quot; &amp; [.B20] &amp; &quot;', &quot; &amp; CHAR(9) &amp; &quot;tipus: '&quot; &amp; [.C20] &amp; &quot;', &quot; &amp; CHAR(9) &amp; &quot;res_ok: 0, res_ko: 0, meaning: ['&quot; &amp; [.E20] &amp; &quot;'] },&quot;" office:value-type="string" office:string-value="{ word: 'chin', &#9;tipus: 'N', &#9;res_ok: 0, res_ko: 0, meaning: ['barbeta'] }," calcext:value-type="string">
            <text:p>{ word: 'chin', <text:tab/>tipus: 'N', <text:tab/>res_ok: 0, res_ko: 0, meaning: ['barbeta'] },</text:p>
          </table:table-cell>
          <table:table-cell/>
          <table:table-cell table:formula="of:=&quot;select '&quot; &amp; [.B20] &amp; &quot;', '&quot; &amp; [.C20] &amp; &quot;', '&quot; &amp; [.D20] &amp; &quot;' union all&quot;" office:value-type="string" office:string-value="select 'chin', 'N', 'barbeta' union all" calcext:value-type="string">
            <text:p>select 'chin', 'N', 'barbeta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scruff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genoll</text:p>
          </table:table-cell>
          <table:table-cell table:style-name="ce1" office:value-type="string" calcext:value-type="string">
            <text:p>pescuezo (nuca)</text:p>
          </table:table-cell>
          <table:table-cell/>
          <table:table-cell table:formula="of:=&quot;{ word: '&quot; &amp; [.B21] &amp; &quot;', &quot; &amp; CHAR(9) &amp; &quot;tipus: '&quot; &amp; [.C21] &amp; &quot;', &quot; &amp; CHAR(9) &amp; &quot;res_ok: 0, res_ko: 0, meaning: ['&quot; &amp; [.E21] &amp; &quot;'] },&quot;" office:value-type="string" office:string-value="{ word: 'scruff', &#9;tipus: 'N', &#9;res_ok: 0, res_ko: 0, meaning: ['pescuezo (nuca)'] }," calcext:value-type="string">
            <text:p>{ word: 'scruff', <text:tab/>tipus: 'N', <text:tab/>res_ok: 0, res_ko: 0, meaning: ['pescuezo (nuca)'] },</text:p>
          </table:table-cell>
          <table:table-cell/>
          <table:table-cell table:formula="of:=&quot;select '&quot; &amp; [.B21] &amp; &quot;', '&quot; &amp; [.C21] &amp; &quot;', '&quot; &amp; [.D21] &amp; &quot;' union all&quot;" office:value-type="string" office:string-value="select 'scruff', 'N', 'genoll' union all" calcext:value-type="string">
            <text:p>select 'scruff', 'N', 'genoll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fist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uny</text:p>
          </table:table-cell>
          <table:table-cell/>
          <table:table-cell table:formula="of:=&quot;{ word: '&quot; &amp; [.B22] &amp; &quot;', &quot; &amp; CHAR(9) &amp; &quot;tipus: '&quot; &amp; [.C22] &amp; &quot;', &quot; &amp; CHAR(9) &amp; &quot;res_ok: 0, res_ko: 0, meaning: ['&quot; &amp; [.E22] &amp; &quot;'] },&quot;" office:value-type="string" office:string-value="{ word: 'fist', &#9;tipus: 'N', &#9;res_ok: 0, res_ko: 0, meaning: ['puny'] }," calcext:value-type="string">
            <text:p>{ word: 'fist', <text:tab/>tipus: 'N', <text:tab/>res_ok: 0, res_ko: 0, meaning: ['puny'] },</text:p>
          </table:table-cell>
          <table:table-cell/>
          <table:table-cell table:formula="of:=&quot;select '&quot; &amp; [.B22] &amp; &quot;', '&quot; &amp; [.C22] &amp; &quot;', '&quot; &amp; [.D22] &amp; &quot;' union all&quot;" office:value-type="string" office:string-value="select 'fist', 'N', 'puny' union all" calcext:value-type="string">
            <text:p>select 'fist', 'N', 'puny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knuckl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rtell, nudillo</text:p>
          </table:table-cell>
          <table:table-cell table:style-name="ce1" office:value-type="string" calcext:value-type="string">
            <text:p>artell (nudillo)</text:p>
          </table:table-cell>
          <table:table-cell/>
          <table:table-cell table:formula="of:=&quot;{ word: '&quot; &amp; [.B23] &amp; &quot;', &quot; &amp; CHAR(9) &amp; &quot;tipus: '&quot; &amp; [.C23] &amp; &quot;', &quot; &amp; CHAR(9) &amp; &quot;res_ok: 0, res_ko: 0, meaning: ['&quot; &amp; [.E23] &amp; &quot;'] },&quot;" office:value-type="string" office:string-value="{ word: 'knuckle', &#9;tipus: 'N', &#9;res_ok: 0, res_ko: 0, meaning: ['artell (nudillo)'] }," calcext:value-type="string">
            <text:p>{ word: 'knuckle', <text:tab/>tipus: 'N', <text:tab/>res_ok: 0, res_ko: 0, meaning: ['artell (nudillo)'] },</text:p>
          </table:table-cell>
          <table:table-cell/>
          <table:table-cell table:formula="of:=&quot;select '&quot; &amp; [.B23] &amp; &quot;', '&quot; &amp; [.C23] &amp; &quot;', '&quot; &amp; [.D23] &amp; &quot;' union all&quot;" office:value-type="string" office:string-value="select 'knuckle', 'N', 'artell, nudillo' union all" calcext:value-type="string">
            <text:p>select 'knuckle', 'N', 'artell, nudillo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wris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anell, muñeca</text:p>
          </table:table-cell>
          <table:table-cell table:style-name="ce1" office:value-type="string" calcext:value-type="string">
            <text:p>canell (muñeca)</text:p>
          </table:table-cell>
          <table:table-cell/>
          <table:table-cell table:formula="of:=&quot;{ word: '&quot; &amp; [.B24] &amp; &quot;', &quot; &amp; CHAR(9) &amp; &quot;tipus: '&quot; &amp; [.C24] &amp; &quot;', &quot; &amp; CHAR(9) &amp; &quot;res_ok: 0, res_ko: 0, meaning: ['&quot; &amp; [.E24] &amp; &quot;'] },&quot;" office:value-type="string" office:string-value="{ word: 'wrist', &#9;tipus: 'N', &#9;res_ok: 0, res_ko: 0, meaning: ['canell (muñeca)'] }," calcext:value-type="string">
            <text:p>{ word: 'wrist', <text:tab/>tipus: 'N', <text:tab/>res_ok: 0, res_ko: 0, meaning: ['canell (muñeca)'] },</text:p>
          </table:table-cell>
          <table:table-cell/>
          <table:table-cell table:formula="of:=&quot;select '&quot; &amp; [.B24] &amp; &quot;', '&quot; &amp; [.C24] &amp; &quot;', '&quot; &amp; [.D24] &amp; &quot;' union all&quot;" office:value-type="string" office:string-value="select 'wrist', 'N', 'canell, muñeca' union all" calcext:value-type="string">
            <text:p>select 'wrist', 'N', 'canell, muñeca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gu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ntestí, budell, budells</text:p>
          </table:table-cell>
          <table:table-cell table:style-name="ce1" office:value-type="string" calcext:value-type="string">
            <text:p>intestí</text:p>
          </table:table-cell>
          <table:table-cell/>
          <table:table-cell table:formula="of:=&quot;{ word: '&quot; &amp; [.B25] &amp; &quot;', &quot; &amp; CHAR(9) &amp; &quot;tipus: '&quot; &amp; [.C25] &amp; &quot;', &quot; &amp; CHAR(9) &amp; &quot;res_ok: 0, res_ko: 0, meaning: ['&quot; &amp; [.E25] &amp; &quot;'] },&quot;" office:value-type="string" office:string-value="{ word: 'gut', &#9;tipus: 'N', &#9;res_ok: 0, res_ko: 0, meaning: ['intestí'] }," calcext:value-type="string">
            <text:p>{ word: 'gut', <text:tab/>tipus: 'N', <text:tab/>res_ok: 0, res_ko: 0, meaning: ['intestí'] },</text:p>
          </table:table-cell>
          <table:table-cell/>
          <table:table-cell table:formula="of:=&quot;select '&quot; &amp; [.B25] &amp; &quot;', '&quot; &amp; [.C25] &amp; &quot;', '&quot; &amp; [.D25] &amp; &quot;' union all&quot;" office:value-type="string" office:string-value="select 'gut', 'N', 'intestí, budell, budells' union all" calcext:value-type="string">
            <text:p>select 'gut', 'N', 'intestí, budell, budells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thigh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uixa</text:p>
          </table:table-cell>
          <table:table-cell/>
          <table:table-cell table:formula="of:=&quot;{ word: '&quot; &amp; [.B26] &amp; &quot;', &quot; &amp; CHAR(9) &amp; &quot;tipus: '&quot; &amp; [.C26] &amp; &quot;', &quot; &amp; CHAR(9) &amp; &quot;res_ok: 0, res_ko: 0, meaning: ['&quot; &amp; [.E26] &amp; &quot;'] },&quot;" office:value-type="string" office:string-value="{ word: 'thigh', &#9;tipus: 'N', &#9;res_ok: 0, res_ko: 0, meaning: ['cuixa'] }," calcext:value-type="string">
            <text:p>{ word: 'thigh', <text:tab/>tipus: 'N', <text:tab/>res_ok: 0, res_ko: 0, meaning: ['cuixa'] },</text:p>
          </table:table-cell>
          <table:table-cell/>
          <table:table-cell table:formula="of:=&quot;select '&quot; &amp; [.B26] &amp; &quot;', '&quot; &amp; [.C26] &amp; &quot;', '&quot; &amp; [.D26] &amp; &quot;' union all&quot;" office:value-type="string" office:string-value="select 'thigh', 'N', 'cuixa' union all" calcext:value-type="string">
            <text:p>select 'thigh', 'N', 'cuixa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thum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t polze, polze, pulgar</text:p>
          </table:table-cell>
          <table:table-cell table:style-name="ce1" office:value-type="string" calcext:value-type="string">
            <text:p>dit polze (pulgar)</text:p>
          </table:table-cell>
          <table:table-cell/>
          <table:table-cell table:formula="of:=&quot;{ word: '&quot; &amp; [.B27] &amp; &quot;', &quot; &amp; CHAR(9) &amp; &quot;tipus: '&quot; &amp; [.C27] &amp; &quot;', &quot; &amp; CHAR(9) &amp; &quot;res_ok: 0, res_ko: 0, meaning: ['&quot; &amp; [.E27] &amp; &quot;'] },&quot;" office:value-type="string" office:string-value="{ word: 'thumb', &#9;tipus: 'N', &#9;res_ok: 0, res_ko: 0, meaning: ['dit polze (pulgar)'] }," calcext:value-type="string">
            <text:p>{ word: 'thumb', <text:tab/>tipus: 'N', <text:tab/>res_ok: 0, res_ko: 0, meaning: ['dit polze (pulgar)'] },</text:p>
          </table:table-cell>
          <table:table-cell/>
          <table:table-cell table:formula="of:=&quot;select '&quot; &amp; [.B27] &amp; &quot;', '&quot; &amp; [.C27] &amp; &quot;', '&quot; &amp; [.D27] &amp; &quot;' union all&quot;" office:value-type="string" office:string-value="select 'thumb', 'N', 'dit polze, polze, pulgar' union all" calcext:value-type="string">
            <text:p>select 'thumb', 'N', 'dit polze, polze, pulgar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gulle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gola, esófag, gaznate, garganta</text:p>
          </table:table-cell>
          <table:table-cell table:style-name="ce1" office:value-type="string" calcext:value-type="string">
            <text:p>gola, esófag (gaznate, garganta)</text:p>
          </table:table-cell>
          <table:table-cell/>
          <table:table-cell table:formula="of:=&quot;{ word: '&quot; &amp; [.B28] &amp; &quot;', &quot; &amp; CHAR(9) &amp; &quot;tipus: '&quot; &amp; [.C28] &amp; &quot;', &quot; &amp; CHAR(9) &amp; &quot;res_ok: 0, res_ko: 0, meaning: ['&quot; &amp; [.E28] &amp; &quot;'] },&quot;" office:value-type="string" office:string-value="{ word: 'gullet', &#9;tipus: 'N', &#9;res_ok: 0, res_ko: 0, meaning: ['gola, esófag (gaznate, garganta)'] }," calcext:value-type="string">
            <text:p>{ word: 'gullet', <text:tab/>tipus: 'N', <text:tab/>res_ok: 0, res_ko: 0, meaning: ['gola, esófag (gaznate, garganta)'] },</text:p>
          </table:table-cell>
          <table:table-cell/>
          <table:table-cell table:formula="of:=&quot;select '&quot; &amp; [.B28] &amp; &quot;', '&quot; &amp; [.C28] &amp; &quot;', '&quot; &amp; [.D28] &amp; &quot;' union all&quot;" office:value-type="string" office:string-value="select 'gullet', 'N', 'gola, esófag, gaznate, garganta' union all" calcext:value-type="string">
            <text:p>select 'gullet', 'N', 'gola, esófag, gaznate, garganta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eyelids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arpelles</text:p>
          </table:table-cell>
          <table:table-cell/>
          <table:table-cell table:formula="of:=&quot;{ word: '&quot; &amp; [.B29] &amp; &quot;', &quot; &amp; CHAR(9) &amp; &quot;tipus: '&quot; &amp; [.C29] &amp; &quot;', &quot; &amp; CHAR(9) &amp; &quot;res_ok: 0, res_ko: 0, meaning: ['&quot; &amp; [.E29] &amp; &quot;'] },&quot;" office:value-type="string" office:string-value="{ word: 'eyelids', &#9;tipus: 'N', &#9;res_ok: 0, res_ko: 0, meaning: ['parpelles'] }," calcext:value-type="string">
            <text:p>{ word: 'eyelids', <text:tab/>tipus: 'N', <text:tab/>res_ok: 0, res_ko: 0, meaning: ['parpelles'] },</text:p>
          </table:table-cell>
          <table:table-cell/>
          <table:table-cell table:formula="of:=&quot;select '&quot; &amp; [.B29] &amp; &quot;', '&quot; &amp; [.C29] &amp; &quot;', '&quot; &amp; [.D29] &amp; &quot;' union all&quot;" office:value-type="string" office:string-value="select 'eyelids', 'N', 'parpelles' union all" calcext:value-type="string">
            <text:p>select 'eyelids', 'N', 'parpelles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rib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ostella</text:p>
          </table:table-cell>
          <table:table-cell/>
          <table:table-cell table:formula="of:=&quot;{ word: '&quot; &amp; [.B30] &amp; &quot;', &quot; &amp; CHAR(9) &amp; &quot;tipus: '&quot; &amp; [.C30] &amp; &quot;', &quot; &amp; CHAR(9) &amp; &quot;res_ok: 0, res_ko: 0, meaning: ['&quot; &amp; [.E30] &amp; &quot;'] },&quot;" office:value-type="string" office:string-value="{ word: 'rib', &#9;tipus: 'N', &#9;res_ok: 0, res_ko: 0, meaning: ['costella'] }," calcext:value-type="string">
            <text:p>{ word: 'rib', <text:tab/>tipus: 'N', <text:tab/>res_ok: 0, res_ko: 0, meaning: ['costella'] },</text:p>
          </table:table-cell>
          <table:table-cell/>
          <table:table-cell table:formula="of:=&quot;select '&quot; &amp; [.B30] &amp; &quot;', '&quot; &amp; [.C30] &amp; &quot;', '&quot; &amp; [.D30] &amp; &quot;' union all&quot;" office:value-type="string" office:string-value="select 'rib', 'N', 'costella' union all" calcext:value-type="string">
            <text:p>select 'rib', 'N', 'costella' union all</text:p>
          </table:table-cell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ever</text:p>
          </table:table-cell>
          <table:table-cell table:style-name="ce1" office:value-type="string" calcext:value-type="string">
            <text:p>Adv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Mai</text:p>
          </table:table-cell>
          <table:table-cell/>
          <table:table-cell table:formula="of:=&quot;{ word: '&quot; &amp; [.B32] &amp; &quot;', &quot; &amp; CHAR(9) &amp; &quot;tipus: '&quot; &amp; [.C32] &amp; &quot;', &quot; &amp; CHAR(9) &amp; &quot;res_ok: 0, res_ko: 0, meaning: ['&quot; &amp; [.E32] &amp; &quot;'] },&quot;" office:value-type="string" office:string-value="{ word: 'Never', &#9;tipus: 'Adv', &#9;res_ok: 0, res_ko: 0, meaning: ['Mai'] }," calcext:value-type="string">
            <text:p>{ word: 'Never', <text:tab/>tipus: 'Adv', <text:tab/>res_ok: 0, res_ko: 0, meaning: ['Mai'] },</text:p>
          </table:table-cell>
          <table:table-cell/>
          <table:table-cell table:formula="of:=&quot;select '&quot; &amp; [.B32] &amp; &quot;', '&quot; &amp; [.C32] &amp; &quot;', '&quot; &amp; [.D32] &amp; &quot;' union all&quot;" office:value-type="string" office:string-value="select 'Never', 'Adv', 'mai' union all" calcext:value-type="string">
            <text:p>select 'Never', 'Adv', 'mai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Hardly ever</text:p>
          </table:table-cell>
          <table:table-cell table:style-name="ce1" office:value-type="string" calcext:value-type="string">
            <text:p>Adv</text:p>
          </table:table-cell>
          <table:table-cell table:style-name="ce1" office:value-type="string" calcext:value-type="string">
            <text:p>casi mai</text:p>
          </table:table-cell>
          <table:table-cell table:style-name="ce1" office:value-type="string" calcext:value-type="string">
            <text:p>Casi mai</text:p>
          </table:table-cell>
          <table:table-cell/>
          <table:table-cell table:formula="of:=&quot;{ word: '&quot; &amp; [.B33] &amp; &quot;', &quot; &amp; CHAR(9) &amp; &quot;tipus: '&quot; &amp; [.C33] &amp; &quot;', &quot; &amp; CHAR(9) &amp; &quot;res_ok: 0, res_ko: 0, meaning: ['&quot; &amp; [.E33] &amp; &quot;'] },&quot;" office:value-type="string" office:string-value="{ word: 'Hardly ever', &#9;tipus: 'Adv', &#9;res_ok: 0, res_ko: 0, meaning: ['Casi mai'] }," calcext:value-type="string">
            <text:p>{ word: 'Hardly ever', <text:tab/>tipus: 'Adv', <text:tab/>res_ok: 0, res_ko: 0, meaning: ['Casi mai'] },</text:p>
          </table:table-cell>
          <table:table-cell/>
          <table:table-cell table:formula="of:=&quot;select '&quot; &amp; [.B33] &amp; &quot;', '&quot; &amp; [.C33] &amp; &quot;', '&quot; &amp; [.D33] &amp; &quot;' union all&quot;" office:value-type="string" office:string-value="select 'Hardly ever', 'Adv', 'casi mai' union all" calcext:value-type="string">
            <text:p>select 'Hardly ever', 'Adv', 'casi mai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Rarely</text:p>
          </table:table-cell>
          <table:table-cell table:style-name="ce1" office:value-type="string" calcext:value-type="string">
            <text:p>Adv</text:p>
          </table:table-cell>
          <table:table-cell table:style-name="ce1" office:value-type="string" calcext:value-type="string">
            <text:p>rarament</text:p>
          </table:table-cell>
          <table:table-cell table:style-name="ce1" office:value-type="string" calcext:value-type="string">
            <text:p>Rarament</text:p>
          </table:table-cell>
          <table:table-cell/>
          <table:table-cell table:formula="of:=&quot;{ word: '&quot; &amp; [.B34] &amp; &quot;', &quot; &amp; CHAR(9) &amp; &quot;tipus: '&quot; &amp; [.C34] &amp; &quot;', &quot; &amp; CHAR(9) &amp; &quot;res_ok: 0, res_ko: 0, meaning: ['&quot; &amp; [.E34] &amp; &quot;'] },&quot;" office:value-type="string" office:string-value="{ word: 'Rarely', &#9;tipus: 'Adv', &#9;res_ok: 0, res_ko: 0, meaning: ['Rarament'] }," calcext:value-type="string">
            <text:p>{ word: 'Rarely', <text:tab/>tipus: 'Adv', <text:tab/>res_ok: 0, res_ko: 0, meaning: ['Rarament'] },</text:p>
          </table:table-cell>
          <table:table-cell/>
          <table:table-cell table:formula="of:=&quot;select '&quot; &amp; [.B34] &amp; &quot;', '&quot; &amp; [.C34] &amp; &quot;', '&quot; &amp; [.D34] &amp; &quot;' union all&quot;" office:value-type="string" office:string-value="select 'Rarely', 'Adv', 'rarament' union all" calcext:value-type="string">
            <text:p>select 'Rarely', 'Adv', 'rarament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Seldom</text:p>
          </table:table-cell>
          <table:table-cell table:style-name="ce1" office:value-type="string" calcext:value-type="string">
            <text:p>Adv</text:p>
          </table:table-cell>
          <table:table-cell table:style-name="ce1" office:value-type="string" calcext:value-type="string">
            <text:p>alguna vegada, algunes vegades</text:p>
          </table:table-cell>
          <table:table-cell table:style-name="ce1" office:value-type="string" calcext:value-type="string">
            <text:p>Alguna vegades</text:p>
          </table:table-cell>
          <table:table-cell/>
          <table:table-cell table:formula="of:=&quot;{ word: '&quot; &amp; [.B35] &amp; &quot;', &quot; &amp; CHAR(9) &amp; &quot;tipus: '&quot; &amp; [.C35] &amp; &quot;', &quot; &amp; CHAR(9) &amp; &quot;res_ok: 0, res_ko: 0, meaning: ['&quot; &amp; [.E35] &amp; &quot;'] },&quot;" office:value-type="string" office:string-value="{ word: 'Seldom', &#9;tipus: 'Adv', &#9;res_ok: 0, res_ko: 0, meaning: ['Alguna vegades'] }," calcext:value-type="string">
            <text:p>{ word: 'Seldom', <text:tab/>tipus: 'Adv', <text:tab/>res_ok: 0, res_ko: 0, meaning: ['Alguna vegades'] },</text:p>
          </table:table-cell>
          <table:table-cell/>
          <table:table-cell table:formula="of:=&quot;select '&quot; &amp; [.B35] &amp; &quot;', '&quot; &amp; [.C35] &amp; &quot;', '&quot; &amp; [.D35] &amp; &quot;' union all&quot;" office:value-type="string" office:string-value="select 'Seldom', 'Adv', 'alguna vegada, algunes vegades' union all" calcext:value-type="string">
            <text:p>select 'Seldom', 'Adv', 'alguna vegada, algunes vegades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Occasionally</text:p>
          </table:table-cell>
          <table:table-cell table:style-name="ce1" office:value-type="string" calcext:value-type="string">
            <text:p>Adv</text:p>
          </table:table-cell>
          <table:table-cell table:style-name="ce1" office:value-type="string" calcext:value-type="string">
            <text:p>ocasionalment</text:p>
          </table:table-cell>
          <table:table-cell table:style-name="ce1" office:value-type="string" calcext:value-type="string">
            <text:p>Ocasionalment</text:p>
          </table:table-cell>
          <table:table-cell/>
          <table:table-cell table:formula="of:=&quot;{ word: '&quot; &amp; [.B36] &amp; &quot;', &quot; &amp; CHAR(9) &amp; &quot;tipus: '&quot; &amp; [.C36] &amp; &quot;', &quot; &amp; CHAR(9) &amp; &quot;res_ok: 0, res_ko: 0, meaning: ['&quot; &amp; [.E36] &amp; &quot;'] },&quot;" office:value-type="string" office:string-value="{ word: 'Occasionally', &#9;tipus: 'Adv', &#9;res_ok: 0, res_ko: 0, meaning: ['Ocasionalment'] }," calcext:value-type="string">
            <text:p>{ word: 'Occasionally', <text:tab/>tipus: 'Adv', <text:tab/>res_ok: 0, res_ko: 0, meaning: ['Ocasionalment'] },</text:p>
          </table:table-cell>
          <table:table-cell/>
          <table:table-cell table:formula="of:=&quot;select '&quot; &amp; [.B36] &amp; &quot;', '&quot; &amp; [.C36] &amp; &quot;', '&quot; &amp; [.D36] &amp; &quot;' union all&quot;" office:value-type="string" office:string-value="select 'Occasionally', 'Adv', 'ocasionalment' union all" calcext:value-type="string">
            <text:p>select 'Occasionally', 'Adv', 'ocasionalment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Sometimes</text:p>
          </table:table-cell>
          <table:table-cell table:style-name="ce1" office:value-type="string" calcext:value-type="string">
            <text:p>Adv</text:p>
          </table:table-cell>
          <table:table-cell table:style-name="ce1" office:value-type="string" calcext:value-type="string">
            <text:p>algunes vegades</text:p>
          </table:table-cell>
          <table:table-cell table:style-name="ce1" office:value-type="string" calcext:value-type="string">
            <text:p>Algunes vegades</text:p>
          </table:table-cell>
          <table:table-cell/>
          <table:table-cell table:formula="of:=&quot;{ word: '&quot; &amp; [.B37] &amp; &quot;', &quot; &amp; CHAR(9) &amp; &quot;tipus: '&quot; &amp; [.C37] &amp; &quot;', &quot; &amp; CHAR(9) &amp; &quot;res_ok: 0, res_ko: 0, meaning: ['&quot; &amp; [.E37] &amp; &quot;'] },&quot;" office:value-type="string" office:string-value="{ word: 'Sometimes', &#9;tipus: 'Adv', &#9;res_ok: 0, res_ko: 0, meaning: ['Algunes vegades'] }," calcext:value-type="string">
            <text:p>{ word: 'Sometimes', <text:tab/>tipus: 'Adv', <text:tab/>res_ok: 0, res_ko: 0, meaning: ['Algunes vegades'] },</text:p>
          </table:table-cell>
          <table:table-cell/>
          <table:table-cell table:formula="of:=&quot;select '&quot; &amp; [.B37] &amp; &quot;', '&quot; &amp; [.C37] &amp; &quot;', '&quot; &amp; [.D37] &amp; &quot;' union all&quot;" office:value-type="string" office:string-value="select 'Sometimes', 'Adv', 'algunes vegades' union all" calcext:value-type="string">
            <text:p>select 'Sometimes', 'Adv', 'algunes vegades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Often</text:p>
          </table:table-cell>
          <table:table-cell table:style-name="ce1" office:value-type="string" calcext:value-type="string">
            <text:p>Adv</text:p>
          </table:table-cell>
          <table:table-cell table:style-name="ce1" office:value-type="string" calcext:value-type="string">
            <text:p>de tant en tant</text:p>
          </table:table-cell>
          <table:table-cell table:style-name="ce1" office:value-type="string" calcext:value-type="string">
            <text:p>De tant en tant</text:p>
          </table:table-cell>
          <table:table-cell/>
          <table:table-cell table:formula="of:=&quot;{ word: '&quot; &amp; [.B38] &amp; &quot;', &quot; &amp; CHAR(9) &amp; &quot;tipus: '&quot; &amp; [.C38] &amp; &quot;', &quot; &amp; CHAR(9) &amp; &quot;res_ok: 0, res_ko: 0, meaning: ['&quot; &amp; [.E38] &amp; &quot;'] },&quot;" office:value-type="string" office:string-value="{ word: 'Often', &#9;tipus: 'Adv', &#9;res_ok: 0, res_ko: 0, meaning: ['De tant en tant'] }," calcext:value-type="string">
            <text:p>{ word: 'Often', <text:tab/>tipus: 'Adv', <text:tab/>res_ok: 0, res_ko: 0, meaning: ['De tant en tant'] },</text:p>
          </table:table-cell>
          <table:table-cell/>
          <table:table-cell table:formula="of:=&quot;select '&quot; &amp; [.B38] &amp; &quot;', '&quot; &amp; [.C38] &amp; &quot;', '&quot; &amp; [.D38] &amp; &quot;' union all&quot;" office:value-type="string" office:string-value="select 'Often', 'Adv', 'de tant en tant' union all" calcext:value-type="string">
            <text:p>select 'Often', 'Adv', 'de tant en tant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Frecuently</text:p>
          </table:table-cell>
          <table:table-cell table:style-name="ce1" office:value-type="string" calcext:value-type="string">
            <text:p>Adv</text:p>
          </table:table-cell>
          <table:table-cell table:style-name="ce1" office:value-type="string" calcext:value-type="string">
            <text:p>amb freqüència, freqüentment, freqüent, frecuentment</text:p>
          </table:table-cell>
          <table:table-cell table:style-name="ce1" office:value-type="string" calcext:value-type="string">
            <text:p>Amb freqüència</text:p>
          </table:table-cell>
          <table:table-cell/>
          <table:table-cell table:formula="of:=&quot;{ word: '&quot; &amp; [.B39] &amp; &quot;', &quot; &amp; CHAR(9) &amp; &quot;tipus: '&quot; &amp; [.C39] &amp; &quot;', &quot; &amp; CHAR(9) &amp; &quot;res_ok: 0, res_ko: 0, meaning: ['&quot; &amp; [.E39] &amp; &quot;'] },&quot;" office:value-type="string" office:string-value="{ word: 'Frecuently', &#9;tipus: 'Adv', &#9;res_ok: 0, res_ko: 0, meaning: ['Amb freqüència'] }," calcext:value-type="string">
            <text:p>{ word: 'Frecuently', <text:tab/>tipus: 'Adv', <text:tab/>res_ok: 0, res_ko: 0, meaning: ['Amb freqüència'] },</text:p>
          </table:table-cell>
          <table:table-cell/>
          <table:table-cell table:formula="of:=&quot;select '&quot; &amp; [.B39] &amp; &quot;', '&quot; &amp; [.C39] &amp; &quot;', '&quot; &amp; [.D39] &amp; &quot;' union all&quot;" office:value-type="string" office:string-value="select 'Frecuently', 'Adv', 'amb freqüència, freqüentment, freqüent, frecuentment' union all" calcext:value-type="string">
            <text:p>select 'Frecuently', 'Adv', 'amb freqüència, freqüentment, freqüent, frecuentment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Normally</text:p>
          </table:table-cell>
          <table:table-cell table:style-name="ce1" office:value-type="string" calcext:value-type="string">
            <text:p>Adv</text:p>
          </table:table-cell>
          <table:table-cell table:style-name="ce1" office:value-type="string" calcext:value-type="string">
            <text:p>normalment</text:p>
          </table:table-cell>
          <table:table-cell table:style-name="ce1" office:value-type="string" calcext:value-type="string">
            <text:p>Normalment</text:p>
          </table:table-cell>
          <table:table-cell/>
          <table:table-cell table:formula="of:=&quot;{ word: '&quot; &amp; [.B40] &amp; &quot;', &quot; &amp; CHAR(9) &amp; &quot;tipus: '&quot; &amp; [.C40] &amp; &quot;', &quot; &amp; CHAR(9) &amp; &quot;res_ok: 0, res_ko: 0, meaning: ['&quot; &amp; [.E40] &amp; &quot;'] },&quot;" office:value-type="string" office:string-value="{ word: 'Normally', &#9;tipus: 'Adv', &#9;res_ok: 0, res_ko: 0, meaning: ['Normalment'] }," calcext:value-type="string">
            <text:p>{ word: 'Normally', <text:tab/>tipus: 'Adv', <text:tab/>res_ok: 0, res_ko: 0, meaning: ['Normalment'] },</text:p>
          </table:table-cell>
          <table:table-cell/>
          <table:table-cell table:formula="of:=&quot;select '&quot; &amp; [.B40] &amp; &quot;', '&quot; &amp; [.C40] &amp; &quot;', '&quot; &amp; [.D40] &amp; &quot;' union all&quot;" office:value-type="string" office:string-value="select 'Normally', 'Adv', 'normalment' union all" calcext:value-type="string">
            <text:p>select 'Normally', 'Adv', 'normalment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Usually</text:p>
          </table:table-cell>
          <table:table-cell table:style-name="ce1" office:value-type="string" calcext:value-type="string">
            <text:p>Adv</text:p>
          </table:table-cell>
          <table:table-cell table:style-name="ce1" office:value-type="string" calcext:value-type="string">
            <text:p>usualment</text:p>
          </table:table-cell>
          <table:table-cell table:style-name="ce1" office:value-type="string" calcext:value-type="string">
            <text:p>Usualment</text:p>
          </table:table-cell>
          <table:table-cell/>
          <table:table-cell table:formula="of:=&quot;{ word: '&quot; &amp; [.B41] &amp; &quot;', &quot; &amp; CHAR(9) &amp; &quot;tipus: '&quot; &amp; [.C41] &amp; &quot;', &quot; &amp; CHAR(9) &amp; &quot;res_ok: 0, res_ko: 0, meaning: ['&quot; &amp; [.E41] &amp; &quot;'] },&quot;" office:value-type="string" office:string-value="{ word: 'Usually', &#9;tipus: 'Adv', &#9;res_ok: 0, res_ko: 0, meaning: ['Usualment'] }," calcext:value-type="string">
            <text:p>{ word: 'Usually', <text:tab/>tipus: 'Adv', <text:tab/>res_ok: 0, res_ko: 0, meaning: ['Usualment'] },</text:p>
          </table:table-cell>
          <table:table-cell/>
          <table:table-cell table:formula="of:=&quot;select '&quot; &amp; [.B41] &amp; &quot;', '&quot; &amp; [.C41] &amp; &quot;', '&quot; &amp; [.D41] &amp; &quot;' union all&quot;" office:value-type="string" office:string-value="select 'Usually', 'Adv', 'usualment' union all" calcext:value-type="string">
            <text:p>select 'Usually', 'Adv', 'usualment' union all</text:p>
          </table:table-cell>
        </table:table-row>
        <table:table-row table:style-name="ro1">
          <table:table-cell/>
          <table:table-cell table:style-name="ce1" office:value-type="string" calcext:value-type="string">
            <text:p>Always</text:p>
          </table:table-cell>
          <table:table-cell table:style-name="ce1" office:value-type="string" calcext:value-type="string">
            <text:p>Adv</text:p>
          </table:table-cell>
          <table:table-cell table:style-name="ce1" office:value-type="string" calcext:value-type="string">
            <text:p>sempre</text:p>
          </table:table-cell>
          <table:table-cell table:style-name="ce1" office:value-type="string" calcext:value-type="string">
            <text:p>Sempre</text:p>
          </table:table-cell>
          <table:table-cell/>
          <table:table-cell table:formula="of:=&quot;{ word: '&quot; &amp; [.B42] &amp; &quot;', &quot; &amp; CHAR(9) &amp; &quot;tipus: '&quot; &amp; [.C42] &amp; &quot;', &quot; &amp; CHAR(9) &amp; &quot;res_ok: 0, res_ko: 0, meaning: ['&quot; &amp; [.E42] &amp; &quot;'] },&quot;" office:value-type="string" office:string-value="{ word: 'Always', &#9;tipus: 'Adv', &#9;res_ok: 0, res_ko: 0, meaning: ['Sempre'] }," calcext:value-type="string">
            <text:p>{ word: 'Always', <text:tab/>tipus: 'Adv', <text:tab/>res_ok: 0, res_ko: 0, meaning: ['Sempre'] },</text:p>
          </table:table-cell>
          <table:table-cell/>
          <table:table-cell table:formula="of:=&quot;select '&quot; &amp; [.B42] &amp; &quot;', '&quot; &amp; [.C42] &amp; &quot;', '&quot; &amp; [.D42] &amp; &quot;' union all&quot;" office:value-type="string" office:string-value="select 'Always', 'Adv', 'sempre' union all" calcext:value-type="string">
            <text:p>select 'Always', 'Adv', 'sempre' union all</text:p>
          </table:table-cell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wits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erspicacia, inteligència, sentit del humor</text:p>
          </table:table-cell>
          <table:table-cell/>
          <table:table-cell table:formula="of:=&quot;{ word: '&quot; &amp; [.B44] &amp; &quot;', &quot; &amp; CHAR(9) &amp; &quot;tipus: '&quot; &amp; [.C44] &amp; &quot;', &quot; &amp; CHAR(9) &amp; &quot;res_ok: 0, res_ko: 0, meaning: ['&quot; &amp; [.E44] &amp; &quot;'] },&quot;" office:value-type="string" office:string-value="{ word: 'wits', &#9;tipus: 'N', &#9;res_ok: 0, res_ko: 0, meaning: ['perspicacia, inteligència, sentit del humor'] }," calcext:value-type="string">
            <text:p>{ word: 'wits', <text:tab/>tipus: 'N', <text:tab/>res_ok: 0, res_ko: 0, meaning: ['perspicacia, inteligència, sentit del humo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ugh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estornudar, tossir</text:p>
          </table:table-cell>
          <table:table-cell table:style-name="ce1" office:value-type="string" calcext:value-type="string">
            <text:p>estornudar</text:p>
          </table:table-cell>
          <table:table-cell/>
          <table:table-cell table:formula="of:=&quot;{ word: '&quot; &amp; [.B45] &amp; &quot;', &quot; &amp; CHAR(9) &amp; &quot;tipus: '&quot; &amp; [.C45] &amp; &quot;', &quot; &amp; CHAR(9) &amp; &quot;res_ok: 0, res_ko: 0, meaning: ['&quot; &amp; [.E45] &amp; &quot;'] },&quot;" office:value-type="string" office:string-value="{ word: 'cough', &#9;tipus: 'V', &#9;res_ok: 0, res_ko: 0, meaning: ['estornudar'] }," calcext:value-type="string">
            <text:p>{ word: 'cough', <text:tab/>tipus: 'V', <text:tab/>res_ok: 0, res_ko: 0, meaning: ['estornud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pit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escupir</text:p>
          </table:table-cell>
          <table:table-cell/>
          <table:table-cell table:formula="of:=&quot;{ word: '&quot; &amp; [.B46] &amp; &quot;', &quot; &amp; CHAR(9) &amp; &quot;tipus: '&quot; &amp; [.C46] &amp; &quot;', &quot; &amp; CHAR(9) &amp; &quot;res_ok: 0, res_ko: 0, meaning: ['&quot; &amp; [.E46] &amp; &quot;'] },&quot;" office:value-type="string" office:string-value="{ word: 'spit', &#9;tipus: 'V', &#9;res_ok: 0, res_ko: 0, meaning: ['escupir'] }," calcext:value-type="string">
            <text:p>{ word: 'spit', <text:tab/>tipus: 'V', <text:tab/>res_ok: 0, res_ko: 0, meaning: ['escupi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ithin</text:p>
          </table:table-cell>
          <table:table-cell table:style-name="ce1" office:value-type="string" calcext:value-type="string">
            <text:p>P</text:p>
          </table:table-cell>
          <table:table-cell table:number-columns-repeated="2" table:style-name="ce1" office:value-type="string" calcext:value-type="string">
            <text:p>dintre de</text:p>
          </table:table-cell>
          <table:table-cell/>
          <table:table-cell table:formula="of:=&quot;{ word: '&quot; &amp; [.B47] &amp; &quot;', &quot; &amp; CHAR(9) &amp; &quot;tipus: '&quot; &amp; [.C47] &amp; &quot;', &quot; &amp; CHAR(9) &amp; &quot;res_ok: 0, res_ko: 0, meaning: ['&quot; &amp; [.E47] &amp; &quot;'] },&quot;" office:value-type="string" office:string-value="{ word: 'within', &#9;tipus: 'P', &#9;res_ok: 0, res_ko: 0, meaning: ['dintre de'] }," calcext:value-type="string">
            <text:p>{ word: 'within', <text:tab/>tipus: 'P', <text:tab/>res_ok: 0, res_ko: 0, meaning: ['dintre de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hilst</text:p>
          </table:table-cell>
          <table:table-cell table:style-name="ce1" office:value-type="string" calcext:value-type="string">
            <text:p>Adv</text:p>
          </table:table-cell>
          <table:table-cell table:style-name="ce1" office:value-type="string" calcext:value-type="string">
            <text:p>mentres que, mentre que</text:p>
          </table:table-cell>
          <table:table-cell table:style-name="ce1" office:value-type="string" calcext:value-type="string">
            <text:p>mentres que</text:p>
          </table:table-cell>
          <table:table-cell/>
          <table:table-cell table:formula="of:=&quot;{ word: '&quot; &amp; [.B48] &amp; &quot;', &quot; &amp; CHAR(9) &amp; &quot;tipus: '&quot; &amp; [.C48] &amp; &quot;', &quot; &amp; CHAR(9) &amp; &quot;res_ok: 0, res_ko: 0, meaning: ['&quot; &amp; [.E48] &amp; &quot;'] },&quot;" office:value-type="string" office:string-value="{ word: 'whilst', &#9;tipus: 'Adv', &#9;res_ok: 0, res_ko: 0, meaning: ['mentres que'] }," calcext:value-type="string">
            <text:p>{ word: 'whilst', <text:tab/>tipus: 'Adv', <text:tab/>res_ok: 0, res_ko: 0, meaning: ['mentres que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angl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redo</text:p>
          </table:table-cell>
          <table:table-cell table:style-name="ce1" office:value-type="string" calcext:value-type="string">
            <text:p>enrredo</text:p>
          </table:table-cell>
          <table:table-cell/>
          <table:table-cell table:formula="of:=&quot;{ word: '&quot; &amp; [.B49] &amp; &quot;', &quot; &amp; CHAR(9) &amp; &quot;tipus: '&quot; &amp; [.C49] &amp; &quot;', &quot; &amp; CHAR(9) &amp; &quot;res_ok: 0, res_ko: 0, meaning: ['&quot; &amp; [.E49] &amp; &quot;'] },&quot;" office:value-type="string" office:string-value="{ word: 'tangle', &#9;tipus: 'N', &#9;res_ok: 0, res_ko: 0, meaning: ['enrredo'] }," calcext:value-type="string">
            <text:p>{ word: 'tangle', <text:tab/>tipus: 'N', <text:tab/>res_ok: 0, res_ko: 0, meaning: ['enrred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on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vestir</text:p>
          </table:table-cell>
          <table:table-cell/>
          <table:table-cell table:formula="of:=&quot;{ word: '&quot; &amp; [.B50] &amp; &quot;', &quot; &amp; CHAR(9) &amp; &quot;tipus: '&quot; &amp; [.C50] &amp; &quot;', &quot; &amp; CHAR(9) &amp; &quot;res_ok: 0, res_ko: 0, meaning: ['&quot; &amp; [.E50] &amp; &quot;'] },&quot;" office:value-type="string" office:string-value="{ word: 'don', &#9;tipus: 'V', &#9;res_ok: 0, res_ko: 0, meaning: ['vestir'] }," calcext:value-type="string">
            <text:p>{ word: 'don', <text:tab/>tipus: 'V', <text:tab/>res_ok: 0, res_ko: 0, meaning: ['vesti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ebbl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òdol, guijarro)</text:p>
          </table:table-cell>
          <table:table-cell table:style-name="ce1" office:value-type="string" calcext:value-type="string">
            <text:p>còdol (guijarro)</text:p>
          </table:table-cell>
          <table:table-cell/>
          <table:table-cell table:formula="of:=&quot;{ word: '&quot; &amp; [.B51] &amp; &quot;', &quot; &amp; CHAR(9) &amp; &quot;tipus: '&quot; &amp; [.C51] &amp; &quot;', &quot; &amp; CHAR(9) &amp; &quot;res_ok: 0, res_ko: 0, meaning: ['&quot; &amp; [.E51] &amp; &quot;'] },&quot;" office:value-type="string" office:string-value="{ word: 'pebbles', &#9;tipus: 'N', &#9;res_ok: 0, res_ko: 0, meaning: ['còdol (guijarro)'] }," calcext:value-type="string">
            <text:p>{ word: 'pebbles', <text:tab/>tipus: 'N', <text:tab/>res_ok: 0, res_ko: 0, meaning: ['còdol (guijarro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lanc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mirada, cop d'ull</text:p>
          </table:table-cell>
          <table:table-cell/>
          <table:table-cell table:formula="of:=&quot;{ word: '&quot; &amp; [.B52] &amp; &quot;', &quot; &amp; CHAR(9) &amp; &quot;tipus: '&quot; &amp; [.C52] &amp; &quot;', &quot; &amp; CHAR(9) &amp; &quot;res_ok: 0, res_ko: 0, meaning: ['&quot; &amp; [.E52] &amp; &quot;'] },&quot;" office:value-type="string" office:string-value="{ word: 'glance', &#9;tipus: 'N', &#9;res_ok: 0, res_ko: 0, meaning: ['mirada, cop d'ull'] }," calcext:value-type="string">
            <text:p>{ word: 'glance', <text:tab/>tipus: 'N', <text:tab/>res_ok: 0, res_ko: 0, meaning: ['mirada, cop d'ull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loack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apa</text:p>
          </table:table-cell>
          <table:table-cell/>
          <table:table-cell table:formula="of:=&quot;{ word: '&quot; &amp; [.B53] &amp; &quot;', &quot; &amp; CHAR(9) &amp; &quot;tipus: '&quot; &amp; [.C53] &amp; &quot;', &quot; &amp; CHAR(9) &amp; &quot;res_ok: 0, res_ko: 0, meaning: ['&quot; &amp; [.E53] &amp; &quot;'] },&quot;" office:value-type="string" office:string-value="{ word: 'cloack', &#9;tipus: 'N', &#9;res_ok: 0, res_ko: 0, meaning: ['capa'] }," calcext:value-type="string">
            <text:p>{ word: 'cloack', <text:tab/>tipus: 'N', <text:tab/>res_ok: 0, res_ko: 0, meaning: ['cap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natch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agafar bruscament</text:p>
          </table:table-cell>
          <table:table-cell/>
          <table:table-cell table:formula="of:=&quot;{ word: '&quot; &amp; [.B54] &amp; &quot;', &quot; &amp; CHAR(9) &amp; &quot;tipus: '&quot; &amp; [.C54] &amp; &quot;', &quot; &amp; CHAR(9) &amp; &quot;res_ok: 0, res_ko: 0, meaning: ['&quot; &amp; [.E54] &amp; &quot;'] },&quot;" office:value-type="string" office:string-value="{ word: 'snatch', &#9;tipus: 'V', &#9;res_ok: 0, res_ko: 0, meaning: ['agafar bruscament'] }," calcext:value-type="string">
            <text:p>{ word: 'snatch', <text:tab/>tipus: 'V', <text:tab/>res_ok: 0, res_ko: 0, meaning: ['agafar bruscamen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eiz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agafar fort</text:p>
          </table:table-cell>
          <table:table-cell/>
          <table:table-cell table:formula="of:=&quot;{ word: '&quot; &amp; [.B55] &amp; &quot;', &quot; &amp; CHAR(9) &amp; &quot;tipus: '&quot; &amp; [.C55] &amp; &quot;', &quot; &amp; CHAR(9) &amp; &quot;res_ok: 0, res_ko: 0, meaning: ['&quot; &amp; [.E55] &amp; &quot;'] },&quot;" office:value-type="string" office:string-value="{ word: 'seize', &#9;tipus: 'V', &#9;res_ok: 0, res_ko: 0, meaning: ['agafar fort'] }," calcext:value-type="string">
            <text:p>{ word: 'seize', <text:tab/>tipus: 'V', <text:tab/>res_ok: 0, res_ko: 0, meaning: ['agafar for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retch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desgraciat</text:p>
          </table:table-cell>
          <table:table-cell/>
          <table:table-cell table:formula="of:=&quot;{ word: '&quot; &amp; [.B56] &amp; &quot;', &quot; &amp; CHAR(9) &amp; &quot;tipus: '&quot; &amp; [.C56] &amp; &quot;', &quot; &amp; CHAR(9) &amp; &quot;res_ok: 0, res_ko: 0, meaning: ['&quot; &amp; [.E56] &amp; &quot;'] },&quot;" office:value-type="string" office:string-value="{ word: 'wretch', &#9;tipus: 'N', &#9;res_ok: 0, res_ko: 0, meaning: ['desgraciat'] }," calcext:value-type="string">
            <text:p>{ word: 'wretch', <text:tab/>tipus: 'N', <text:tab/>res_ok: 0, res_ko: 0, meaning: ['desgracia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rown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ofegar</text:p>
          </table:table-cell>
          <table:table-cell/>
          <table:table-cell table:formula="of:=&quot;{ word: '&quot; &amp; [.B57] &amp; &quot;', &quot; &amp; CHAR(9) &amp; &quot;tipus: '&quot; &amp; [.C57] &amp; &quot;', &quot; &amp; CHAR(9) &amp; &quot;res_ok: 0, res_ko: 0, meaning: ['&quot; &amp; [.E57] &amp; &quot;'] },&quot;" office:value-type="string" office:string-value="{ word: 'drown', &#9;tipus: 'V', &#9;res_ok: 0, res_ko: 0, meaning: ['ofegar'] }," calcext:value-type="string">
            <text:p>{ word: 'drown', <text:tab/>tipus: 'V', <text:tab/>res_ok: 0, res_ko: 0, meaning: ['ofeg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utter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pronunciar, proferir</text:p>
          </table:table-cell>
          <table:table-cell table:style-name="ce1" office:value-type="string" calcext:value-type="string">
            <text:p>pronunciar / proferir</text:p>
          </table:table-cell>
          <table:table-cell/>
          <table:table-cell table:formula="of:=&quot;{ word: '&quot; &amp; [.B58] &amp; &quot;', &quot; &amp; CHAR(9) &amp; &quot;tipus: '&quot; &amp; [.C58] &amp; &quot;', &quot; &amp; CHAR(9) &amp; &quot;res_ok: 0, res_ko: 0, meaning: ['&quot; &amp; [.E58] &amp; &quot;'] },&quot;" office:value-type="string" office:string-value="{ word: 'utter', &#9;tipus: 'V', &#9;res_ok: 0, res_ko: 0, meaning: ['pronunciar / proferir'] }," calcext:value-type="string">
            <text:p>{ word: 'utter', <text:tab/>tipus: 'V', <text:tab/>res_ok: 0, res_ko: 0, meaning: ['pronunciar / proferi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utterly</text:p>
          </table:table-cell>
          <table:table-cell table:style-name="ce1" office:value-type="string" calcext:value-type="string">
            <text:p>Adv</text:p>
          </table:table-cell>
          <table:table-cell table:number-columns-repeated="2" table:style-name="ce1" office:value-type="string" calcext:value-type="string">
            <text:p>absolutament</text:p>
          </table:table-cell>
          <table:table-cell/>
          <table:table-cell table:formula="of:=&quot;{ word: '&quot; &amp; [.B59] &amp; &quot;', &quot; &amp; CHAR(9) &amp; &quot;tipus: '&quot; &amp; [.C59] &amp; &quot;', &quot; &amp; CHAR(9) &amp; &quot;res_ok: 0, res_ko: 0, meaning: ['&quot; &amp; [.E59] &amp; &quot;'] },&quot;" office:value-type="string" office:string-value="{ word: 'utterly', &#9;tipus: 'Adv', &#9;res_ok: 0, res_ko: 0, meaning: ['absolutament'] }," calcext:value-type="string">
            <text:p>{ word: 'utterly', <text:tab/>tipus: 'Adv', <text:tab/>res_ok: 0, res_ko: 0, meaning: ['absolutamen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in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multa</text:p>
          </table:table-cell>
          <table:table-cell/>
          <table:table-cell table:formula="of:=&quot;{ word: '&quot; &amp; [.B60] &amp; &quot;', &quot; &amp; CHAR(9) &amp; &quot;tipus: '&quot; &amp; [.C60] &amp; &quot;', &quot; &amp; CHAR(9) &amp; &quot;res_ok: 0, res_ko: 0, meaning: ['&quot; &amp; [.E60] &amp; &quot;'] },&quot;" office:value-type="string" office:string-value="{ word: 'fine', &#9;tipus: 'N', &#9;res_ok: 0, res_ko: 0, meaning: ['multa'] }," calcext:value-type="string">
            <text:p>{ word: 'fine', <text:tab/>tipus: 'N', <text:tab/>res_ok: 0, res_ko: 0, meaning: ['mult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ear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pertànyer, pertanyer</text:p>
          </table:table-cell>
          <table:table-cell table:style-name="ce1" office:value-type="string" calcext:value-type="string">
            <text:p>pertànyer</text:p>
          </table:table-cell>
          <table:table-cell/>
          <table:table-cell table:formula="of:=&quot;{ word: '&quot; &amp; [.B61] &amp; &quot;', &quot; &amp; CHAR(9) &amp; &quot;tipus: '&quot; &amp; [.C61] &amp; &quot;', &quot; &amp; CHAR(9) &amp; &quot;res_ok: 0, res_ko: 0, meaning: ['&quot; &amp; [.E61] &amp; &quot;'] },&quot;" office:value-type="string" office:string-value="{ word: 'bear', &#9;tipus: 'V', &#9;res_ok: 0, res_ko: 0, meaning: ['pertànyer'] }," calcext:value-type="string">
            <text:p>{ word: 'bear', <text:tab/>tipus: 'V', <text:tab/>res_ok: 0, res_ko: 0, meaning: ['pertànye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idings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notícies</text:p>
          </table:table-cell>
          <table:table-cell/>
          <table:table-cell table:formula="of:=&quot;{ word: '&quot; &amp; [.B62] &amp; &quot;', &quot; &amp; CHAR(9) &amp; &quot;tipus: '&quot; &amp; [.C62] &amp; &quot;', &quot; &amp; CHAR(9) &amp; &quot;res_ok: 0, res_ko: 0, meaning: ['&quot; &amp; [.E62] &amp; &quot;'] },&quot;" office:value-type="string" office:string-value="{ word: 'tidings', &#9;tipus: 'N', &#9;res_ok: 0, res_ko: 0, meaning: ['notícies'] }," calcext:value-type="string">
            <text:p>{ word: 'tidings', <text:tab/>tipus: 'N', <text:tab/>res_ok: 0, res_ko: 0, meaning: ['notícies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ppointment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ita, designació</text:p>
          </table:table-cell>
          <table:table-cell/>
          <table:table-cell table:formula="of:=&quot;{ word: '&quot; &amp; [.B63] &amp; &quot;', &quot; &amp; CHAR(9) &amp; &quot;tipus: '&quot; &amp; [.C63] &amp; &quot;', &quot; &amp; CHAR(9) &amp; &quot;res_ok: 0, res_ko: 0, meaning: ['&quot; &amp; [.E63] &amp; &quot;'] },&quot;" office:value-type="string" office:string-value="{ word: 'appointment', &#9;tipus: 'N', &#9;res_ok: 0, res_ko: 0, meaning: ['cita, designació'] }," calcext:value-type="string">
            <text:p>{ word: 'appointment', <text:tab/>tipus: 'N', <text:tab/>res_ok: 0, res_ko: 0, meaning: ['cita, designació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urdy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robust</text:p>
          </table:table-cell>
          <table:table-cell/>
          <table:table-cell table:formula="of:=&quot;{ word: '&quot; &amp; [.B64] &amp; &quot;', &quot; &amp; CHAR(9) &amp; &quot;tipus: '&quot; &amp; [.C64] &amp; &quot;', &quot; &amp; CHAR(9) &amp; &quot;res_ok: 0, res_ko: 0, meaning: ['&quot; &amp; [.E64] &amp; &quot;'] },&quot;" office:value-type="string" office:string-value="{ word: 'sturdy', &#9;tipus: 'Adj', &#9;res_ok: 0, res_ko: 0, meaning: ['robust'] }," calcext:value-type="string">
            <text:p>{ word: 'sturdy', <text:tab/>tipus: 'Adj', <text:tab/>res_ok: 0, res_ko: 0, meaning: ['robus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eliable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segur, confiable</text:p>
          </table:table-cell>
          <table:table-cell/>
          <table:table-cell table:formula="of:=&quot;{ word: '&quot; &amp; [.B65] &amp; &quot;', &quot; &amp; CHAR(9) &amp; &quot;tipus: '&quot; &amp; [.C65] &amp; &quot;', &quot; &amp; CHAR(9) &amp; &quot;res_ok: 0, res_ko: 0, meaning: ['&quot; &amp; [.E65] &amp; &quot;'] },&quot;" office:value-type="string" office:string-value="{ word: 'reliable', &#9;tipus: 'Adj', &#9;res_ok: 0, res_ko: 0, meaning: ['segur, confiable'] }," calcext:value-type="string">
            <text:p>{ word: 'reliable', <text:tab/>tipus: 'Adj', <text:tab/>res_ok: 0, res_ko: 0, meaning: ['segur, confiable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ucked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galleda, cubell, cubo</text:p>
          </table:table-cell>
          <table:table-cell table:style-name="ce1" office:value-type="string" calcext:value-type="string">
            <text:p>galleda (cubo)</text:p>
          </table:table-cell>
          <table:table-cell/>
          <table:table-cell table:formula="of:=&quot;{ word: '&quot; &amp; [.B66] &amp; &quot;', &quot; &amp; CHAR(9) &amp; &quot;tipus: '&quot; &amp; [.C66] &amp; &quot;', &quot; &amp; CHAR(9) &amp; &quot;res_ok: 0, res_ko: 0, meaning: ['&quot; &amp; [.E66] &amp; &quot;'] },&quot;" office:value-type="string" office:string-value="{ word: 'bucked', &#9;tipus: 'N', &#9;res_ok: 0, res_ko: 0, meaning: ['galleda (cubo)'] }," calcext:value-type="string">
            <text:p>{ word: 'bucked', <text:tab/>tipus: 'N', <text:tab/>res_ok: 0, res_ko: 0, meaning: ['galleda (cubo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hir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llogar, contractar</text:p>
          </table:table-cell>
          <table:table-cell/>
          <table:table-cell table:formula="of:=&quot;{ word: '&quot; &amp; [.B67] &amp; &quot;', &quot; &amp; CHAR(9) &amp; &quot;tipus: '&quot; &amp; [.C67] &amp; &quot;', &quot; &amp; CHAR(9) &amp; &quot;res_ok: 0, res_ko: 0, meaning: ['&quot; &amp; [.E67] &amp; &quot;'] },&quot;" office:value-type="string" office:string-value="{ word: 'hire', &#9;tipus: 'V', &#9;res_ok: 0, res_ko: 0, meaning: ['llogar, contractar'] }," calcext:value-type="string">
            <text:p>{ word: 'hire', <text:tab/>tipus: 'V', <text:tab/>res_ok: 0, res_ko: 0, meaning: ['llogar, contract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e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quota, preu periòdic</text:p>
          </table:table-cell>
          <table:table-cell table:style-name="ce1" office:value-type="string" calcext:value-type="string">
            <text:p>quota (preu periòdic)</text:p>
          </table:table-cell>
          <table:table-cell/>
          <table:table-cell table:formula="of:=&quot;{ word: '&quot; &amp; [.B68] &amp; &quot;', &quot; &amp; CHAR(9) &amp; &quot;tipus: '&quot; &amp; [.C68] &amp; &quot;', &quot; &amp; CHAR(9) &amp; &quot;res_ok: 0, res_ko: 0, meaning: ['&quot; &amp; [.E68] &amp; &quot;'] },&quot;" office:value-type="string" office:string-value="{ word: 'fee', &#9;tipus: 'N', &#9;res_ok: 0, res_ko: 0, meaning: ['quota (preu periòdic)'] }," calcext:value-type="string">
            <text:p>{ word: 'fee', <text:tab/>tipus: 'N', <text:tab/>res_ok: 0, res_ko: 0, meaning: ['quota (preu periòdic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ry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alanca</text:p>
          </table:table-cell>
          <table:table-cell/>
          <table:table-cell table:formula="of:=&quot;{ word: '&quot; &amp; [.B69] &amp; &quot;', &quot; &amp; CHAR(9) &amp; &quot;tipus: '&quot; &amp; [.C69] &amp; &quot;', &quot; &amp; CHAR(9) &amp; &quot;res_ok: 0, res_ko: 0, meaning: ['&quot; &amp; [.E69] &amp; &quot;'] },&quot;" office:value-type="string" office:string-value="{ word: 'pry', &#9;tipus: 'N', &#9;res_ok: 0, res_ko: 0, meaning: ['palanca'] }," calcext:value-type="string">
            <text:p>{ word: 'pry', <text:tab/>tipus: 'N', <text:tab/>res_ok: 0, res_ko: 0, meaning: ['palanc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hive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scalofrio, calfred</text:p>
          </table:table-cell>
          <table:table-cell table:style-name="ce1" office:value-type="string" calcext:value-type="string">
            <text:p>escalofrio</text:p>
          </table:table-cell>
          <table:table-cell/>
          <table:table-cell table:formula="of:=&quot;{ word: '&quot; &amp; [.B70] &amp; &quot;', &quot; &amp; CHAR(9) &amp; &quot;tipus: '&quot; &amp; [.C70] &amp; &quot;', &quot; &amp; CHAR(9) &amp; &quot;res_ok: 0, res_ko: 0, meaning: ['&quot; &amp; [.E70] &amp; &quot;'] },&quot;" office:value-type="string" office:string-value="{ word: 'shiver', &#9;tipus: 'N', &#9;res_ok: 0, res_ko: 0, meaning: ['escalofrio'] }," calcext:value-type="string">
            <text:p>{ word: 'shiver', <text:tab/>tipus: 'N', <text:tab/>res_ok: 0, res_ko: 0, meaning: ['escalofri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hiver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tiritar</text:p>
          </table:table-cell>
          <table:table-cell/>
          <table:table-cell table:formula="of:=&quot;{ word: '&quot; &amp; [.B71] &amp; &quot;', &quot; &amp; CHAR(9) &amp; &quot;tipus: '&quot; &amp; [.C71] &amp; &quot;', &quot; &amp; CHAR(9) &amp; &quot;res_ok: 0, res_ko: 0, meaning: ['&quot; &amp; [.E71] &amp; &quot;'] },&quot;" office:value-type="string" office:string-value="{ word: 'shiver', &#9;tipus: 'V', &#9;res_ok: 0, res_ko: 0, meaning: ['tiritar'] }," calcext:value-type="string">
            <text:p>{ word: 'shiver', <text:tab/>tipus: 'V', <text:tab/>res_ok: 0, res_ko: 0, meaning: ['tirit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each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alcanzar, arribar</text:p>
          </table:table-cell>
          <table:table-cell table:style-name="ce1" office:value-type="string" calcext:value-type="string">
            <text:p>alcanzar (arribar)</text:p>
          </table:table-cell>
          <table:table-cell/>
          <table:table-cell table:formula="of:=&quot;{ word: '&quot; &amp; [.B72] &amp; &quot;', &quot; &amp; CHAR(9) &amp; &quot;tipus: '&quot; &amp; [.C72] &amp; &quot;', &quot; &amp; CHAR(9) &amp; &quot;res_ok: 0, res_ko: 0, meaning: ['&quot; &amp; [.E72] &amp; &quot;'] },&quot;" office:value-type="string" office:string-value="{ word: 'reach', &#9;tipus: 'V', &#9;res_ok: 0, res_ko: 0, meaning: ['alcanzar (arribar)'] }," calcext:value-type="string">
            <text:p>{ word: 'reach', <text:tab/>tipus: 'V', <text:tab/>res_ok: 0, res_ko: 0, meaning: ['alcanzar (arribar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agger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tambalejar</text:p>
          </table:table-cell>
          <table:table-cell/>
          <table:table-cell table:formula="of:=&quot;{ word: '&quot; &amp; [.B73] &amp; &quot;', &quot; &amp; CHAR(9) &amp; &quot;tipus: '&quot; &amp; [.C73] &amp; &quot;', &quot; &amp; CHAR(9) &amp; &quot;res_ok: 0, res_ko: 0, meaning: ['&quot; &amp; [.E73] &amp; &quot;'] },&quot;" office:value-type="string" office:string-value="{ word: 'stagger', &#9;tipus: 'V', &#9;res_ok: 0, res_ko: 0, meaning: ['tambalejar'] }," calcext:value-type="string">
            <text:p>{ word: 'stagger', <text:tab/>tipus: 'V', <text:tab/>res_ok: 0, res_ko: 0, meaning: ['tambalej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reep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arrastrar-se, arrastrar</text:p>
          </table:table-cell>
          <table:table-cell table:style-name="ce1" office:value-type="string" calcext:value-type="string">
            <text:p>arrastrar-se</text:p>
          </table:table-cell>
          <table:table-cell/>
          <table:table-cell table:formula="of:=&quot;{ word: '&quot; &amp; [.B74] &amp; &quot;', &quot; &amp; CHAR(9) &amp; &quot;tipus: '&quot; &amp; [.C74] &amp; &quot;', &quot; &amp; CHAR(9) &amp; &quot;res_ok: 0, res_ko: 0, meaning: ['&quot; &amp; [.E74] &amp; &quot;'] },&quot;" office:value-type="string" office:string-value="{ word: 'creep', &#9;tipus: 'V', &#9;res_ok: 0, res_ko: 0, meaning: ['arrastrar-se'] }," calcext:value-type="string">
            <text:p>{ word: 'creep', <text:tab/>tipus: 'V', <text:tab/>res_ok: 0, res_ko: 0, meaning: ['arrastrar-se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nor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roncar</text:p>
          </table:table-cell>
          <table:table-cell/>
          <table:table-cell table:formula="of:=&quot;{ word: '&quot; &amp; [.B75] &amp; &quot;', &quot; &amp; CHAR(9) &amp; &quot;tipus: '&quot; &amp; [.C75] &amp; &quot;', &quot; &amp; CHAR(9) &amp; &quot;res_ok: 0, res_ko: 0, meaning: ['&quot; &amp; [.E75] &amp; &quot;'] },&quot;" office:value-type="string" office:string-value="{ word: 'snore', &#9;tipus: 'V', &#9;res_ok: 0, res_ko: 0, meaning: ['roncar'] }," calcext:value-type="string">
            <text:p>{ word: 'snore', <text:tab/>tipus: 'V', <text:tab/>res_ok: 0, res_ko: 0, meaning: ['ronc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owe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deure, deber</text:p>
          </table:table-cell>
          <table:table-cell table:style-name="ce1" office:value-type="string" calcext:value-type="string">
            <text:p>deure (deber)</text:p>
          </table:table-cell>
          <table:table-cell/>
          <table:table-cell table:formula="of:=&quot;{ word: '&quot; &amp; [.B76] &amp; &quot;', &quot; &amp; CHAR(9) &amp; &quot;tipus: '&quot; &amp; [.C76] &amp; &quot;', &quot; &amp; CHAR(9) &amp; &quot;res_ok: 0, res_ko: 0, meaning: ['&quot; &amp; [.E76] &amp; &quot;'] },&quot;" office:value-type="string" office:string-value="{ word: 'owe', &#9;tipus: 'V', &#9;res_ok: 0, res_ko: 0, meaning: ['deure (deber)'] }," calcext:value-type="string">
            <text:p>{ word: 'owe', <text:tab/>tipus: 'V', <text:tab/>res_ok: 0, res_ko: 0, meaning: ['deure (deber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ut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eure, obligació, deber</text:p>
          </table:table-cell>
          <table:table-cell table:style-name="ce1" office:value-type="string" calcext:value-type="string">
            <text:p>deure (deber) / obligació</text:p>
          </table:table-cell>
          <table:table-cell/>
          <table:table-cell table:formula="of:=&quot;{ word: '&quot; &amp; [.B77] &amp; &quot;', &quot; &amp; CHAR(9) &amp; &quot;tipus: '&quot; &amp; [.C77] &amp; &quot;', &quot; &amp; CHAR(9) &amp; &quot;res_ok: 0, res_ko: 0, meaning: ['&quot; &amp; [.E77] &amp; &quot;'] },&quot;" office:value-type="string" office:string-value="{ word: 'duty', &#9;tipus: 'N', &#9;res_ok: 0, res_ko: 0, meaning: ['deure (deber) / obligació'] }," calcext:value-type="string">
            <text:p>{ word: 'duty', <text:tab/>tipus: 'N', <text:tab/>res_ok: 0, res_ko: 0, meaning: ['deure (deber) / obligació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hick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string" calcext:value-type="string">
            <text:p>gruixut, groixut, espès</text:p>
          </table:table-cell>
          <table:table-cell table:style-name="ce1" office:value-type="string" calcext:value-type="string">
            <text:p>gruixut, espès</text:p>
          </table:table-cell>
          <table:table-cell/>
          <table:table-cell table:formula="of:=&quot;{ word: '&quot; &amp; [.B78] &amp; &quot;', &quot; &amp; CHAR(9) &amp; &quot;tipus: '&quot; &amp; [.C78] &amp; &quot;', &quot; &amp; CHAR(9) &amp; &quot;res_ok: 0, res_ko: 0, meaning: ['&quot; &amp; [.E78] &amp; &quot;'] },&quot;" office:value-type="string" office:string-value="{ word: 'thick', &#9;tipus: 'Adj', &#9;res_ok: 0, res_ko: 0, meaning: ['gruixut, espès'] }," calcext:value-type="string">
            <text:p>{ word: 'thick', <text:tab/>tipus: 'Adj', <text:tab/>res_ok: 0, res_ko: 0, meaning: ['gruixut, espès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eary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cansat</text:p>
          </table:table-cell>
          <table:table-cell/>
          <table:table-cell table:formula="of:=&quot;{ word: '&quot; &amp; [.B79] &amp; &quot;', &quot; &amp; CHAR(9) &amp; &quot;tipus: '&quot; &amp; [.C79] &amp; &quot;', &quot; &amp; CHAR(9) &amp; &quot;res_ok: 0, res_ko: 0, meaning: ['&quot; &amp; [.E79] &amp; &quot;'] },&quot;" office:value-type="string" office:string-value="{ word: 'weary', &#9;tipus: 'Adj', &#9;res_ok: 0, res_ko: 0, meaning: ['cansat'] }," calcext:value-type="string">
            <text:p>{ word: 'weary', <text:tab/>tipus: 'Adj', <text:tab/>res_ok: 0, res_ko: 0, meaning: ['cansa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lad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content, alegre</text:p>
          </table:table-cell>
          <table:table-cell/>
          <table:table-cell table:formula="of:=&quot;{ word: '&quot; &amp; [.B80] &amp; &quot;', &quot; &amp; CHAR(9) &amp; &quot;tipus: '&quot; &amp; [.C80] &amp; &quot;', &quot; &amp; CHAR(9) &amp; &quot;res_ok: 0, res_ko: 0, meaning: ['&quot; &amp; [.E80] &amp; &quot;'] },&quot;" office:value-type="string" office:string-value="{ word: 'glad', &#9;tipus: 'Adj', &#9;res_ok: 0, res_ko: 0, meaning: ['content, alegre'] }," calcext:value-type="string">
            <text:p>{ word: 'glad', <text:tab/>tipus: 'Adj', <text:tab/>res_ok: 0, res_ko: 0, meaning: ['content, alegre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ough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aspre</text:p>
          </table:table-cell>
          <table:table-cell/>
          <table:table-cell table:formula="of:=&quot;{ word: '&quot; &amp; [.B81] &amp; &quot;', &quot; &amp; CHAR(9) &amp; &quot;tipus: '&quot; &amp; [.C81] &amp; &quot;', &quot; &amp; CHAR(9) &amp; &quot;res_ok: 0, res_ko: 0, meaning: ['&quot; &amp; [.E81] &amp; &quot;'] },&quot;" office:value-type="string" office:string-value="{ word: 'rough', &#9;tipus: 'Adj', &#9;res_ok: 0, res_ko: 0, meaning: ['aspre'] }," calcext:value-type="string">
            <text:p>{ word: 'rough', <text:tab/>tipus: 'Adj', <text:tab/>res_ok: 0, res_ko: 0, meaning: ['aspre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luck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arrancar, arrencar, agafar</text:p>
          </table:table-cell>
          <table:table-cell table:style-name="ce1" office:value-type="string" calcext:value-type="string">
            <text:p>arrancar, agafar</text:p>
          </table:table-cell>
          <table:table-cell/>
          <table:table-cell table:formula="of:=&quot;{ word: '&quot; &amp; [.B82] &amp; &quot;', &quot; &amp; CHAR(9) &amp; &quot;tipus: '&quot; &amp; [.C82] &amp; &quot;', &quot; &amp; CHAR(9) &amp; &quot;res_ok: 0, res_ko: 0, meaning: ['&quot; &amp; [.E82] &amp; &quot;'] },&quot;" office:value-type="string" office:string-value="{ word: 'pluck', &#9;tipus: 'V', &#9;res_ok: 0, res_ko: 0, meaning: ['arrancar, agafar'] }," calcext:value-type="string">
            <text:p>{ word: 'pluck', <text:tab/>tipus: 'V', <text:tab/>res_ok: 0, res_ko: 0, meaning: ['arrancar, agaf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oak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remullar, empapar</text:p>
          </table:table-cell>
          <table:table-cell/>
          <table:table-cell table:formula="of:=&quot;{ word: '&quot; &amp; [.B83] &amp; &quot;', &quot; &amp; CHAR(9) &amp; &quot;tipus: '&quot; &amp; [.C83] &amp; &quot;', &quot; &amp; CHAR(9) &amp; &quot;res_ok: 0, res_ko: 0, meaning: ['&quot; &amp; [.E83] &amp; &quot;'] },&quot;" office:value-type="string" office:string-value="{ word: 'soak', &#9;tipus: 'V', &#9;res_ok: 0, res_ko: 0, meaning: ['remullar, empapar'] }," calcext:value-type="string">
            <text:p>{ word: 'soak', <text:tab/>tipus: 'V', <text:tab/>res_ok: 0, res_ko: 0, meaning: ['remullar, empap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av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delirar</text:p>
          </table:table-cell>
          <table:table-cell/>
          <table:table-cell table:formula="of:=&quot;{ word: '&quot; &amp; [.B84] &amp; &quot;', &quot; &amp; CHAR(9) &amp; &quot;tipus: '&quot; &amp; [.C84] &amp; &quot;', &quot; &amp; CHAR(9) &amp; &quot;res_ok: 0, res_ko: 0, meaning: ['&quot; &amp; [.E84] &amp; &quot;'] },&quot;" office:value-type="string" office:string-value="{ word: 'rave', &#9;tipus: 'V', &#9;res_ok: 0, res_ko: 0, meaning: ['delirar'] }," calcext:value-type="string">
            <text:p>{ word: 'rave', <text:tab/>tipus: 'V', <text:tab/>res_ok: 0, res_ko: 0, meaning: ['delir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leaver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ganivet de carniser</text:p>
          </table:table-cell>
          <table:table-cell/>
          <table:table-cell table:formula="of:=&quot;{ word: '&quot; &amp; [.B85] &amp; &quot;', &quot; &amp; CHAR(9) &amp; &quot;tipus: '&quot; &amp; [.C85] &amp; &quot;', &quot; &amp; CHAR(9) &amp; &quot;res_ok: 0, res_ko: 0, meaning: ['&quot; &amp; [.E85] &amp; &quot;'] },&quot;" office:value-type="string" office:string-value="{ word: 'cleaver', &#9;tipus: 'N', &#9;res_ok: 0, res_ko: 0, meaning: ['ganivet de carniser'] }," calcext:value-type="string">
            <text:p>{ word: 'cleaver', <text:tab/>tipus: 'N', <text:tab/>res_ok: 0, res_ko: 0, meaning: ['ganivet de carnise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efall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succeïr, succeir, esdevenir</text:p>
          </table:table-cell>
          <table:table-cell table:style-name="ce1" office:value-type="string" calcext:value-type="string">
            <text:p>succeïr, esdevenir</text:p>
          </table:table-cell>
          <table:table-cell/>
          <table:table-cell table:formula="of:=&quot;{ word: '&quot; &amp; [.B86] &amp; &quot;', &quot; &amp; CHAR(9) &amp; &quot;tipus: '&quot; &amp; [.C86] &amp; &quot;', &quot; &amp; CHAR(9) &amp; &quot;res_ok: 0, res_ko: 0, meaning: ['&quot; &amp; [.E86] &amp; &quot;'] },&quot;" office:value-type="string" office:string-value="{ word: 'befall', &#9;tipus: 'V', &#9;res_ok: 0, res_ko: 0, meaning: ['succeïr, esdevenir'] }," calcext:value-type="string">
            <text:p>{ word: 'befall', <text:tab/>tipus: 'V', <text:tab/>res_ok: 0, res_ko: 0, meaning: ['succeïr, esdeveni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ew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cosir</text:p>
          </table:table-cell>
          <table:table-cell/>
          <table:table-cell table:formula="of:=&quot;{ word: '&quot; &amp; [.B87] &amp; &quot;', &quot; &amp; CHAR(9) &amp; &quot;tipus: '&quot; &amp; [.C87] &amp; &quot;', &quot; &amp; CHAR(9) &amp; &quot;res_ok: 0, res_ko: 0, meaning: ['&quot; &amp; [.E87] &amp; &quot;'] },&quot;" office:value-type="string" office:string-value="{ word: 'sew', &#9;tipus: 'V', &#9;res_ok: 0, res_ko: 0, meaning: ['cosir'] }," calcext:value-type="string">
            <text:p>{ word: 'sew', <text:tab/>tipus: 'V', <text:tab/>res_ok: 0, res_ko: 0, meaning: ['cosi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eldom</text:p>
          </table:table-cell>
          <table:table-cell table:style-name="ce1" office:value-type="string" calcext:value-type="string">
            <text:p>Adv</text:p>
          </table:table-cell>
          <table:table-cell table:number-columns-repeated="2" table:style-name="ce1" office:value-type="string" calcext:value-type="string">
            <text:p>rarament</text:p>
          </table:table-cell>
          <table:table-cell/>
          <table:table-cell table:formula="of:=&quot;{ word: '&quot; &amp; [.B88] &amp; &quot;', &quot; &amp; CHAR(9) &amp; &quot;tipus: '&quot; &amp; [.C88] &amp; &quot;', &quot; &amp; CHAR(9) &amp; &quot;res_ok: 0, res_ko: 0, meaning: ['&quot; &amp; [.E88] &amp; &quot;'] },&quot;" office:value-type="string" office:string-value="{ word: 'seldom', &#9;tipus: 'Adv', &#9;res_ok: 0, res_ko: 0, meaning: ['rarament'] }," calcext:value-type="string">
            <text:p>{ word: 'seldom', <text:tab/>tipus: 'Adv', <text:tab/>res_ok: 0, res_ko: 0, meaning: ['raramen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ush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resa</text:p>
          </table:table-cell>
          <table:table-cell/>
          <table:table-cell table:formula="of:=&quot;{ word: '&quot; &amp; [.B89] &amp; &quot;', &quot; &amp; CHAR(9) &amp; &quot;tipus: '&quot; &amp; [.C89] &amp; &quot;', &quot; &amp; CHAR(9) &amp; &quot;res_ok: 0, res_ko: 0, meaning: ['&quot; &amp; [.E89] &amp; &quot;'] },&quot;" office:value-type="string" office:string-value="{ word: 'rush', &#9;tipus: 'N', &#9;res_ok: 0, res_ko: 0, meaning: ['presa'] }," calcext:value-type="string">
            <text:p>{ word: 'rush', <text:tab/>tipus: 'N', <text:tab/>res_ok: 0, res_ko: 0, meaning: ['pres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yawn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badallar, bostezar</text:p>
          </table:table-cell>
          <table:table-cell table:style-name="ce1" office:value-type="string" calcext:value-type="string">
            <text:p>badallar (bostezar)</text:p>
          </table:table-cell>
          <table:table-cell/>
          <table:table-cell table:formula="of:=&quot;{ word: '&quot; &amp; [.B90] &amp; &quot;', &quot; &amp; CHAR(9) &amp; &quot;tipus: '&quot; &amp; [.C90] &amp; &quot;', &quot; &amp; CHAR(9) &amp; &quot;res_ok: 0, res_ko: 0, meaning: ['&quot; &amp; [.E90] &amp; &quot;'] },&quot;" office:value-type="string" office:string-value="{ word: 'yawn', &#9;tipus: 'V', &#9;res_ok: 0, res_ko: 0, meaning: ['badallar (bostezar)'] }," calcext:value-type="string">
            <text:p>{ word: 'yawn', <text:tab/>tipus: 'V', <text:tab/>res_ok: 0, res_ko: 0, meaning: ['badallar (bostezar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oo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eler, màquina de telar</text:p>
          </table:table-cell>
          <table:table-cell table:style-name="ce1" office:value-type="string" calcext:value-type="string">
            <text:p>teler (màquina de telar)</text:p>
          </table:table-cell>
          <table:table-cell/>
          <table:table-cell table:formula="of:=&quot;{ word: '&quot; &amp; [.B91] &amp; &quot;', &quot; &amp; CHAR(9) &amp; &quot;tipus: '&quot; &amp; [.C91] &amp; &quot;', &quot; &amp; CHAR(9) &amp; &quot;res_ok: 0, res_ko: 0, meaning: ['&quot; &amp; [.E91] &amp; &quot;'] },&quot;" office:value-type="string" office:string-value="{ word: 'loom', &#9;tipus: 'N', &#9;res_ok: 0, res_ko: 0, meaning: ['teler (màquina de telar)'] }," calcext:value-type="string">
            <text:p>{ word: 'loom', <text:tab/>tipus: 'N', <text:tab/>res_ok: 0, res_ko: 0, meaning: ['teler (màquina de telar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piky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string" calcext:value-type="string">
            <text:p>puntiagut, punxagut</text:p>
          </table:table-cell>
          <table:table-cell table:style-name="ce1" office:value-type="string" calcext:value-type="string">
            <text:p>puntiagut</text:p>
          </table:table-cell>
          <table:table-cell/>
          <table:table-cell table:formula="of:=&quot;{ word: '&quot; &amp; [.B92] &amp; &quot;', &quot; &amp; CHAR(9) &amp; &quot;tipus: '&quot; &amp; [.C92] &amp; &quot;', &quot; &amp; CHAR(9) &amp; &quot;res_ok: 0, res_ko: 0, meaning: ['&quot; &amp; [.E92] &amp; &quot;'] },&quot;" office:value-type="string" office:string-value="{ word: 'spiky', &#9;tipus: 'Adj', &#9;res_ok: 0, res_ko: 0, meaning: ['puntiagut'] }," calcext:value-type="string">
            <text:p>{ word: 'spiky', <text:tab/>tipus: 'Adj', <text:tab/>res_ok: 0, res_ko: 0, meaning: ['puntiagu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itter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amarg</text:p>
          </table:table-cell>
          <table:table-cell/>
          <table:table-cell table:formula="of:=&quot;{ word: '&quot; &amp; [.B93] &amp; &quot;', &quot; &amp; CHAR(9) &amp; &quot;tipus: '&quot; &amp; [.C93] &amp; &quot;', &quot; &amp; CHAR(9) &amp; &quot;res_ok: 0, res_ko: 0, meaning: ['&quot; &amp; [.E93] &amp; &quot;'] },&quot;" office:value-type="string" office:string-value="{ word: 'bitter', &#9;tipus: 'Adj', &#9;res_ok: 0, res_ko: 0, meaning: ['amarg'] }," calcext:value-type="string">
            <text:p>{ word: 'bitter', <text:tab/>tipus: 'Adj', <text:tab/>res_ok: 0, res_ko: 0, meaning: ['amarg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rief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olor, mal, aflicció, pesar</text:p>
          </table:table-cell>
          <table:table-cell table:style-name="ce1" office:value-type="string" calcext:value-type="string">
            <text:p>dolor, mal</text:p>
          </table:table-cell>
          <table:table-cell/>
          <table:table-cell table:formula="of:=&quot;{ word: '&quot; &amp; [.B94] &amp; &quot;', &quot; &amp; CHAR(9) &amp; &quot;tipus: '&quot; &amp; [.C94] &amp; &quot;', &quot; &amp; CHAR(9) &amp; &quot;res_ok: 0, res_ko: 0, meaning: ['&quot; &amp; [.E94] &amp; &quot;'] },&quot;" office:value-type="string" office:string-value="{ word: 'grief', &#9;tipus: 'N', &#9;res_ok: 0, res_ko: 0, meaning: ['dolor, mal'] }," calcext:value-type="string">
            <text:p>{ word: 'grief', <text:tab/>tipus: 'N', <text:tab/>res_ok: 0, res_ko: 0, meaning: ['dolor, mal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eserv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merèixer</text:p>
          </table:table-cell>
          <table:table-cell/>
          <table:table-cell table:formula="of:=&quot;{ word: '&quot; &amp; [.B95] &amp; &quot;', &quot; &amp; CHAR(9) &amp; &quot;tipus: '&quot; &amp; [.C95] &amp; &quot;', &quot; &amp; CHAR(9) &amp; &quot;res_ok: 0, res_ko: 0, meaning: ['&quot; &amp; [.E95] &amp; &quot;'] },&quot;" office:value-type="string" office:string-value="{ word: 'deserve', &#9;tipus: 'V', &#9;res_ok: 0, res_ko: 0, meaning: ['merèixer'] }," calcext:value-type="string">
            <text:p>{ word: 'deserve', <text:tab/>tipus: 'V', <text:tab/>res_ok: 0, res_ko: 0, meaning: ['merèixe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corn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esdeny, menyspreu, desdén</text:p>
          </table:table-cell>
          <table:table-cell table:style-name="ce1" office:value-type="string" calcext:value-type="string">
            <text:p>desdeny, menyspreu (desdén)</text:p>
          </table:table-cell>
          <table:table-cell/>
          <table:table-cell table:formula="of:=&quot;{ word: '&quot; &amp; [.B96] &amp; &quot;', &quot; &amp; CHAR(9) &amp; &quot;tipus: '&quot; &amp; [.C96] &amp; &quot;', &quot; &amp; CHAR(9) &amp; &quot;res_ok: 0, res_ko: 0, meaning: ['&quot; &amp; [.E96] &amp; &quot;'] },&quot;" office:value-type="string" office:string-value="{ word: 'scorn', &#9;tipus: 'N', &#9;res_ok: 0, res_ko: 0, meaning: ['desdeny, menyspreu (desdén)'] }," calcext:value-type="string">
            <text:p>{ word: 'scorn', <text:tab/>tipus: 'N', <text:tab/>res_ok: 0, res_ko: 0, meaning: ['desdeny, menyspreu (desdén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rth</text:p>
          </table:table-cell>
          <table:table-cell table:style-name="ce1" office:value-type="string" calcext:value-type="string">
            <text:p>Adv</text:p>
          </table:table-cell>
          <table:table-cell table:number-columns-repeated="2" table:style-name="ce1" office:value-type="string" calcext:value-type="string">
            <text:p>endavant</text:p>
          </table:table-cell>
          <table:table-cell/>
          <table:table-cell table:formula="of:=&quot;{ word: '&quot; &amp; [.B97] &amp; &quot;', &quot; &amp; CHAR(9) &amp; &quot;tipus: '&quot; &amp; [.C97] &amp; &quot;', &quot; &amp; CHAR(9) &amp; &quot;res_ok: 0, res_ko: 0, meaning: ['&quot; &amp; [.E97] &amp; &quot;'] },&quot;" office:value-type="string" office:string-value="{ word: 'forth', &#9;tipus: 'Adv', &#9;res_ok: 0, res_ko: 0, meaning: ['endavant'] }," calcext:value-type="string">
            <text:p>{ word: 'forth', <text:tab/>tipus: 'Adv', <text:tab/>res_ok: 0, res_ko: 0, meaning: ['endavan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aint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dèbil, tènue, desmaiat</text:p>
          </table:table-cell>
          <table:table-cell/>
          <table:table-cell table:formula="of:=&quot;{ word: '&quot; &amp; [.B98] &amp; &quot;', &quot; &amp; CHAR(9) &amp; &quot;tipus: '&quot; &amp; [.C98] &amp; &quot;', &quot; &amp; CHAR(9) &amp; &quot;res_ok: 0, res_ko: 0, meaning: ['&quot; &amp; [.E98] &amp; &quot;'] },&quot;" office:value-type="string" office:string-value="{ word: 'faint', &#9;tipus: 'Adj', &#9;res_ok: 0, res_ko: 0, meaning: ['dèbil, tènue, desmaiat'] }," calcext:value-type="string">
            <text:p>{ word: 'faint', <text:tab/>tipus: 'Adj', <text:tab/>res_ok: 0, res_ko: 0, meaning: ['dèbil, tènue, desmaia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aint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desmaiar</text:p>
          </table:table-cell>
          <table:table-cell table:style-name="ce1" office:value-type="string" calcext:value-type="string">
            <text:p>desmaiar-se</text:p>
          </table:table-cell>
          <table:table-cell/>
          <table:table-cell table:formula="of:=&quot;{ word: '&quot; &amp; [.B99] &amp; &quot;', &quot; &amp; CHAR(9) &amp; &quot;tipus: '&quot; &amp; [.C99] &amp; &quot;', &quot; &amp; CHAR(9) &amp; &quot;res_ok: 0, res_ko: 0, meaning: ['&quot; &amp; [.E99] &amp; &quot;'] },&quot;" office:value-type="string" office:string-value="{ word: 'faint', &#9;tipus: 'V', &#9;res_ok: 0, res_ko: 0, meaning: ['desmaiar-se'] }," calcext:value-type="string">
            <text:p>{ word: 'faint', <text:tab/>tipus: 'V', <text:tab/>res_ok: 0, res_ko: 0, meaning: ['desmaiar-se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oil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treball físic, esforç</text:p>
          </table:table-cell>
          <table:table-cell/>
          <table:table-cell table:formula="of:=&quot;{ word: '&quot; &amp; [.B100] &amp; &quot;', &quot; &amp; CHAR(9) &amp; &quot;tipus: '&quot; &amp; [.C100] &amp; &quot;', &quot; &amp; CHAR(9) &amp; &quot;res_ok: 0, res_ko: 0, meaning: ['&quot; &amp; [.E100] &amp; &quot;'] },&quot;" office:value-type="string" office:string-value="{ word: 'toil', &#9;tipus: 'N', &#9;res_ok: 0, res_ko: 0, meaning: ['treball físic, esforç'] }," calcext:value-type="string">
            <text:p>{ word: 'toil', <text:tab/>tipus: 'N', <text:tab/>res_ok: 0, res_ko: 0, meaning: ['treball físic, esforç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aw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string" calcext:value-type="string">
            <text:p>cru, crudo</text:p>
          </table:table-cell>
          <table:table-cell table:style-name="ce1" office:value-type="string" calcext:value-type="string">
            <text:p>cru (crudo)</text:p>
          </table:table-cell>
          <table:table-cell/>
          <table:table-cell table:formula="of:=&quot;{ word: '&quot; &amp; [.B101] &amp; &quot;', &quot; &amp; CHAR(9) &amp; &quot;tipus: '&quot; &amp; [.C101] &amp; &quot;', &quot; &amp; CHAR(9) &amp; &quot;res_ok: 0, res_ko: 0, meaning: ['&quot; &amp; [.E101] &amp; &quot;'] },&quot;" office:value-type="string" office:string-value="{ word: 'raw', &#9;tipus: 'Adj', &#9;res_ok: 0, res_ko: 0, meaning: ['cru (crudo)'] }," calcext:value-type="string">
            <text:p>{ word: 'raw', <text:tab/>tipus: 'Adj', <text:tab/>res_ok: 0, res_ko: 0, meaning: ['cru (crudo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narrow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estret</text:p>
          </table:table-cell>
          <table:table-cell/>
          <table:table-cell table:formula="of:=&quot;{ word: '&quot; &amp; [.B102] &amp; &quot;', &quot; &amp; CHAR(9) &amp; &quot;tipus: '&quot; &amp; [.C102] &amp; &quot;', &quot; &amp; CHAR(9) &amp; &quot;res_ok: 0, res_ko: 0, meaning: ['&quot; &amp; [.E102] &amp; &quot;'] },&quot;" office:value-type="string" office:string-value="{ word: 'narrow', &#9;tipus: 'Adj', &#9;res_ok: 0, res_ko: 0, meaning: ['estret'] }," calcext:value-type="string">
            <text:p>{ word: 'narrow', <text:tab/>tipus: 'Adj', <text:tab/>res_ok: 0, res_ko: 0, meaning: ['estre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raven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covard</text:p>
          </table:table-cell>
          <table:table-cell/>
          <table:table-cell table:formula="of:=&quot;{ word: '&quot; &amp; [.B103] &amp; &quot;', &quot; &amp; CHAR(9) &amp; &quot;tipus: '&quot; &amp; [.C103] &amp; &quot;', &quot; &amp; CHAR(9) &amp; &quot;res_ok: 0, res_ko: 0, meaning: ['&quot; &amp; [.E103] &amp; &quot;'] },&quot;" office:value-type="string" office:string-value="{ word: 'craven', &#9;tipus: 'Adj', &#9;res_ok: 0, res_ko: 0, meaning: ['covard'] }," calcext:value-type="string">
            <text:p>{ word: 'craven', <text:tab/>tipus: 'Adj', <text:tab/>res_ok: 0, res_ko: 0, meaning: ['covard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iggle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bellugar, remenar, menear</text:p>
          </table:table-cell>
          <table:table-cell table:style-name="ce1" office:value-type="string" calcext:value-type="string">
            <text:p>bellugar, remenar (menear)</text:p>
          </table:table-cell>
          <table:table-cell/>
          <table:table-cell table:formula="of:=&quot;{ word: '&quot; &amp; [.B104] &amp; &quot;', &quot; &amp; CHAR(9) &amp; &quot;tipus: '&quot; &amp; [.C104] &amp; &quot;', &quot; &amp; CHAR(9) &amp; &quot;res_ok: 0, res_ko: 0, meaning: ['&quot; &amp; [.E104] &amp; &quot;'] },&quot;" office:value-type="string" office:string-value="{ word: 'wiggle', &#9;tipus: 'V', &#9;res_ok: 0, res_ko: 0, meaning: ['bellugar, remenar (menear)'] }," calcext:value-type="string">
            <text:p>{ word: 'wiggle', <text:tab/>tipus: 'V', <text:tab/>res_ok: 0, res_ko: 0, meaning: ['bellugar, remenar (menear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op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orda</text:p>
          </table:table-cell>
          <table:table-cell/>
          <table:table-cell table:formula="of:=&quot;{ word: '&quot; &amp; [.B105] &amp; &quot;', &quot; &amp; CHAR(9) &amp; &quot;tipus: '&quot; &amp; [.C105] &amp; &quot;', &quot; &amp; CHAR(9) &amp; &quot;res_ok: 0, res_ko: 0, meaning: ['&quot; &amp; [.E105] &amp; &quot;'] },&quot;" office:value-type="string" office:string-value="{ word: 'rope', &#9;tipus: 'N', &#9;res_ok: 0, res_ko: 0, meaning: ['corda'] }," calcext:value-type="string">
            <text:p>{ word: 'rope', <text:tab/>tipus: 'N', <text:tab/>res_ok: 0, res_ko: 0, meaning: ['cord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egret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lamentar, saber greu</text:p>
          </table:table-cell>
          <table:table-cell/>
          <table:table-cell table:formula="of:=&quot;{ word: '&quot; &amp; [.B106] &amp; &quot;', &quot; &amp; CHAR(9) &amp; &quot;tipus: '&quot; &amp; [.C106] &amp; &quot;', &quot; &amp; CHAR(9) &amp; &quot;res_ok: 0, res_ko: 0, meaning: ['&quot; &amp; [.E106] &amp; &quot;'] },&quot;" office:value-type="string" office:string-value="{ word: 'regret', &#9;tipus: 'V', &#9;res_ok: 0, res_ko: 0, meaning: ['lamentar, saber greu'] }," calcext:value-type="string">
            <text:p>{ word: 'regret', <text:tab/>tipus: 'V', <text:tab/>res_ok: 0, res_ko: 0, meaning: ['lamentar, saber greu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no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ús, nus</text:p>
          </table:table-cell>
          <table:table-cell table:style-name="ce1" office:value-type="string" calcext:value-type="string">
            <text:p>nús</text:p>
          </table:table-cell>
          <table:table-cell/>
          <table:table-cell table:formula="of:=&quot;{ word: '&quot; &amp; [.B107] &amp; &quot;', &quot; &amp; CHAR(9) &amp; &quot;tipus: '&quot; &amp; [.C107] &amp; &quot;', &quot; &amp; CHAR(9) &amp; &quot;res_ok: 0, res_ko: 0, meaning: ['&quot; &amp; [.E107] &amp; &quot;'] },&quot;" office:value-type="string" office:string-value="{ word: 'knot', &#9;tipus: 'N', &#9;res_ok: 0, res_ko: 0, meaning: ['nús'] }," calcext:value-type="string">
            <text:p>{ word: 'knot', <text:tab/>tipus: 'N', <text:tab/>res_ok: 0, res_ko: 0, meaning: ['nús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ie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lligar amb un nús, lligar amb un nus, lligar</text:p>
          </table:table-cell>
          <table:table-cell table:style-name="ce1" office:value-type="string" calcext:value-type="string">
            <text:p>lligar amb un nús</text:p>
          </table:table-cell>
          <table:table-cell/>
          <table:table-cell table:formula="of:=&quot;{ word: '&quot; &amp; [.B108] &amp; &quot;', &quot; &amp; CHAR(9) &amp; &quot;tipus: '&quot; &amp; [.C108] &amp; &quot;', &quot; &amp; CHAR(9) &amp; &quot;res_ok: 0, res_ko: 0, meaning: ['&quot; &amp; [.E108] &amp; &quot;'] },&quot;" office:value-type="string" office:string-value="{ word: 'tie', &#9;tipus: 'V', &#9;res_ok: 0, res_ko: 0, meaning: ['lligar amb un nús'] }," calcext:value-type="string">
            <text:p>{ word: 'tie', <text:tab/>tipus: 'V', <text:tab/>res_ok: 0, res_ko: 0, meaning: ['lligar amb un nús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i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orbata</text:p>
          </table:table-cell>
          <table:table-cell/>
          <table:table-cell table:formula="of:=&quot;{ word: '&quot; &amp; [.B109] &amp; &quot;', &quot; &amp; CHAR(9) &amp; &quot;tipus: '&quot; &amp; [.C109] &amp; &quot;', &quot; &amp; CHAR(9) &amp; &quot;res_ok: 0, res_ko: 0, meaning: ['&quot; &amp; [.E109] &amp; &quot;'] },&quot;" office:value-type="string" office:string-value="{ word: 'tie', &#9;tipus: 'N', &#9;res_ok: 0, res_ko: 0, meaning: ['corbata'] }," calcext:value-type="string">
            <text:p>{ word: 'tie', <text:tab/>tipus: 'N', <text:tab/>res_ok: 0, res_ko: 0, meaning: ['corbat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asten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cordar, fixar, abrochar</text:p>
          </table:table-cell>
          <table:table-cell table:style-name="ce1" office:value-type="string" calcext:value-type="string">
            <text:p>cordar, fixar (abrochar)</text:p>
          </table:table-cell>
          <table:table-cell/>
          <table:table-cell table:formula="of:=&quot;{ word: '&quot; &amp; [.B110] &amp; &quot;', &quot; &amp; CHAR(9) &amp; &quot;tipus: '&quot; &amp; [.C110] &amp; &quot;', &quot; &amp; CHAR(9) &amp; &quot;res_ok: 0, res_ko: 0, meaning: ['&quot; &amp; [.E110] &amp; &quot;'] },&quot;" office:value-type="string" office:string-value="{ word: 'fasten', &#9;tipus: 'V', &#9;res_ok: 0, res_ko: 0, meaning: ['cordar, fixar (abrochar)'] }," calcext:value-type="string">
            <text:p>{ word: 'fasten', <text:tab/>tipus: 'V', <text:tab/>res_ok: 0, res_ko: 0, meaning: ['cordar, fixar (abrochar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rak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fre</text:p>
          </table:table-cell>
          <table:table-cell/>
          <table:table-cell table:formula="of:=&quot;{ word: '&quot; &amp; [.B111] &amp; &quot;', &quot; &amp; CHAR(9) &amp; &quot;tipus: '&quot; &amp; [.C111] &amp; &quot;', &quot; &amp; CHAR(9) &amp; &quot;res_ok: 0, res_ko: 0, meaning: ['&quot; &amp; [.E111] &amp; &quot;'] },&quot;" office:value-type="string" office:string-value="{ word: 'brake', &#9;tipus: 'N', &#9;res_ok: 0, res_ko: 0, meaning: ['fre'] }," calcext:value-type="string">
            <text:p>{ word: 'brake', <text:tab/>tipus: 'N', <text:tab/>res_ok: 0, res_ko: 0, meaning: ['fre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wallow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empasar, empassar, engullir, tragar</text:p>
          </table:table-cell>
          <table:table-cell table:style-name="ce1" office:value-type="string" calcext:value-type="string">
            <text:p>empasar</text:p>
          </table:table-cell>
          <table:table-cell/>
          <table:table-cell table:formula="of:=&quot;{ word: '&quot; &amp; [.B112] &amp; &quot;', &quot; &amp; CHAR(9) &amp; &quot;tipus: '&quot; &amp; [.C112] &amp; &quot;', &quot; &amp; CHAR(9) &amp; &quot;res_ok: 0, res_ko: 0, meaning: ['&quot; &amp; [.E112] &amp; &quot;'] },&quot;" office:value-type="string" office:string-value="{ word: 'swallow', &#9;tipus: 'V', &#9;res_ok: 0, res_ko: 0, meaning: ['empasar'] }," calcext:value-type="string">
            <text:p>{ word: 'swallow', <text:tab/>tipus: 'V', <text:tab/>res_ok: 0, res_ko: 0, meaning: ['empas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hallow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superficial, poc profund</text:p>
          </table:table-cell>
          <table:table-cell/>
          <table:table-cell table:formula="of:=&quot;{ word: '&quot; &amp; [.B113] &amp; &quot;', &quot; &amp; CHAR(9) &amp; &quot;tipus: '&quot; &amp; [.C113] &amp; &quot;', &quot; &amp; CHAR(9) &amp; &quot;res_ok: 0, res_ko: 0, meaning: ['&quot; &amp; [.E113] &amp; &quot;'] },&quot;" office:value-type="string" office:string-value="{ word: 'shallow', &#9;tipus: 'Adj', &#9;res_ok: 0, res_ko: 0, meaning: ['superficial, poc profund'] }," calcext:value-type="string">
            <text:p>{ word: 'shallow', <text:tab/>tipus: 'Adj', <text:tab/>res_ok: 0, res_ko: 0, meaning: ['superficial, poc profund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dvis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aconsellar</text:p>
          </table:table-cell>
          <table:table-cell/>
          <table:table-cell table:formula="of:=&quot;{ word: '&quot; &amp; [.B114] &amp; &quot;', &quot; &amp; CHAR(9) &amp; &quot;tipus: '&quot; &amp; [.C114] &amp; &quot;', &quot; &amp; CHAR(9) &amp; &quot;res_ok: 0, res_ko: 0, meaning: ['&quot; &amp; [.E114] &amp; &quot;'] },&quot;" office:value-type="string" office:string-value="{ word: 'advise', &#9;tipus: 'V', &#9;res_ok: 0, res_ko: 0, meaning: ['aconsellar'] }," calcext:value-type="string">
            <text:p>{ word: 'advise', <text:tab/>tipus: 'V', <text:tab/>res_ok: 0, res_ko: 0, meaning: ['aconsell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oid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evitar</text:p>
          </table:table-cell>
          <table:table-cell/>
          <table:table-cell table:formula="of:=&quot;{ word: '&quot; &amp; [.B115] &amp; &quot;', &quot; &amp; CHAR(9) &amp; &quot;tipus: '&quot; &amp; [.C115] &amp; &quot;', &quot; &amp; CHAR(9) &amp; &quot;res_ok: 0, res_ko: 0, meaning: ['&quot; &amp; [.E115] &amp; &quot;'] },&quot;" office:value-type="string" office:string-value="{ word: 'avoid', &#9;tipus: 'V', &#9;res_ok: 0, res_ko: 0, meaning: ['evitar'] }," calcext:value-type="string">
            <text:p>{ word: 'avoid', <text:tab/>tipus: 'V', <text:tab/>res_ok: 0, res_ko: 0, meaning: ['evit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way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influència</text:p>
          </table:table-cell>
          <table:table-cell/>
          <table:table-cell table:formula="of:=&quot;{ word: '&quot; &amp; [.B116] &amp; &quot;', &quot; &amp; CHAR(9) &amp; &quot;tipus: '&quot; &amp; [.C116] &amp; &quot;', &quot; &amp; CHAR(9) &amp; &quot;res_ok: 0, res_ko: 0, meaning: ['&quot; &amp; [.E116] &amp; &quot;'] },&quot;" office:value-type="string" office:string-value="{ word: 'sway', &#9;tipus: 'N', &#9;res_ok: 0, res_ko: 0, meaning: ['influència'] }," calcext:value-type="string">
            <text:p>{ word: 'sway', <text:tab/>tipus: 'N', <text:tab/>res_ok: 0, res_ko: 0, meaning: ['influènci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lap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bofetada</text:p>
          </table:table-cell>
          <table:table-cell/>
          <table:table-cell table:formula="of:=&quot;{ word: '&quot; &amp; [.B117] &amp; &quot;', &quot; &amp; CHAR(9) &amp; &quot;tipus: '&quot; &amp; [.C117] &amp; &quot;', &quot; &amp; CHAR(9) &amp; &quot;res_ok: 0, res_ko: 0, meaning: ['&quot; &amp; [.E117] &amp; &quot;'] },&quot;" office:value-type="string" office:string-value="{ word: 'slap', &#9;tipus: 'N', &#9;res_ok: 0, res_ko: 0, meaning: ['bofetada'] }," calcext:value-type="string">
            <text:p>{ word: 'slap', <text:tab/>tipus: 'N', <text:tab/>res_ok: 0, res_ko: 0, meaning: ['bofetad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lap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aplaudir</text:p>
          </table:table-cell>
          <table:table-cell/>
          <table:table-cell table:formula="of:=&quot;{ word: '&quot; &amp; [.B118] &amp; &quot;', &quot; &amp; CHAR(9) &amp; &quot;tipus: '&quot; &amp; [.C118] &amp; &quot;', &quot; &amp; CHAR(9) &amp; &quot;res_ok: 0, res_ko: 0, meaning: ['&quot; &amp; [.E118] &amp; &quot;'] },&quot;" office:value-type="string" office:string-value="{ word: 'clap', &#9;tipus: 'V', &#9;res_ok: 0, res_ko: 0, meaning: ['aplaudir'] }," calcext:value-type="string">
            <text:p>{ word: 'clap', <text:tab/>tipus: 'V', <text:tab/>res_ok: 0, res_ko: 0, meaning: ['aplaudi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rope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tentar, (de tentació)</text:p>
          </table:table-cell>
          <table:table-cell table:style-name="ce1" office:value-type="string" calcext:value-type="string">
            <text:p>tentar (de tentació)</text:p>
          </table:table-cell>
          <table:table-cell/>
          <table:table-cell table:formula="of:=&quot;{ word: '&quot; &amp; [.B119] &amp; &quot;', &quot; &amp; CHAR(9) &amp; &quot;tipus: '&quot; &amp; [.C119] &amp; &quot;', &quot; &amp; CHAR(9) &amp; &quot;res_ok: 0, res_ko: 0, meaning: ['&quot; &amp; [.E119] &amp; &quot;'] },&quot;" office:value-type="string" office:string-value="{ word: 'grope', &#9;tipus: 'V', &#9;res_ok: 0, res_ko: 0, meaning: ['tentar (de tentació)'] }," calcext:value-type="string">
            <text:p>{ word: 'grope', <text:tab/>tipus: 'V', <text:tab/>res_ok: 0, res_ko: 0, meaning: ['tentar (de tentació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mooth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string" calcext:value-type="string">
            <text:p>llis, (de superfície llisa)</text:p>
          </table:table-cell>
          <table:table-cell table:style-name="ce1" office:value-type="string" calcext:value-type="string">
            <text:p>llis (superfície llisa)</text:p>
          </table:table-cell>
          <table:table-cell/>
          <table:table-cell table:formula="of:=&quot;{ word: '&quot; &amp; [.B120] &amp; &quot;', &quot; &amp; CHAR(9) &amp; &quot;tipus: '&quot; &amp; [.C120] &amp; &quot;', &quot; &amp; CHAR(9) &amp; &quot;res_ok: 0, res_ko: 0, meaning: ['&quot; &amp; [.E120] &amp; &quot;'] },&quot;" office:value-type="string" office:string-value="{ word: 'smooth', &#9;tipus: 'Adj', &#9;res_ok: 0, res_ko: 0, meaning: ['llis (superfície llisa)'] }," calcext:value-type="string">
            <text:p>{ word: 'smooth', <text:tab/>tipus: 'Adj', <text:tab/>res_ok: 0, res_ko: 0, meaning: ['llis (superfície llisa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hesitat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vacilar</text:p>
          </table:table-cell>
          <table:table-cell/>
          <table:table-cell table:formula="of:=&quot;{ word: '&quot; &amp; [.B121] &amp; &quot;', &quot; &amp; CHAR(9) &amp; &quot;tipus: '&quot; &amp; [.C121] &amp; &quot;', &quot; &amp; CHAR(9) &amp; &quot;res_ok: 0, res_ko: 0, meaning: ['&quot; &amp; [.E121] &amp; &quot;'] },&quot;" office:value-type="string" office:string-value="{ word: 'hesitate', &#9;tipus: 'V', &#9;res_ok: 0, res_ko: 0, meaning: ['vacilar'] }," calcext:value-type="string">
            <text:p>{ word: 'hesitate', <text:tab/>tipus: 'V', <text:tab/>res_ok: 0, res_ko: 0, meaning: ['vacil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ip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madur</text:p>
          </table:table-cell>
          <table:table-cell/>
          <table:table-cell table:formula="of:=&quot;{ word: '&quot; &amp; [.B122] &amp; &quot;', &quot; &amp; CHAR(9) &amp; &quot;tipus: '&quot; &amp; [.C122] &amp; &quot;', &quot; &amp; CHAR(9) &amp; &quot;res_ok: 0, res_ko: 0, meaning: ['&quot; &amp; [.E122] &amp; &quot;'] },&quot;" office:value-type="string" office:string-value="{ word: 'ripe', &#9;tipus: 'N', &#9;res_ok: 0, res_ko: 0, meaning: ['madur'] }," calcext:value-type="string">
            <text:p>{ word: 'ripe', <text:tab/>tipus: 'N', <text:tab/>res_ok: 0, res_ko: 0, meaning: ['madu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rid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as llarg, gambada, zancada</text:p>
          </table:table-cell>
          <table:table-cell table:style-name="ce1" office:value-type="string" calcext:value-type="string">
            <text:p>pas llarg (gambada/zancada)</text:p>
          </table:table-cell>
          <table:table-cell/>
          <table:table-cell table:formula="of:=&quot;{ word: '&quot; &amp; [.B123] &amp; &quot;', &quot; &amp; CHAR(9) &amp; &quot;tipus: '&quot; &amp; [.C123] &amp; &quot;', &quot; &amp; CHAR(9) &amp; &quot;res_ok: 0, res_ko: 0, meaning: ['&quot; &amp; [.E123] &amp; &quot;'] },&quot;" office:value-type="string" office:string-value="{ word: 'stride', &#9;tipus: 'N', &#9;res_ok: 0, res_ko: 0, meaning: ['pas llarg (gambada/zancada)'] }," calcext:value-type="string">
            <text:p>{ word: 'stride', <text:tab/>tipus: 'N', <text:tab/>res_ok: 0, res_ko: 0, meaning: ['pas llarg (gambada/zancada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ea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làgrima, estrip</text:p>
          </table:table-cell>
          <table:table-cell table:style-name="ce1" office:value-type="string" calcext:value-type="string">
            <text:p>llàgrima / estrip</text:p>
          </table:table-cell>
          <table:table-cell/>
          <table:table-cell table:formula="of:=&quot;{ word: '&quot; &amp; [.B124] &amp; &quot;', &quot; &amp; CHAR(9) &amp; &quot;tipus: '&quot; &amp; [.C124] &amp; &quot;', &quot; &amp; CHAR(9) &amp; &quot;res_ok: 0, res_ko: 0, meaning: ['&quot; &amp; [.E124] &amp; &quot;'] },&quot;" office:value-type="string" office:string-value="{ word: 'tear', &#9;tipus: 'N', &#9;res_ok: 0, res_ko: 0, meaning: ['llàgrima / estrip'] }," calcext:value-type="string">
            <text:p>{ word: 'tear', <text:tab/>tipus: 'N', <text:tab/>res_ok: 0, res_ko: 0, meaning: ['llàgrima / estrip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upple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flexible</text:p>
          </table:table-cell>
          <table:table-cell/>
          <table:table-cell table:formula="of:=&quot;{ word: '&quot; &amp; [.B125] &amp; &quot;', &quot; &amp; CHAR(9) &amp; &quot;tipus: '&quot; &amp; [.C125] &amp; &quot;', &quot; &amp; CHAR(9) &amp; &quot;res_ok: 0, res_ko: 0, meaning: ['&quot; &amp; [.E125] &amp; &quot;'] },&quot;" office:value-type="string" office:string-value="{ word: 'supple', &#9;tipus: 'Adj', &#9;res_ok: 0, res_ko: 0, meaning: ['flexible'] }," calcext:value-type="string">
            <text:p>{ word: 'supple', <text:tab/>tipus: 'Adj', <text:tab/>res_ok: 0, res_ko: 0, meaning: ['flexible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hasty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apresurat, precipitat</text:p>
          </table:table-cell>
          <table:table-cell/>
          <table:table-cell table:formula="of:=&quot;{ word: '&quot; &amp; [.B126] &amp; &quot;', &quot; &amp; CHAR(9) &amp; &quot;tipus: '&quot; &amp; [.C126] &amp; &quot;', &quot; &amp; CHAR(9) &amp; &quot;res_ok: 0, res_ko: 0, meaning: ['&quot; &amp; [.E126] &amp; &quot;'] },&quot;" office:value-type="string" office:string-value="{ word: 'hasty', &#9;tipus: 'Adj', &#9;res_ok: 0, res_ko: 0, meaning: ['apresurat, precipitat'] }," calcext:value-type="string">
            <text:p>{ word: 'hasty', <text:tab/>tipus: 'Adj', <text:tab/>res_ok: 0, res_ko: 0, meaning: ['apresurat, precipita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eneath</text:p>
          </table:table-cell>
          <table:table-cell table:style-name="ce1" office:value-type="string" calcext:value-type="string">
            <text:p>P</text:p>
          </table:table-cell>
          <table:table-cell table:number-columns-repeated="2" table:style-name="ce1" office:value-type="string" calcext:value-type="string">
            <text:p>a sota</text:p>
          </table:table-cell>
          <table:table-cell/>
          <table:table-cell table:formula="of:=&quot;{ word: '&quot; &amp; [.B127] &amp; &quot;', &quot; &amp; CHAR(9) &amp; &quot;tipus: '&quot; &amp; [.C127] &amp; &quot;', &quot; &amp; CHAR(9) &amp; &quot;res_ok: 0, res_ko: 0, meaning: ['&quot; &amp; [.E127] &amp; &quot;'] },&quot;" office:value-type="string" office:string-value="{ word: 'beneath', &#9;tipus: 'P', &#9;res_ok: 0, res_ko: 0, meaning: ['a sota'] }," calcext:value-type="string">
            <text:p>{ word: 'beneath', <text:tab/>tipus: 'P', <text:tab/>res_ok: 0, res_ko: 0, meaning: ['a sot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oot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discutible</text:p>
          </table:table-cell>
          <table:table-cell/>
          <table:table-cell table:formula="of:=&quot;{ word: '&quot; &amp; [.B128] &amp; &quot;', &quot; &amp; CHAR(9) &amp; &quot;tipus: '&quot; &amp; [.C128] &amp; &quot;', &quot; &amp; CHAR(9) &amp; &quot;res_ok: 0, res_ko: 0, meaning: ['&quot; &amp; [.E128] &amp; &quot;'] },&quot;" office:value-type="string" office:string-value="{ word: 'moot', &#9;tipus: 'Adj', &#9;res_ok: 0, res_ko: 0, meaning: ['discutible'] }," calcext:value-type="string">
            <text:p>{ word: 'moot', <text:tab/>tipus: 'Adj', <text:tab/>res_ok: 0, res_ko: 0, meaning: ['discutible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ald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alvo</text:p>
          </table:table-cell>
          <table:table-cell/>
          <table:table-cell table:formula="of:=&quot;{ word: '&quot; &amp; [.B129] &amp; &quot;', &quot; &amp; CHAR(9) &amp; &quot;tipus: '&quot; &amp; [.C129] &amp; &quot;', &quot; &amp; CHAR(9) &amp; &quot;res_ok: 0, res_ko: 0, meaning: ['&quot; &amp; [.E129] &amp; &quot;'] },&quot;" office:value-type="string" office:string-value="{ word: 'bald', &#9;tipus: 'N', &#9;res_ok: 0, res_ko: 0, meaning: ['calvo'] }," calcext:value-type="string">
            <text:p>{ word: 'bald', <text:tab/>tipus: 'N', <text:tab/>res_ok: 0, res_ko: 0, meaning: ['calv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usk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vespre</text:p>
          </table:table-cell>
          <table:table-cell/>
          <table:table-cell table:formula="of:=&quot;{ word: '&quot; &amp; [.B130] &amp; &quot;', &quot; &amp; CHAR(9) &amp; &quot;tipus: '&quot; &amp; [.C130] &amp; &quot;', &quot; &amp; CHAR(9) &amp; &quot;res_ok: 0, res_ko: 0, meaning: ['&quot; &amp; [.E130] &amp; &quot;'] },&quot;" office:value-type="string" office:string-value="{ word: 'dusk', &#9;tipus: 'N', &#9;res_ok: 0, res_ko: 0, meaning: ['vespre'] }," calcext:value-type="string">
            <text:p>{ word: 'dusk', <text:tab/>tipus: 'N', <text:tab/>res_ok: 0, res_ko: 0, meaning: ['vespre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air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just, raonable</text:p>
          </table:table-cell>
          <table:table-cell/>
          <table:table-cell table:formula="of:=&quot;{ word: '&quot; &amp; [.B131] &amp; &quot;', &quot; &amp; CHAR(9) &amp; &quot;tipus: '&quot; &amp; [.C131] &amp; &quot;', &quot; &amp; CHAR(9) &amp; &quot;res_ok: 0, res_ko: 0, meaning: ['&quot; &amp; [.E131] &amp; &quot;'] },&quot;" office:value-type="string" office:string-value="{ word: 'fair', &#9;tipus: 'Adj', &#9;res_ok: 0, res_ko: 0, meaning: ['just, raonable'] }," calcext:value-type="string">
            <text:p>{ word: 'fair', <text:tab/>tipus: 'Adj', <text:tab/>res_ok: 0, res_ko: 0, meaning: ['just, raonable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airly</text:p>
          </table:table-cell>
          <table:table-cell table:style-name="ce1" office:value-type="string" calcext:value-type="string">
            <text:p>Adv</text:p>
          </table:table-cell>
          <table:table-cell table:number-columns-repeated="2" table:style-name="ce1" office:value-type="string" calcext:value-type="string">
            <text:p>bastant</text:p>
          </table:table-cell>
          <table:table-cell/>
          <table:table-cell table:formula="of:=&quot;{ word: '&quot; &amp; [.B132] &amp; &quot;', &quot; &amp; CHAR(9) &amp; &quot;tipus: '&quot; &amp; [.C132] &amp; &quot;', &quot; &amp; CHAR(9) &amp; &quot;res_ok: 0, res_ko: 0, meaning: ['&quot; &amp; [.E132] &amp; &quot;'] },&quot;" office:value-type="string" office:string-value="{ word: 'fairly', &#9;tipus: 'Adv', &#9;res_ok: 0, res_ko: 0, meaning: ['bastant'] }," calcext:value-type="string">
            <text:p>{ word: 'fairly', <text:tab/>tipus: 'Adv', <text:tab/>res_ok: 0, res_ko: 0, meaning: ['bastan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retty</text:p>
          </table:table-cell>
          <table:table-cell table:style-name="ce1" office:value-type="string" calcext:value-type="string">
            <text:p>Adv</text:p>
          </table:table-cell>
          <table:table-cell table:number-columns-repeated="2" table:style-name="ce1" office:value-type="string" calcext:value-type="string">
            <text:p>bastant</text:p>
          </table:table-cell>
          <table:table-cell/>
          <table:table-cell table:formula="of:=&quot;{ word: '&quot; &amp; [.B133] &amp; &quot;', &quot; &amp; CHAR(9) &amp; &quot;tipus: '&quot; &amp; [.C133] &amp; &quot;', &quot; &amp; CHAR(9) &amp; &quot;res_ok: 0, res_ko: 0, meaning: ['&quot; &amp; [.E133] &amp; &quot;'] },&quot;" office:value-type="string" office:string-value="{ word: 'pretty', &#9;tipus: 'Adv', &#9;res_ok: 0, res_ko: 0, meaning: ['bastant'] }," calcext:value-type="string">
            <text:p>{ word: 'pretty', <text:tab/>tipus: 'Adv', <text:tab/>res_ok: 0, res_ko: 0, meaning: ['bastan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retty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bonic</text:p>
          </table:table-cell>
          <table:table-cell/>
          <table:table-cell table:formula="of:=&quot;{ word: '&quot; &amp; [.B134] &amp; &quot;', &quot; &amp; CHAR(9) &amp; &quot;tipus: '&quot; &amp; [.C134] &amp; &quot;', &quot; &amp; CHAR(9) &amp; &quot;res_ok: 0, res_ko: 0, meaning: ['&quot; &amp; [.E134] &amp; &quot;'] },&quot;" office:value-type="string" office:string-value="{ word: 'pretty', &#9;tipus: 'Adj', &#9;res_ok: 0, res_ko: 0, meaning: ['bonic'] }," calcext:value-type="string">
            <text:p>{ word: 'pretty', <text:tab/>tipus: 'Adj', <text:tab/>res_ok: 0, res_ko: 0, meaning: ['bonic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ite</text:p>
          </table:table-cell>
          <table:table-cell table:style-name="ce1" office:value-type="string" calcext:value-type="string">
            <text:p>Adv</text:p>
          </table:table-cell>
          <table:table-cell table:number-columns-repeated="2" table:style-name="ce1" office:value-type="string" calcext:value-type="string">
            <text:p>bastant</text:p>
          </table:table-cell>
          <table:table-cell/>
          <table:table-cell table:formula="of:=&quot;{ word: '&quot; &amp; [.B135] &amp; &quot;', &quot; &amp; CHAR(9) &amp; &quot;tipus: '&quot; &amp; [.C135] &amp; &quot;', &quot; &amp; CHAR(9) &amp; &quot;res_ok: 0, res_ko: 0, meaning: ['&quot; &amp; [.E135] &amp; &quot;'] },&quot;" office:value-type="string" office:string-value="{ word: 'quite', &#9;tipus: 'Adv', &#9;res_ok: 0, res_ko: 0, meaning: ['bastant'] }," calcext:value-type="string">
            <text:p>{ word: 'quite', <text:tab/>tipus: 'Adv', <text:tab/>res_ok: 0, res_ko: 0, meaning: ['bastan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ush</text:p>
          </table:table-cell>
          <table:table-cell table:style-name="ce1" office:value-type="string" calcext:value-type="string">
            <text:p>Adj</text:p>
          </table:table-cell>
          <table:table-cell table:style-name="ce1" office:value-type="string" calcext:value-type="string">
            <text:p>exuberant, exhuberant, exoberant</text:p>
          </table:table-cell>
          <table:table-cell table:style-name="ce1" office:value-type="string" calcext:value-type="string">
            <text:p>exuberant</text:p>
          </table:table-cell>
          <table:table-cell/>
          <table:table-cell table:formula="of:=&quot;{ word: '&quot; &amp; [.B136] &amp; &quot;', &quot; &amp; CHAR(9) &amp; &quot;tipus: '&quot; &amp; [.C136] &amp; &quot;', &quot; &amp; CHAR(9) &amp; &quot;res_ok: 0, res_ko: 0, meaning: ['&quot; &amp; [.E136] &amp; &quot;'] },&quot;" office:value-type="string" office:string-value="{ word: 'lush', &#9;tipus: 'Adj', &#9;res_ok: 0, res_ko: 0, meaning: ['exuberant'] }," calcext:value-type="string">
            <text:p>{ word: 'lush', <text:tab/>tipus: 'Adj', <text:tab/>res_ok: 0, res_ko: 0, meaning: ['exuberan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ight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ajustat, apretat</text:p>
          </table:table-cell>
          <table:table-cell/>
          <table:table-cell table:formula="of:=&quot;{ word: '&quot; &amp; [.B137] &amp; &quot;', &quot; &amp; CHAR(9) &amp; &quot;tipus: '&quot; &amp; [.C137] &amp; &quot;', &quot; &amp; CHAR(9) &amp; &quot;res_ok: 0, res_ko: 0, meaning: ['&quot; &amp; [.E137] &amp; &quot;'] },&quot;" office:value-type="string" office:string-value="{ word: 'tight', &#9;tipus: 'Adj', &#9;res_ok: 0, res_ko: 0, meaning: ['ajustat, apretat'] }," calcext:value-type="string">
            <text:p>{ word: 'tight', <text:tab/>tipus: 'Adj', <text:tab/>res_ok: 0, res_ko: 0, meaning: ['ajustat, apreta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ut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ulata, extrem, cul</text:p>
          </table:table-cell>
          <table:table-cell table:style-name="ce1" office:value-type="string" calcext:value-type="string">
            <text:p>culata, extrem</text:p>
          </table:table-cell>
          <table:table-cell/>
          <table:table-cell table:formula="of:=&quot;{ word: '&quot; &amp; [.B138] &amp; &quot;', &quot; &amp; CHAR(9) &amp; &quot;tipus: '&quot; &amp; [.C138] &amp; &quot;', &quot; &amp; CHAR(9) &amp; &quot;res_ok: 0, res_ko: 0, meaning: ['&quot; &amp; [.E138] &amp; &quot;'] },&quot;" office:value-type="string" office:string-value="{ word: 'butt', &#9;tipus: 'N', &#9;res_ok: 0, res_ko: 0, meaning: ['culata, extrem'] }," calcext:value-type="string">
            <text:p>{ word: 'butt', <text:tab/>tipus: 'N', <text:tab/>res_ok: 0, res_ko: 0, meaning: ['culata, extrem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ar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alquitrà</text:p>
          </table:table-cell>
          <table:table-cell/>
          <table:table-cell table:formula="of:=&quot;{ word: '&quot; &amp; [.B139] &amp; &quot;', &quot; &amp; CHAR(9) &amp; &quot;tipus: '&quot; &amp; [.C139] &amp; &quot;', &quot; &amp; CHAR(9) &amp; &quot;res_ok: 0, res_ko: 0, meaning: ['&quot; &amp; [.E139] &amp; &quot;'] },&quot;" office:value-type="string" office:string-value="{ word: 'tar', &#9;tipus: 'N', &#9;res_ok: 0, res_ko: 0, meaning: ['alquitrà'] }," calcext:value-type="string">
            <text:p>{ word: 'tar', <text:tab/>tipus: 'N', <text:tab/>res_ok: 0, res_ko: 0, meaning: ['alquitrà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ink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udor</text:p>
          </table:table-cell>
          <table:table-cell/>
          <table:table-cell table:formula="of:=&quot;{ word: '&quot; &amp; [.B140] &amp; &quot;', &quot; &amp; CHAR(9) &amp; &quot;tipus: '&quot; &amp; [.C140] &amp; &quot;', &quot; &amp; CHAR(9) &amp; &quot;res_ok: 0, res_ko: 0, meaning: ['&quot; &amp; [.E140] &amp; &quot;'] },&quot;" office:value-type="string" office:string-value="{ word: 'stink', &#9;tipus: 'N', &#9;res_ok: 0, res_ko: 0, meaning: ['pudor'] }," calcext:value-type="string">
            <text:p>{ word: 'stink', <text:tab/>tipus: 'N', <text:tab/>res_ok: 0, res_ko: 0, meaning: ['pudo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ink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fer pudor</text:p>
          </table:table-cell>
          <table:table-cell/>
          <table:table-cell table:formula="of:=&quot;{ word: '&quot; &amp; [.B141] &amp; &quot;', &quot; &amp; CHAR(9) &amp; &quot;tipus: '&quot; &amp; [.C141] &amp; &quot;', &quot; &amp; CHAR(9) &amp; &quot;res_ok: 0, res_ko: 0, meaning: ['&quot; &amp; [.E141] &amp; &quot;'] },&quot;" office:value-type="string" office:string-value="{ word: 'stink', &#9;tipus: 'V', &#9;res_ok: 0, res_ko: 0, meaning: ['fer pudor'] }," calcext:value-type="string">
            <text:p>{ word: 'stink', <text:tab/>tipus: 'V', <text:tab/>res_ok: 0, res_ko: 0, meaning: ['fer pudo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lley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arreró</text:p>
          </table:table-cell>
          <table:table-cell/>
          <table:table-cell table:formula="of:=&quot;{ word: '&quot; &amp; [.B142] &amp; &quot;', &quot; &amp; CHAR(9) &amp; &quot;tipus: '&quot; &amp; [.C142] &amp; &quot;', &quot; &amp; CHAR(9) &amp; &quot;res_ok: 0, res_ko: 0, meaning: ['&quot; &amp; [.E142] &amp; &quot;'] },&quot;" office:value-type="string" office:string-value="{ word: 'alley', &#9;tipus: 'N', &#9;res_ok: 0, res_ko: 0, meaning: ['carreró'] }," calcext:value-type="string">
            <text:p>{ word: 'alley', <text:tab/>tipus: 'N', <text:tab/>res_ok: 0, res_ko: 0, meaning: ['carreró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ling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adherir, aferrar</text:p>
          </table:table-cell>
          <table:table-cell table:style-name="ce1" office:value-type="string" calcext:value-type="string">
            <text:p>adherir-se</text:p>
          </table:table-cell>
          <table:table-cell/>
          <table:table-cell table:formula="of:=&quot;{ word: '&quot; &amp; [.B143] &amp; &quot;', &quot; &amp; CHAR(9) &amp; &quot;tipus: '&quot; &amp; [.C143] &amp; &quot;', &quot; &amp; CHAR(9) &amp; &quot;res_ok: 0, res_ko: 0, meaning: ['&quot; &amp; [.E143] &amp; &quot;'] },&quot;" office:value-type="string" office:string-value="{ word: 'cling', &#9;tipus: 'V', &#9;res_ok: 0, res_ko: 0, meaning: ['adherir-se'] }," calcext:value-type="string">
            <text:p>{ word: 'cling', <text:tab/>tipus: 'V', <text:tab/>res_ok: 0, res_ko: 0, meaning: ['adherir-se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illow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oixí</text:p>
          </table:table-cell>
          <table:table-cell/>
          <table:table-cell table:formula="of:=&quot;{ word: '&quot; &amp; [.B144] &amp; &quot;', &quot; &amp; CHAR(9) &amp; &quot;tipus: '&quot; &amp; [.C144] &amp; &quot;', &quot; &amp; CHAR(9) &amp; &quot;res_ok: 0, res_ko: 0, meaning: ['&quot; &amp; [.E144] &amp; &quot;'] },&quot;" office:value-type="string" office:string-value="{ word: 'pillow', &#9;tipus: 'N', &#9;res_ok: 0, res_ko: 0, meaning: ['coixí'] }," calcext:value-type="string">
            <text:p>{ word: 'pillow', <text:tab/>tipus: 'N', <text:tab/>res_ok: 0, res_ko: 0, meaning: ['coixí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uly</text:p>
          </table:table-cell>
          <table:table-cell table:style-name="ce1" office:value-type="string" calcext:value-type="string">
            <text:p>Adv</text:p>
          </table:table-cell>
          <table:table-cell table:number-columns-repeated="2" table:style-name="ce1" office:value-type="string" calcext:value-type="string">
            <text:p>degudament</text:p>
          </table:table-cell>
          <table:table-cell/>
          <table:table-cell table:formula="of:=&quot;{ word: '&quot; &amp; [.B145] &amp; &quot;', &quot; &amp; CHAR(9) &amp; &quot;tipus: '&quot; &amp; [.C145] &amp; &quot;', &quot; &amp; CHAR(9) &amp; &quot;res_ok: 0, res_ko: 0, meaning: ['&quot; &amp; [.E145] &amp; &quot;'] },&quot;" office:value-type="string" office:string-value="{ word: 'duly', &#9;tipus: 'Adv', &#9;res_ok: 0, res_ko: 0, meaning: ['degudament'] }," calcext:value-type="string">
            <text:p>{ word: 'duly', <text:tab/>tipus: 'Adv', <text:tab/>res_ok: 0, res_ko: 0, meaning: ['degudamen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roperly</text:p>
          </table:table-cell>
          <table:table-cell table:style-name="ce1" office:value-type="string" calcext:value-type="string">
            <text:p>Adv</text:p>
          </table:table-cell>
          <table:table-cell table:number-columns-repeated="2" table:style-name="ce1" office:value-type="string" calcext:value-type="string">
            <text:p>adecuadament</text:p>
          </table:table-cell>
          <table:table-cell/>
          <table:table-cell table:formula="of:=&quot;{ word: '&quot; &amp; [.B146] &amp; &quot;', &quot; &amp; CHAR(9) &amp; &quot;tipus: '&quot; &amp; [.C146] &amp; &quot;', &quot; &amp; CHAR(9) &amp; &quot;res_ok: 0, res_ko: 0, meaning: ['&quot; &amp; [.E146] &amp; &quot;'] },&quot;" office:value-type="string" office:string-value="{ word: 'properly', &#9;tipus: 'Adv', &#9;res_ok: 0, res_ko: 0, meaning: ['adecuadament'] }," calcext:value-type="string">
            <text:p>{ word: 'properly', <text:tab/>tipus: 'Adv', <text:tab/>res_ok: 0, res_ko: 0, meaning: ['adecuadament'] },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4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tickl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essigolles</text:p>
          </table:table-cell>
          <table:table-cell/>
          <table:table-cell table:formula="of:=&quot;{ word: '&quot; &amp; [.B148] &amp; &quot;', &quot; &amp; CHAR(9) &amp; &quot;tipus: '&quot; &amp; [.C148] &amp; &quot;', &quot; &amp; CHAR(9) &amp; &quot;res_ok: 0, res_ko: 0, meaning: ['&quot; &amp; [.E148] &amp; &quot;'] },&quot;" office:value-type="string" office:string-value="{ word: 'tickle', &#9;tipus: 'N', &#9;res_ok: 0, res_ko: 0, meaning: ['pessigolles'] }," calcext:value-type="string">
            <text:p>{ word: 'tickle', <text:tab/>tipus: 'N', <text:tab/>res_ok: 0, res_ko: 0, meaning: ['pessigolles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ickl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fer pessigolles</text:p>
          </table:table-cell>
          <table:table-cell/>
          <table:table-cell table:formula="of:=&quot;{ word: '&quot; &amp; [.B149] &amp; &quot;', &quot; &amp; CHAR(9) &amp; &quot;tipus: '&quot; &amp; [.C149] &amp; &quot;', &quot; &amp; CHAR(9) &amp; &quot;res_ok: 0, res_ko: 0, meaning: ['&quot; &amp; [.E149] &amp; &quot;'] },&quot;" office:value-type="string" office:string-value="{ word: 'tickle', &#9;tipus: 'V', &#9;res_ok: 0, res_ko: 0, meaning: ['fer pessigolles'] }," calcext:value-type="string">
            <text:p>{ word: 'tickle', <text:tab/>tipus: 'V', <text:tab/>res_ok: 0, res_ko: 0, meaning: ['fer pessigolles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ack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arència</text:p>
          </table:table-cell>
          <table:table-cell/>
          <table:table-cell table:formula="of:=&quot;{ word: '&quot; &amp; [.B150] &amp; &quot;', &quot; &amp; CHAR(9) &amp; &quot;tipus: '&quot; &amp; [.C150] &amp; &quot;', &quot; &amp; CHAR(9) &amp; &quot;res_ok: 0, res_ko: 0, meaning: ['&quot; &amp; [.E150] &amp; &quot;'] },&quot;" office:value-type="string" office:string-value="{ word: 'lack', &#9;tipus: 'N', &#9;res_ok: 0, res_ko: 0, meaning: ['carència'] }," calcext:value-type="string">
            <text:p>{ word: 'lack', <text:tab/>tipus: 'N', <text:tab/>res_ok: 0, res_ko: 0, meaning: ['carènci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raight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recte, dret</text:p>
          </table:table-cell>
          <table:table-cell/>
          <table:table-cell table:formula="of:=&quot;{ word: '&quot; &amp; [.B151] &amp; &quot;', &quot; &amp; CHAR(9) &amp; &quot;tipus: '&quot; &amp; [.C151] &amp; &quot;', &quot; &amp; CHAR(9) &amp; &quot;res_ok: 0, res_ko: 0, meaning: ['&quot; &amp; [.E151] &amp; &quot;'] },&quot;" office:value-type="string" office:string-value="{ word: 'straight', &#9;tipus: 'Adj', &#9;res_ok: 0, res_ko: 0, meaning: ['recte, dret'] }," calcext:value-type="string">
            <text:p>{ word: 'straight', <text:tab/>tipus: 'Adj', <text:tab/>res_ok: 0, res_ko: 0, meaning: ['recte, dre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lender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esbelt</text:p>
          </table:table-cell>
          <table:table-cell/>
          <table:table-cell table:formula="of:=&quot;{ word: '&quot; &amp; [.B152] &amp; &quot;', &quot; &amp; CHAR(9) &amp; &quot;tipus: '&quot; &amp; [.C152] &amp; &quot;', &quot; &amp; CHAR(9) &amp; &quot;res_ok: 0, res_ko: 0, meaning: ['&quot; &amp; [.E152] &amp; &quot;'] },&quot;" office:value-type="string" office:string-value="{ word: 'slender', &#9;tipus: 'Adj', &#9;res_ok: 0, res_ko: 0, meaning: ['esbelt'] }," calcext:value-type="string">
            <text:p>{ word: 'slender', <text:tab/>tipus: 'Adj', <text:tab/>res_ok: 0, res_ko: 0, meaning: ['esbel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ust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ràfega (de vent)</text:p>
          </table:table-cell>
          <table:table-cell/>
          <table:table-cell table:formula="of:=&quot;{ word: '&quot; &amp; [.B153] &amp; &quot;', &quot; &amp; CHAR(9) &amp; &quot;tipus: '&quot; &amp; [.C153] &amp; &quot;', &quot; &amp; CHAR(9) &amp; &quot;res_ok: 0, res_ko: 0, meaning: ['&quot; &amp; [.E153] &amp; &quot;'] },&quot;" office:value-type="string" office:string-value="{ word: 'gust', &#9;tipus: 'N', &#9;res_ok: 0, res_ko: 0, meaning: ['ràfega (de vent)'] }," calcext:value-type="string">
            <text:p>{ word: 'gust', <text:tab/>tipus: 'N', <text:tab/>res_ok: 0, res_ko: 0, meaning: ['ràfega (de vent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pper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oure</text:p>
          </table:table-cell>
          <table:table-cell/>
          <table:table-cell table:formula="of:=&quot;{ word: '&quot; &amp; [.B154] &amp; &quot;', &quot; &amp; CHAR(9) &amp; &quot;tipus: '&quot; &amp; [.C154] &amp; &quot;', &quot; &amp; CHAR(9) &amp; &quot;res_ok: 0, res_ko: 0, meaning: ['&quot; &amp; [.E154] &amp; &quot;'] },&quot;" office:value-type="string" office:string-value="{ word: 'copper', &#9;tipus: 'N', &#9;res_ok: 0, res_ko: 0, meaning: ['coure'] }," calcext:value-type="string">
            <text:p>{ word: 'copper', <text:tab/>tipus: 'N', <text:tab/>res_ok: 0, res_ko: 0, meaning: ['coure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ooth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calmar, apaciguar</text:p>
          </table:table-cell>
          <table:table-cell/>
          <table:table-cell table:formula="of:=&quot;{ word: '&quot; &amp; [.B155] &amp; &quot;', &quot; &amp; CHAR(9) &amp; &quot;tipus: '&quot; &amp; [.C155] &amp; &quot;', &quot; &amp; CHAR(9) &amp; &quot;res_ok: 0, res_ko: 0, meaning: ['&quot; &amp; [.E155] &amp; &quot;'] },&quot;" office:value-type="string" office:string-value="{ word: 'soothe', &#9;tipus: 'V', &#9;res_ok: 0, res_ko: 0, meaning: ['calmar, apaciguar'] }," calcext:value-type="string">
            <text:p>{ word: 'soothe', <text:tab/>tipus: 'V', <text:tab/>res_ok: 0, res_ko: 0, meaning: ['calmar, apacigu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pear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llança</text:p>
          </table:table-cell>
          <table:table-cell/>
          <table:table-cell table:formula="of:=&quot;{ word: '&quot; &amp; [.B156] &amp; &quot;', &quot; &amp; CHAR(9) &amp; &quot;tipus: '&quot; &amp; [.C156] &amp; &quot;', &quot; &amp; CHAR(9) &amp; &quot;res_ok: 0, res_ko: 0, meaning: ['&quot; &amp; [.E156] &amp; &quot;'] },&quot;" office:value-type="string" office:string-value="{ word: 'spear', &#9;tipus: 'N', &#9;res_ok: 0, res_ko: 0, meaning: ['llança'] }," calcext:value-type="string">
            <text:p>{ word: 'spear', <text:tab/>tipus: 'N', <text:tab/>res_ok: 0, res_ko: 0, meaning: ['llanç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lanket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manta</text:p>
          </table:table-cell>
          <table:table-cell/>
          <table:table-cell table:formula="of:=&quot;{ word: '&quot; &amp; [.B157] &amp; &quot;', &quot; &amp; CHAR(9) &amp; &quot;tipus: '&quot; &amp; [.C157] &amp; &quot;', &quot; &amp; CHAR(9) &amp; &quot;res_ok: 0, res_ko: 0, meaning: ['&quot; &amp; [.E157] &amp; &quot;'] },&quot;" office:value-type="string" office:string-value="{ word: 'blanket', &#9;tipus: 'N', &#9;res_ok: 0, res_ko: 0, meaning: ['manta'] }," calcext:value-type="string">
            <text:p>{ word: 'blanket', <text:tab/>tipus: 'N', <text:tab/>res_ok: 0, res_ko: 0, meaning: ['mant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everal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diversos, varis</text:p>
          </table:table-cell>
          <table:table-cell/>
          <table:table-cell table:formula="of:=&quot;{ word: '&quot; &amp; [.B158] &amp; &quot;', &quot; &amp; CHAR(9) &amp; &quot;tipus: '&quot; &amp; [.C158] &amp; &quot;', &quot; &amp; CHAR(9) &amp; &quot;res_ok: 0, res_ko: 0, meaning: ['&quot; &amp; [.E158] &amp; &quot;'] },&quot;" office:value-type="string" office:string-value="{ word: 'several', &#9;tipus: 'Adj', &#9;res_ok: 0, res_ko: 0, meaning: ['diversos, varis'] }," calcext:value-type="string">
            <text:p>{ word: 'several', <text:tab/>tipus: 'Adj', <text:tab/>res_ok: 0, res_ko: 0, meaning: ['diversos, varis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arewell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despedida, comiat</text:p>
          </table:table-cell>
          <table:table-cell/>
          <table:table-cell table:formula="of:=&quot;{ word: '&quot; &amp; [.B159] &amp; &quot;', &quot; &amp; CHAR(9) &amp; &quot;tipus: '&quot; &amp; [.C159] &amp; &quot;', &quot; &amp; CHAR(9) &amp; &quot;res_ok: 0, res_ko: 0, meaning: ['&quot; &amp; [.E159] &amp; &quot;'] },&quot;" office:value-type="string" office:string-value="{ word: 'farewell', &#9;tipus: 'N', &#9;res_ok: 0, res_ko: 0, meaning: ['despedida, comiat'] }," calcext:value-type="string">
            <text:p>{ word: 'farewell', <text:tab/>tipus: 'N', <text:tab/>res_ok: 0, res_ko: 0, meaning: ['despedida, comia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ull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gaviota</text:p>
          </table:table-cell>
          <table:table-cell/>
          <table:table-cell table:formula="of:=&quot;{ word: '&quot; &amp; [.B160] &amp; &quot;', &quot; &amp; CHAR(9) &amp; &quot;tipus: '&quot; &amp; [.C160] &amp; &quot;', &quot; &amp; CHAR(9) &amp; &quot;res_ok: 0, res_ko: 0, meaning: ['&quot; &amp; [.E160] &amp; &quot;'] },&quot;" office:value-type="string" office:string-value="{ word: 'gull', &#9;tipus: 'N', &#9;res_ok: 0, res_ko: 0, meaning: ['gaviota'] }," calcext:value-type="string">
            <text:p>{ word: 'gull', <text:tab/>tipus: 'N', <text:tab/>res_ok: 0, res_ko: 0, meaning: ['gaviot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eather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uir</text:p>
          </table:table-cell>
          <table:table-cell/>
          <table:table-cell table:formula="of:=&quot;{ word: '&quot; &amp; [.B161] &amp; &quot;', &quot; &amp; CHAR(9) &amp; &quot;tipus: '&quot; &amp; [.C161] &amp; &quot;', &quot; &amp; CHAR(9) &amp; &quot;res_ok: 0, res_ko: 0, meaning: ['&quot; &amp; [.E161] &amp; &quot;'] },&quot;" office:value-type="string" office:string-value="{ word: 'leather', &#9;tipus: 'N', &#9;res_ok: 0, res_ko: 0, meaning: ['cuir'] }," calcext:value-type="string">
            <text:p>{ word: 'leather', <text:tab/>tipus: 'N', <text:tab/>res_ok: 0, res_ko: 0, meaning: ['cui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ilk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seda</text:p>
          </table:table-cell>
          <table:table-cell/>
          <table:table-cell table:formula="of:=&quot;{ word: '&quot; &amp; [.B162] &amp; &quot;', &quot; &amp; CHAR(9) &amp; &quot;tipus: '&quot; &amp; [.C162] &amp; &quot;', &quot; &amp; CHAR(9) &amp; &quot;res_ok: 0, res_ko: 0, meaning: ['&quot; &amp; [.E162] &amp; &quot;'] },&quot;" office:value-type="string" office:string-value="{ word: 'silk', &#9;tipus: 'N', &#9;res_ok: 0, res_ko: 0, meaning: ['seda'] }," calcext:value-type="string">
            <text:p>{ word: 'silk', <text:tab/>tipus: 'N', <text:tab/>res_ok: 0, res_ko: 0, meaning: ['sed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awdl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fer el vago (holgazanear)</text:p>
          </table:table-cell>
          <table:table-cell/>
          <table:table-cell table:formula="of:=&quot;{ word: '&quot; &amp; [.B163] &amp; &quot;', &quot; &amp; CHAR(9) &amp; &quot;tipus: '&quot; &amp; [.C163] &amp; &quot;', &quot; &amp; CHAR(9) &amp; &quot;res_ok: 0, res_ko: 0, meaning: ['&quot; &amp; [.E163] &amp; &quot;'] },&quot;" office:value-type="string" office:string-value="{ word: 'dawdle', &#9;tipus: 'V', &#9;res_ok: 0, res_ko: 0, meaning: ['fer el vago (holgazanear)'] }," calcext:value-type="string">
            <text:p>{ word: 'dawdle', <text:tab/>tipus: 'V', <text:tab/>res_ok: 0, res_ko: 0, meaning: ['fer el vago (holgazanear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retch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estirar</text:p>
          </table:table-cell>
          <table:table-cell/>
          <table:table-cell table:formula="of:=&quot;{ word: '&quot; &amp; [.B164] &amp; &quot;', &quot; &amp; CHAR(9) &amp; &quot;tipus: '&quot; &amp; [.C164] &amp; &quot;', &quot; &amp; CHAR(9) &amp; &quot;res_ok: 0, res_ko: 0, meaning: ['&quot; &amp; [.E164] &amp; &quot;'] },&quot;" office:value-type="string" office:string-value="{ word: 'stretch', &#9;tipus: 'V', &#9;res_ok: 0, res_ko: 0, meaning: ['estirar'] }," calcext:value-type="string">
            <text:p>{ word: 'stretch', <text:tab/>tipus: 'V', <text:tab/>res_ok: 0, res_ko: 0, meaning: ['estir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retch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tram</text:p>
          </table:table-cell>
          <table:table-cell/>
          <table:table-cell table:formula="of:=&quot;{ word: '&quot; &amp; [.B165] &amp; &quot;', &quot; &amp; CHAR(9) &amp; &quot;tipus: '&quot; &amp; [.C165] &amp; &quot;', &quot; &amp; CHAR(9) &amp; &quot;res_ok: 0, res_ko: 0, meaning: ['&quot; &amp; [.E165] &amp; &quot;'] },&quot;" office:value-type="string" office:string-value="{ word: 'stretch', &#9;tipus: 'N', &#9;res_ok: 0, res_ko: 0, meaning: ['tram'] }," calcext:value-type="string">
            <text:p>{ word: 'stretch', <text:tab/>tipus: 'N', <text:tab/>res_ok: 0, res_ko: 0, meaning: ['tram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weep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escombrar</text:p>
          </table:table-cell>
          <table:table-cell/>
          <table:table-cell table:formula="of:=&quot;{ word: '&quot; &amp; [.B166] &amp; &quot;', &quot; &amp; CHAR(9) &amp; &quot;tipus: '&quot; &amp; [.C166] &amp; &quot;', &quot; &amp; CHAR(9) &amp; &quot;res_ok: 0, res_ko: 0, meaning: ['&quot; &amp; [.E166] &amp; &quot;'] },&quot;" office:value-type="string" office:string-value="{ word: 'sweep', &#9;tipus: 'V', &#9;res_ok: 0, res_ko: 0, meaning: ['escombrar'] }," calcext:value-type="string">
            <text:p>{ word: 'sweep', <text:tab/>tipus: 'V', <text:tab/>res_ok: 0, res_ko: 0, meaning: ['escombr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ubbish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basura</text:p>
          </table:table-cell>
          <table:table-cell/>
          <table:table-cell table:formula="of:=&quot;{ word: '&quot; &amp; [.B167] &amp; &quot;', &quot; &amp; CHAR(9) &amp; &quot;tipus: '&quot; &amp; [.C167] &amp; &quot;', &quot; &amp; CHAR(9) &amp; &quot;res_ok: 0, res_ko: 0, meaning: ['&quot; &amp; [.E167] &amp; &quot;'] },&quot;" office:value-type="string" office:string-value="{ word: 'rubbish', &#9;tipus: 'N', &#9;res_ok: 0, res_ko: 0, meaning: ['basura'] }," calcext:value-type="string">
            <text:p>{ word: 'rubbish', <text:tab/>tipus: 'N', <text:tab/>res_ok: 0, res_ko: 0, meaning: ['basur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edg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bora, canto (borde)</text:p>
          </table:table-cell>
          <table:table-cell/>
          <table:table-cell table:formula="of:=&quot;{ word: '&quot; &amp; [.B168] &amp; &quot;', &quot; &amp; CHAR(9) &amp; &quot;tipus: '&quot; &amp; [.C168] &amp; &quot;', &quot; &amp; CHAR(9) &amp; &quot;res_ok: 0, res_ko: 0, meaning: ['&quot; &amp; [.E168] &amp; &quot;'] },&quot;" office:value-type="string" office:string-value="{ word: 'edge', &#9;tipus: 'N', &#9;res_ok: 0, res_ko: 0, meaning: ['bora, canto (borde)'] }," calcext:value-type="string">
            <text:p>{ word: 'edge', <text:tab/>tipus: 'N', <text:tab/>res_ok: 0, res_ko: 0, meaning: ['bora, canto (borde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other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molestar</text:p>
          </table:table-cell>
          <table:table-cell/>
          <table:table-cell table:formula="of:=&quot;{ word: '&quot; &amp; [.B169] &amp; &quot;', &quot; &amp; CHAR(9) &amp; &quot;tipus: '&quot; &amp; [.C169] &amp; &quot;', &quot; &amp; CHAR(9) &amp; &quot;res_ok: 0, res_ko: 0, meaning: ['&quot; &amp; [.E169] &amp; &quot;'] },&quot;" office:value-type="string" office:string-value="{ word: 'bother', &#9;tipus: 'V', &#9;res_ok: 0, res_ko: 0, meaning: ['molestar'] }," calcext:value-type="string">
            <text:p>{ word: 'bother', <text:tab/>tipus: 'V', <text:tab/>res_ok: 0, res_ko: 0, meaning: ['molest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loves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guants</text:p>
          </table:table-cell>
          <table:table-cell/>
          <table:table-cell table:formula="of:=&quot;{ word: '&quot; &amp; [.B170] &amp; &quot;', &quot; &amp; CHAR(9) &amp; &quot;tipus: '&quot; &amp; [.C170] &amp; &quot;', &quot; &amp; CHAR(9) &amp; &quot;res_ok: 0, res_ko: 0, meaning: ['&quot; &amp; [.E170] &amp; &quot;'] },&quot;" office:value-type="string" office:string-value="{ word: 'gloves', &#9;tipus: 'N', &#9;res_ok: 0, res_ko: 0, meaning: ['guants'] }," calcext:value-type="string">
            <text:p>{ word: 'gloves', <text:tab/>tipus: 'N', <text:tab/>res_ok: 0, res_ko: 0, meaning: ['guants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lip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relliscar</text:p>
          </table:table-cell>
          <table:table-cell/>
          <table:table-cell table:formula="of:=&quot;{ word: '&quot; &amp; [.B171] &amp; &quot;', &quot; &amp; CHAR(9) &amp; &quot;tipus: '&quot; &amp; [.C171] &amp; &quot;', &quot; &amp; CHAR(9) &amp; &quot;res_ok: 0, res_ko: 0, meaning: ['&quot; &amp; [.E171] &amp; &quot;'] },&quot;" office:value-type="string" office:string-value="{ word: 'slip', &#9;tipus: 'V', &#9;res_ok: 0, res_ko: 0, meaning: ['relliscar'] }," calcext:value-type="string">
            <text:p>{ word: 'slip', <text:tab/>tipus: 'V', <text:tab/>res_ok: 0, res_ko: 0, meaning: ['rellisc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itiless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despiadat</text:p>
          </table:table-cell>
          <table:table-cell/>
          <table:table-cell table:formula="of:=&quot;{ word: '&quot; &amp; [.B172] &amp; &quot;', &quot; &amp; CHAR(9) &amp; &quot;tipus: '&quot; &amp; [.C172] &amp; &quot;', &quot; &amp; CHAR(9) &amp; &quot;res_ok: 0, res_ko: 0, meaning: ['&quot; &amp; [.E172] &amp; &quot;'] },&quot;" office:value-type="string" office:string-value="{ word: 'pitiless', &#9;tipus: 'Adj', &#9;res_ok: 0, res_ko: 0, meaning: ['despiadat'] }," calcext:value-type="string">
            <text:p>{ word: 'pitiless', <text:tab/>tipus: 'Adj', <text:tab/>res_ok: 0, res_ko: 0, meaning: ['despiada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ast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durar</text:p>
          </table:table-cell>
          <table:table-cell/>
          <table:table-cell table:formula="of:=&quot;{ word: '&quot; &amp; [.B173] &amp; &quot;', &quot; &amp; CHAR(9) &amp; &quot;tipus: '&quot; &amp; [.C173] &amp; &quot;', &quot; &amp; CHAR(9) &amp; &quot;res_ok: 0, res_ko: 0, meaning: ['&quot; &amp; [.E173] &amp; &quot;'] },&quot;" office:value-type="string" office:string-value="{ word: 'last', &#9;tipus: 'V', &#9;res_ok: 0, res_ko: 0, meaning: ['durar'] }," calcext:value-type="string">
            <text:p>{ word: 'last', <text:tab/>tipus: 'V', <text:tab/>res_ok: 0, res_ko: 0, meaning: ['dur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ctually</text:p>
          </table:table-cell>
          <table:table-cell table:style-name="ce1" office:value-type="string" calcext:value-type="string">
            <text:p>Adv</text:p>
          </table:table-cell>
          <table:table-cell table:number-columns-repeated="2" table:style-name="ce1" office:value-type="string" calcext:value-type="string">
            <text:p>en realitat (de fet)</text:p>
          </table:table-cell>
          <table:table-cell/>
          <table:table-cell table:formula="of:=&quot;{ word: '&quot; &amp; [.B174] &amp; &quot;', &quot; &amp; CHAR(9) &amp; &quot;tipus: '&quot; &amp; [.C174] &amp; &quot;', &quot; &amp; CHAR(9) &amp; &quot;res_ok: 0, res_ko: 0, meaning: ['&quot; &amp; [.E174] &amp; &quot;'] },&quot;" office:value-type="string" office:string-value="{ word: 'actually', &#9;tipus: 'Adv', &#9;res_ok: 0, res_ko: 0, meaning: ['en realitat (de fet)'] }," calcext:value-type="string">
            <text:p>{ word: 'actually', <text:tab/>tipus: 'Adv', <text:tab/>res_ok: 0, res_ko: 0, meaning: ['en realitat (de fet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urrently</text:p>
          </table:table-cell>
          <table:table-cell table:style-name="ce1" office:value-type="string" calcext:value-type="string">
            <text:p>Adv</text:p>
          </table:table-cell>
          <table:table-cell table:number-columns-repeated="2" table:style-name="ce1" office:value-type="string" calcext:value-type="string">
            <text:p>actualment</text:p>
          </table:table-cell>
          <table:table-cell/>
          <table:table-cell table:formula="of:=&quot;{ word: '&quot; &amp; [.B175] &amp; &quot;', &quot; &amp; CHAR(9) &amp; &quot;tipus: '&quot; &amp; [.C175] &amp; &quot;', &quot; &amp; CHAR(9) &amp; &quot;res_ok: 0, res_ko: 0, meaning: ['&quot; &amp; [.E175] &amp; &quot;'] },&quot;" office:value-type="string" office:string-value="{ word: 'currently', &#9;tipus: 'Adv', &#9;res_ok: 0, res_ko: 0, meaning: ['actualment'] }," calcext:value-type="string">
            <text:p>{ word: 'currently', <text:tab/>tipus: 'Adv', <text:tab/>res_ok: 0, res_ko: 0, meaning: ['actualmen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uest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invitat</text:p>
          </table:table-cell>
          <table:table-cell/>
          <table:table-cell table:formula="of:=&quot;{ word: '&quot; &amp; [.B176] &amp; &quot;', &quot; &amp; CHAR(9) &amp; &quot;tipus: '&quot; &amp; [.C176] &amp; &quot;', &quot; &amp; CHAR(9) &amp; &quot;res_ok: 0, res_ko: 0, meaning: ['&quot; &amp; [.E176] &amp; &quot;'] },&quot;" office:value-type="string" office:string-value="{ word: 'guest', &#9;tipus: 'N', &#9;res_ok: 0, res_ko: 0, meaning: ['invitat'] }," calcext:value-type="string">
            <text:p>{ word: 'guest', <text:tab/>tipus: 'N', <text:tab/>res_ok: 0, res_ko: 0, meaning: ['invita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uess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endevinar</text:p>
          </table:table-cell>
          <table:table-cell/>
          <table:table-cell table:formula="of:=&quot;{ word: '&quot; &amp; [.B177] &amp; &quot;', &quot; &amp; CHAR(9) &amp; &quot;tipus: '&quot; &amp; [.C177] &amp; &quot;', &quot; &amp; CHAR(9) &amp; &quot;res_ok: 0, res_ko: 0, meaning: ['&quot; &amp; [.E177] &amp; &quot;'] },&quot;" office:value-type="string" office:string-value="{ word: 'guess', &#9;tipus: 'V', &#9;res_ok: 0, res_ko: 0, meaning: ['endevinar'] }," calcext:value-type="string">
            <text:p>{ word: 'guess', <text:tab/>tipus: 'V', <text:tab/>res_ok: 0, res_ko: 0, meaning: ['endevin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hortag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mancança</text:p>
          </table:table-cell>
          <table:table-cell/>
          <table:table-cell table:formula="of:=&quot;{ word: '&quot; &amp; [.B178] &amp; &quot;', &quot; &amp; CHAR(9) &amp; &quot;tipus: '&quot; &amp; [.C178] &amp; &quot;', &quot; &amp; CHAR(9) &amp; &quot;res_ok: 0, res_ko: 0, meaning: ['&quot; &amp; [.E178] &amp; &quot;'] },&quot;" office:value-type="string" office:string-value="{ word: 'shortage', &#9;tipus: 'N', &#9;res_ok: 0, res_ko: 0, meaning: ['mancança'] }," calcext:value-type="string">
            <text:p>{ word: 'shortage', <text:tab/>tipus: 'N', <text:tab/>res_ok: 0, res_ko: 0, meaning: ['mancanç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ain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taca</text:p>
          </table:table-cell>
          <table:table-cell/>
          <table:table-cell table:formula="of:=&quot;{ word: '&quot; &amp; [.B179] &amp; &quot;', &quot; &amp; CHAR(9) &amp; &quot;tipus: '&quot; &amp; [.C179] &amp; &quot;', &quot; &amp; CHAR(9) &amp; &quot;res_ok: 0, res_ko: 0, meaning: ['&quot; &amp; [.E179] &amp; &quot;'] },&quot;" office:value-type="string" office:string-value="{ word: 'stain', &#9;tipus: 'N', &#9;res_ok: 0, res_ko: 0, meaning: ['taca'] }," calcext:value-type="string">
            <text:p>{ word: 'stain', <text:tab/>tipus: 'N', <text:tab/>res_ok: 0, res_ko: 0, meaning: ['tac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ust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oxidar</text:p>
          </table:table-cell>
          <table:table-cell/>
          <table:table-cell table:formula="of:=&quot;{ word: '&quot; &amp; [.B180] &amp; &quot;', &quot; &amp; CHAR(9) &amp; &quot;tipus: '&quot; &amp; [.C180] &amp; &quot;', &quot; &amp; CHAR(9) &amp; &quot;res_ok: 0, res_ko: 0, meaning: ['&quot; &amp; [.E180] &amp; &quot;'] },&quot;" office:value-type="string" office:string-value="{ word: 'rust', &#9;tipus: 'V', &#9;res_ok: 0, res_ko: 0, meaning: ['oxidar'] }," calcext:value-type="string">
            <text:p>{ word: 'rust', <text:tab/>tipus: 'V', <text:tab/>res_ok: 0, res_ko: 0, meaning: ['oxid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borrador</text:p>
          </table:table-cell>
          <table:table-cell/>
          <table:table-cell table:formula="of:=&quot;{ word: '&quot; &amp; [.B181] &amp; &quot;', &quot; &amp; CHAR(9) &amp; &quot;tipus: '&quot; &amp; [.C181] &amp; &quot;', &quot; &amp; CHAR(9) &amp; &quot;res_ok: 0, res_ko: 0, meaning: ['&quot; &amp; [.E181] &amp; &quot;'] },&quot;" office:value-type="string" office:string-value="{ word: 'draft', &#9;tipus: 'N', &#9;res_ok: 0, res_ko: 0, meaning: ['borrador'] }," calcext:value-type="string">
            <text:p>{ word: 'draft', <text:tab/>tipus: 'N', <text:tab/>res_ok: 0, res_ko: 0, meaning: ['borrado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ait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ebo</text:p>
          </table:table-cell>
          <table:table-cell/>
          <table:table-cell table:formula="of:=&quot;{ word: '&quot; &amp; [.B182] &amp; &quot;', &quot; &amp; CHAR(9) &amp; &quot;tipus: '&quot; &amp; [.C182] &amp; &quot;', &quot; &amp; CHAR(9) &amp; &quot;res_ok: 0, res_ko: 0, meaning: ['&quot; &amp; [.E182] &amp; &quot;'] },&quot;" office:value-type="string" office:string-value="{ word: 'bait', &#9;tipus: 'N', &#9;res_ok: 0, res_ko: 0, meaning: ['cebo'] }," calcext:value-type="string">
            <text:p>{ word: 'bait', <text:tab/>tipus: 'N', <text:tab/>res_ok: 0, res_ko: 0, meaning: ['ceb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id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tapa</text:p>
          </table:table-cell>
          <table:table-cell/>
          <table:table-cell table:formula="of:=&quot;{ word: '&quot; &amp; [.B183] &amp; &quot;', &quot; &amp; CHAR(9) &amp; &quot;tipus: '&quot; &amp; [.C183] &amp; &quot;', &quot; &amp; CHAR(9) &amp; &quot;res_ok: 0, res_ko: 0, meaning: ['&quot; &amp; [.E183] &amp; &quot;'] },&quot;" office:value-type="string" office:string-value="{ word: 'lid', &#9;tipus: 'N', &#9;res_ok: 0, res_ko: 0, meaning: ['tapa'] }," calcext:value-type="string">
            <text:p>{ word: 'lid', <text:tab/>tipus: 'N', <text:tab/>res_ok: 0, res_ko: 0, meaning: ['tap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rk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tap de suro</text:p>
          </table:table-cell>
          <table:table-cell/>
          <table:table-cell table:formula="of:=&quot;{ word: '&quot; &amp; [.B184] &amp; &quot;', &quot; &amp; CHAR(9) &amp; &quot;tipus: '&quot; &amp; [.C184] &amp; &quot;', &quot; &amp; CHAR(9) &amp; &quot;res_ok: 0, res_ko: 0, meaning: ['&quot; &amp; [.E184] &amp; &quot;'] },&quot;" office:value-type="string" office:string-value="{ word: 'cork', &#9;tipus: 'N', &#9;res_ok: 0, res_ko: 0, meaning: ['tap de suro'] }," calcext:value-type="string">
            <text:p>{ word: 'cork', <text:tab/>tipus: 'N', <text:tab/>res_ok: 0, res_ko: 0, meaning: ['tap de sur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ell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ou</text:p>
          </table:table-cell>
          <table:table-cell/>
          <table:table-cell table:formula="of:=&quot;{ word: '&quot; &amp; [.B185] &amp; &quot;', &quot; &amp; CHAR(9) &amp; &quot;tipus: '&quot; &amp; [.C185] &amp; &quot;', &quot; &amp; CHAR(9) &amp; &quot;res_ok: 0, res_ko: 0, meaning: ['&quot; &amp; [.E185] &amp; &quot;'] },&quot;" office:value-type="string" office:string-value="{ word: 'well', &#9;tipus: 'N', &#9;res_ok: 0, res_ko: 0, meaning: ['pou'] }," calcext:value-type="string">
            <text:p>{ word: 'well', <text:tab/>tipus: 'N', <text:tab/>res_ok: 0, res_ko: 0, meaning: ['pou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haft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eix</text:p>
          </table:table-cell>
          <table:table-cell/>
          <table:table-cell table:formula="of:=&quot;{ word: '&quot; &amp; [.B186] &amp; &quot;', &quot; &amp; CHAR(9) &amp; &quot;tipus: '&quot; &amp; [.C186] &amp; &quot;', &quot; &amp; CHAR(9) &amp; &quot;res_ok: 0, res_ko: 0, meaning: ['&quot; &amp; [.E186] &amp; &quot;'] },&quot;" office:value-type="string" office:string-value="{ word: 'shaft', &#9;tipus: 'N', &#9;res_ok: 0, res_ko: 0, meaning: ['eix'] }," calcext:value-type="string">
            <text:p>{ word: 'shaft', <text:tab/>tipus: 'N', <text:tab/>res_ok: 0, res_ko: 0, meaning: ['eix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rawer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alaix</text:p>
          </table:table-cell>
          <table:table-cell/>
          <table:table-cell table:formula="of:=&quot;{ word: '&quot; &amp; [.B187] &amp; &quot;', &quot; &amp; CHAR(9) &amp; &quot;tipus: '&quot; &amp; [.C187] &amp; &quot;', &quot; &amp; CHAR(9) &amp; &quot;res_ok: 0, res_ko: 0, meaning: ['&quot; &amp; [.E187] &amp; &quot;'] },&quot;" office:value-type="string" office:string-value="{ word: 'drawer', &#9;tipus: 'N', &#9;res_ok: 0, res_ko: 0, meaning: ['calaix'] }," calcext:value-type="string">
            <text:p>{ word: 'drawer', <text:tab/>tipus: 'N', <text:tab/>res_ok: 0, res_ko: 0, meaning: ['calaix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urnitur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mobles</text:p>
          </table:table-cell>
          <table:table-cell/>
          <table:table-cell table:formula="of:=&quot;{ word: '&quot; &amp; [.B188] &amp; &quot;', &quot; &amp; CHAR(9) &amp; &quot;tipus: '&quot; &amp; [.C188] &amp; &quot;', &quot; &amp; CHAR(9) &amp; &quot;res_ok: 0, res_ko: 0, meaning: ['&quot; &amp; [.E188] &amp; &quot;'] },&quot;" office:value-type="string" office:string-value="{ word: 'furniture', &#9;tipus: 'N', &#9;res_ok: 0, res_ko: 0, meaning: ['mobles'] }," calcext:value-type="string">
            <text:p>{ word: 'furniture', <text:tab/>tipus: 'N', <text:tab/>res_ok: 0, res_ko: 0, meaning: ['mobles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argain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ganga (chollo)</text:p>
          </table:table-cell>
          <table:table-cell/>
          <table:table-cell table:formula="of:=&quot;{ word: '&quot; &amp; [.B189] &amp; &quot;', &quot; &amp; CHAR(9) &amp; &quot;tipus: '&quot; &amp; [.C189] &amp; &quot;', &quot; &amp; CHAR(9) &amp; &quot;res_ok: 0, res_ko: 0, meaning: ['&quot; &amp; [.E189] &amp; &quot;'] },&quot;" office:value-type="string" office:string-value="{ word: 'bargain', &#9;tipus: 'N', &#9;res_ok: 0, res_ko: 0, meaning: ['ganga (chollo)'] }," calcext:value-type="string">
            <text:p>{ word: 'bargain', <text:tab/>tipus: 'N', <text:tab/>res_ok: 0, res_ko: 0, meaning: ['ganga (chollo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argain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regatejar</text:p>
          </table:table-cell>
          <table:table-cell/>
          <table:table-cell table:formula="of:=&quot;{ word: '&quot; &amp; [.B190] &amp; &quot;', &quot; &amp; CHAR(9) &amp; &quot;tipus: '&quot; &amp; [.C190] &amp; &quot;', &quot; &amp; CHAR(9) &amp; &quot;res_ok: 0, res_ko: 0, meaning: ['&quot; &amp; [.E190] &amp; &quot;'] },&quot;" office:value-type="string" office:string-value="{ word: 'bargain', &#9;tipus: 'V', &#9;res_ok: 0, res_ko: 0, meaning: ['regatejar'] }," calcext:value-type="string">
            <text:p>{ word: 'bargain', <text:tab/>tipus: 'V', <text:tab/>res_ok: 0, res_ko: 0, meaning: ['regatej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oof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teulada</text:p>
          </table:table-cell>
          <table:table-cell/>
          <table:table-cell table:formula="of:=&quot;{ word: '&quot; &amp; [.B191] &amp; &quot;', &quot; &amp; CHAR(9) &amp; &quot;tipus: '&quot; &amp; [.C191] &amp; &quot;', &quot; &amp; CHAR(9) &amp; &quot;res_ok: 0, res_ko: 0, meaning: ['&quot; &amp; [.E191] &amp; &quot;'] },&quot;" office:value-type="string" office:string-value="{ word: 'roof', &#9;tipus: 'N', &#9;res_ok: 0, res_ko: 0, meaning: ['teulada'] }," calcext:value-type="string">
            <text:p>{ word: 'roof', <text:tab/>tipus: 'N', <text:tab/>res_ok: 0, res_ko: 0, meaning: ['teulad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eiling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sostre</text:p>
          </table:table-cell>
          <table:table-cell/>
          <table:table-cell table:formula="of:=&quot;{ word: '&quot; &amp; [.B192] &amp; &quot;', &quot; &amp; CHAR(9) &amp; &quot;tipus: '&quot; &amp; [.C192] &amp; &quot;', &quot; &amp; CHAR(9) &amp; &quot;res_ok: 0, res_ko: 0, meaning: ['&quot; &amp; [.E192] &amp; &quot;'] },&quot;" office:value-type="string" office:string-value="{ word: 'ceiling', &#9;tipus: 'N', &#9;res_ok: 0, res_ko: 0, meaning: ['sostre'] }," calcext:value-type="string">
            <text:p>{ word: 'ceiling', <text:tab/>tipus: 'N', <text:tab/>res_ok: 0, res_ko: 0, meaning: ['sostre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lug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tap</text:p>
          </table:table-cell>
          <table:table-cell/>
          <table:table-cell table:formula="of:=&quot;{ word: '&quot; &amp; [.B193] &amp; &quot;', &quot; &amp; CHAR(9) &amp; &quot;tipus: '&quot; &amp; [.C193] &amp; &quot;', &quot; &amp; CHAR(9) &amp; &quot;res_ok: 0, res_ko: 0, meaning: ['&quot; &amp; [.E193] &amp; &quot;'] },&quot;" office:value-type="string" office:string-value="{ word: 'plug', &#9;tipus: 'N', &#9;res_ok: 0, res_ko: 0, meaning: ['tap'] }," calcext:value-type="string">
            <text:p>{ word: 'plug', <text:tab/>tipus: 'N', <text:tab/>res_ok: 0, res_ko: 0, meaning: ['tap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ancy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desitjar (apetecer)</text:p>
          </table:table-cell>
          <table:table-cell/>
          <table:table-cell table:formula="of:=&quot;{ word: '&quot; &amp; [.B194] &amp; &quot;', &quot; &amp; CHAR(9) &amp; &quot;tipus: '&quot; &amp; [.C194] &amp; &quot;', &quot; &amp; CHAR(9) &amp; &quot;res_ok: 0, res_ko: 0, meaning: ['&quot; &amp; [.E194] &amp; &quot;'] },&quot;" office:value-type="string" office:string-value="{ word: 'fancy', &#9;tipus: 'V', &#9;res_ok: 0, res_ko: 0, meaning: ['desitjar (apetecer)'] }," calcext:value-type="string">
            <text:p>{ word: 'fancy', <text:tab/>tipus: 'V', <text:tab/>res_ok: 0, res_ko: 0, meaning: ['desitjar (apetecer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ick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llepar</text:p>
          </table:table-cell>
          <table:table-cell/>
          <table:table-cell table:formula="of:=&quot;{ word: '&quot; &amp; [.B195] &amp; &quot;', &quot; &amp; CHAR(9) &amp; &quot;tipus: '&quot; &amp; [.C195] &amp; &quot;', &quot; &amp; CHAR(9) &amp; &quot;res_ok: 0, res_ko: 0, meaning: ['&quot; &amp; [.E195] &amp; &quot;'] },&quot;" office:value-type="string" office:string-value="{ word: 'lick', &#9;tipus: 'V', &#9;res_ok: 0, res_ko: 0, meaning: ['llepar'] }," calcext:value-type="string">
            <text:p>{ word: 'lick', <text:tab/>tipus: 'V', <text:tab/>res_ok: 0, res_ko: 0, meaning: ['llep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jap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broma</text:p>
          </table:table-cell>
          <table:table-cell/>
          <table:table-cell table:formula="of:=&quot;{ word: '&quot; &amp; [.B196] &amp; &quot;', &quot; &amp; CHAR(9) &amp; &quot;tipus: '&quot; &amp; [.C196] &amp; &quot;', &quot; &amp; CHAR(9) &amp; &quot;res_ok: 0, res_ko: 0, meaning: ['&quot; &amp; [.E196] &amp; &quot;'] },&quot;" office:value-type="string" office:string-value="{ word: 'jape', &#9;tipus: 'N', &#9;res_ok: 0, res_ko: 0, meaning: ['broma'] }," calcext:value-type="string">
            <text:p>{ word: 'jape', <text:tab/>tipus: 'N', <text:tab/>res_ok: 0, res_ko: 0, meaning: ['brom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low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brillar</text:p>
          </table:table-cell>
          <table:table-cell/>
          <table:table-cell table:formula="of:=&quot;{ word: '&quot; &amp; [.B197] &amp; &quot;', &quot; &amp; CHAR(9) &amp; &quot;tipus: '&quot; &amp; [.C197] &amp; &quot;', &quot; &amp; CHAR(9) &amp; &quot;res_ok: 0, res_ko: 0, meaning: ['&quot; &amp; [.E197] &amp; &quot;'] },&quot;" office:value-type="string" office:string-value="{ word: 'glow', &#9;tipus: 'V', &#9;res_ok: 0, res_ko: 0, meaning: ['brillar'] }," calcext:value-type="string">
            <text:p>{ word: 'glow', <text:tab/>tipus: 'V', <text:tab/>res_ok: 0, res_ko: 0, meaning: ['brill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az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laberint</text:p>
          </table:table-cell>
          <table:table-cell/>
          <table:table-cell table:formula="of:=&quot;{ word: '&quot; &amp; [.B198] &amp; &quot;', &quot; &amp; CHAR(9) &amp; &quot;tipus: '&quot; &amp; [.C198] &amp; &quot;', &quot; &amp; CHAR(9) &amp; &quot;res_ok: 0, res_ko: 0, meaning: ['&quot; &amp; [.E198] &amp; &quot;'] },&quot;" office:value-type="string" office:string-value="{ word: 'maze', &#9;tipus: 'N', &#9;res_ok: 0, res_ko: 0, meaning: ['laberint'] }," calcext:value-type="string">
            <text:p>{ word: 'maze', <text:tab/>tipus: 'N', <text:tab/>res_ok: 0, res_ko: 0, meaning: ['laberin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urely</text:p>
          </table:table-cell>
          <table:table-cell table:style-name="ce1" office:value-type="string" calcext:value-type="string">
            <text:p>Adv</text:p>
          </table:table-cell>
          <table:table-cell table:number-columns-repeated="2" table:style-name="ce1" office:value-type="string" calcext:value-type="string">
            <text:p>segurament</text:p>
          </table:table-cell>
          <table:table-cell/>
          <table:table-cell table:formula="of:=&quot;{ word: '&quot; &amp; [.B199] &amp; &quot;', &quot; &amp; CHAR(9) &amp; &quot;tipus: '&quot; &amp; [.C199] &amp; &quot;', &quot; &amp; CHAR(9) &amp; &quot;res_ok: 0, res_ko: 0, meaning: ['&quot; &amp; [.E199] &amp; &quot;'] },&quot;" office:value-type="string" office:string-value="{ word: 'surely', &#9;tipus: 'Adv', &#9;res_ok: 0, res_ko: 0, meaning: ['segurament'] }," calcext:value-type="string">
            <text:p>{ word: 'surely', <text:tab/>tipus: 'Adv', <text:tab/>res_ok: 0, res_ko: 0, meaning: ['seguramen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eager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ansiós, impacient</text:p>
          </table:table-cell>
          <table:table-cell/>
          <table:table-cell table:formula="of:=&quot;{ word: '&quot; &amp; [.B200] &amp; &quot;', &quot; &amp; CHAR(9) &amp; &quot;tipus: '&quot; &amp; [.C200] &amp; &quot;', &quot; &amp; CHAR(9) &amp; &quot;res_ok: 0, res_ko: 0, meaning: ['&quot; &amp; [.E200] &amp; &quot;'] },&quot;" office:value-type="string" office:string-value="{ word: 'eager', &#9;tipus: 'Adj', &#9;res_ok: 0, res_ko: 0, meaning: ['ansiós, impacient'] }," calcext:value-type="string">
            <text:p>{ word: 'eager', <text:tab/>tipus: 'Adj', <text:tab/>res_ok: 0, res_ko: 0, meaning: ['ansiós, impacien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rinkl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arruga</text:p>
          </table:table-cell>
          <table:table-cell/>
          <table:table-cell table:formula="of:=&quot;{ word: '&quot; &amp; [.B201] &amp; &quot;', &quot; &amp; CHAR(9) &amp; &quot;tipus: '&quot; &amp; [.C201] &amp; &quot;', &quot; &amp; CHAR(9) &amp; &quot;res_ok: 0, res_ko: 0, meaning: ['&quot; &amp; [.E201] &amp; &quot;'] },&quot;" office:value-type="string" office:string-value="{ word: 'wrinkle', &#9;tipus: 'N', &#9;res_ok: 0, res_ko: 0, meaning: ['arruga'] }," calcext:value-type="string">
            <text:p>{ word: 'wrinkle', <text:tab/>tipus: 'N', <text:tab/>res_ok: 0, res_ko: 0, meaning: ['arrug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hik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aminada, excurció</text:p>
          </table:table-cell>
          <table:table-cell/>
          <table:table-cell table:formula="of:=&quot;{ word: '&quot; &amp; [.B202] &amp; &quot;', &quot; &amp; CHAR(9) &amp; &quot;tipus: '&quot; &amp; [.C202] &amp; &quot;', &quot; &amp; CHAR(9) &amp; &quot;res_ok: 0, res_ko: 0, meaning: ['&quot; &amp; [.E202] &amp; &quot;'] },&quot;" office:value-type="string" office:string-value="{ word: 'hike', &#9;tipus: 'N', &#9;res_ok: 0, res_ko: 0, meaning: ['caminada, excurció'] }," calcext:value-type="string">
            <text:p>{ word: 'hike', <text:tab/>tipus: 'N', <text:tab/>res_ok: 0, res_ko: 0, meaning: ['caminada, excurció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hearth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llar (hogar)</text:p>
          </table:table-cell>
          <table:table-cell/>
          <table:table-cell table:formula="of:=&quot;{ word: '&quot; &amp; [.B203] &amp; &quot;', &quot; &amp; CHAR(9) &amp; &quot;tipus: '&quot; &amp; [.C203] &amp; &quot;', &quot; &amp; CHAR(9) &amp; &quot;res_ok: 0, res_ko: 0, meaning: ['&quot; &amp; [.E203] &amp; &quot;'] },&quot;" office:value-type="string" office:string-value="{ word: 'hearth', &#9;tipus: 'N', &#9;res_ok: 0, res_ko: 0, meaning: ['llar (hogar)'] }," calcext:value-type="string">
            <text:p>{ word: 'hearth', <text:tab/>tipus: 'N', <text:tab/>res_ok: 0, res_ko: 0, meaning: ['llar (hogar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like</text:p>
          </table:table-cell>
          <table:table-cell table:style-name="ce1" office:value-type="string" calcext:value-type="string">
            <text:p>Adv</text:p>
          </table:table-cell>
          <table:table-cell table:number-columns-repeated="2" table:style-name="ce1" office:value-type="string" calcext:value-type="string">
            <text:p>igualment</text:p>
          </table:table-cell>
          <table:table-cell/>
          <table:table-cell table:formula="of:=&quot;{ word: '&quot; &amp; [.B204] &amp; &quot;', &quot; &amp; CHAR(9) &amp; &quot;tipus: '&quot; &amp; [.C204] &amp; &quot;', &quot; &amp; CHAR(9) &amp; &quot;res_ok: 0, res_ko: 0, meaning: ['&quot; &amp; [.E204] &amp; &quot;'] },&quot;" office:value-type="string" office:string-value="{ word: 'alike', &#9;tipus: 'Adv', &#9;res_ok: 0, res_ko: 0, meaning: ['igualment'] }," calcext:value-type="string">
            <text:p>{ word: 'alike', <text:tab/>tipus: 'Adv', <text:tab/>res_ok: 0, res_ko: 0, meaning: ['igualmen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ch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mal, dolor</text:p>
          </table:table-cell>
          <table:table-cell/>
          <table:table-cell table:formula="of:=&quot;{ word: '&quot; &amp; [.B205] &amp; &quot;', &quot; &amp; CHAR(9) &amp; &quot;tipus: '&quot; &amp; [.C205] &amp; &quot;', &quot; &amp; CHAR(9) &amp; &quot;res_ok: 0, res_ko: 0, meaning: ['&quot; &amp; [.E205] &amp; &quot;'] },&quot;" office:value-type="string" office:string-value="{ word: 'ache', &#9;tipus: 'N', &#9;res_ok: 0, res_ko: 0, meaning: ['mal, dolor'] }," calcext:value-type="string">
            <text:p>{ word: 'ache', <text:tab/>tipus: 'N', <text:tab/>res_ok: 0, res_ko: 0, meaning: ['mal, dolo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utter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murmurar</text:p>
          </table:table-cell>
          <table:table-cell/>
          <table:table-cell table:formula="of:=&quot;{ word: '&quot; &amp; [.B206] &amp; &quot;', &quot; &amp; CHAR(9) &amp; &quot;tipus: '&quot; &amp; [.C206] &amp; &quot;', &quot; &amp; CHAR(9) &amp; &quot;res_ok: 0, res_ko: 0, meaning: ['&quot; &amp; [.E206] &amp; &quot;'] },&quot;" office:value-type="string" office:string-value="{ word: 'mutter', &#9;tipus: 'V', &#9;res_ok: 0, res_ko: 0, meaning: ['murmurar'] }," calcext:value-type="string">
            <text:p>{ word: 'mutter', <text:tab/>tipus: 'V', <text:tab/>res_ok: 0, res_ko: 0, meaning: ['murmur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ib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burla</text:p>
          </table:table-cell>
          <table:table-cell/>
          <table:table-cell table:formula="of:=&quot;{ word: '&quot; &amp; [.B207] &amp; &quot;', &quot; &amp; CHAR(9) &amp; &quot;tipus: '&quot; &amp; [.C207] &amp; &quot;', &quot; &amp; CHAR(9) &amp; &quot;res_ok: 0, res_ko: 0, meaning: ['&quot; &amp; [.E207] &amp; &quot;'] },&quot;" office:value-type="string" office:string-value="{ word: 'gibe', &#9;tipus: 'N', &#9;res_ok: 0, res_ko: 0, meaning: ['burla'] }," calcext:value-type="string">
            <text:p>{ word: 'gibe', <text:tab/>tipus: 'N', <text:tab/>res_ok: 0, res_ko: 0, meaning: ['burl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hush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silenci</text:p>
          </table:table-cell>
          <table:table-cell/>
          <table:table-cell table:formula="of:=&quot;{ word: '&quot; &amp; [.B208] &amp; &quot;', &quot; &amp; CHAR(9) &amp; &quot;tipus: '&quot; &amp; [.C208] &amp; &quot;', &quot; &amp; CHAR(9) &amp; &quot;res_ok: 0, res_ko: 0, meaning: ['&quot; &amp; [.E208] &amp; &quot;'] },&quot;" office:value-type="string" office:string-value="{ word: 'hush', &#9;tipus: 'N', &#9;res_ok: 0, res_ko: 0, meaning: ['silenci'] }," calcext:value-type="string">
            <text:p>{ word: 'hush', <text:tab/>tipus: 'N', <text:tab/>res_ok: 0, res_ko: 0, meaning: ['silenci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id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eliminar</text:p>
          </table:table-cell>
          <table:table-cell/>
          <table:table-cell table:formula="of:=&quot;{ word: '&quot; &amp; [.B209] &amp; &quot;', &quot; &amp; CHAR(9) &amp; &quot;tipus: '&quot; &amp; [.C209] &amp; &quot;', &quot; &amp; CHAR(9) &amp; &quot;res_ok: 0, res_ko: 0, meaning: ['&quot; &amp; [.E209] &amp; &quot;'] },&quot;" office:value-type="string" office:string-value="{ word: 'rid', &#9;tipus: 'V', &#9;res_ok: 0, res_ko: 0, meaning: ['eliminar'] }," calcext:value-type="string">
            <text:p>{ word: 'rid', <text:tab/>tipus: 'V', <text:tab/>res_ok: 0, res_ko: 0, meaning: ['elimin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hy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tímit</text:p>
          </table:table-cell>
          <table:table-cell/>
          <table:table-cell table:formula="of:=&quot;{ word: '&quot; &amp; [.B210] &amp; &quot;', &quot; &amp; CHAR(9) &amp; &quot;tipus: '&quot; &amp; [.C210] &amp; &quot;', &quot; &amp; CHAR(9) &amp; &quot;res_ok: 0, res_ko: 0, meaning: ['&quot; &amp; [.E210] &amp; &quot;'] },&quot;" office:value-type="string" office:string-value="{ word: 'shy', &#9;tipus: 'Adj', &#9;res_ok: 0, res_ko: 0, meaning: ['tímit'] }," calcext:value-type="string">
            <text:p>{ word: 'shy', <text:tab/>tipus: 'Adj', <text:tab/>res_ok: 0, res_ko: 0, meaning: ['tími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ad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noi, jove, chaval</text:p>
          </table:table-cell>
          <table:table-cell/>
          <table:table-cell table:formula="of:=&quot;{ word: '&quot; &amp; [.B211] &amp; &quot;', &quot; &amp; CHAR(9) &amp; &quot;tipus: '&quot; &amp; [.C211] &amp; &quot;', &quot; &amp; CHAR(9) &amp; &quot;res_ok: 0, res_ko: 0, meaning: ['&quot; &amp; [.E211] &amp; &quot;'] },&quot;" office:value-type="string" office:string-value="{ word: 'lad', &#9;tipus: 'N', &#9;res_ok: 0, res_ko: 0, meaning: ['noi, jove, chaval'] }," calcext:value-type="string">
            <text:p>{ word: 'lad', <text:tab/>tipus: 'N', <text:tab/>res_ok: 0, res_ko: 0, meaning: ['noi, jove, chaval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ess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lio (embolic)</text:p>
          </table:table-cell>
          <table:table-cell/>
          <table:table-cell table:formula="of:=&quot;{ word: '&quot; &amp; [.B212] &amp; &quot;', &quot; &amp; CHAR(9) &amp; &quot;tipus: '&quot; &amp; [.C212] &amp; &quot;', &quot; &amp; CHAR(9) &amp; &quot;res_ok: 0, res_ko: 0, meaning: ['&quot; &amp; [.E212] &amp; &quot;'] },&quot;" office:value-type="string" office:string-value="{ word: 'mess', &#9;tipus: 'N', &#9;res_ok: 0, res_ko: 0, meaning: ['lio (embolic)'] }," calcext:value-type="string">
            <text:p>{ word: 'mess', <text:tab/>tipus: 'N', <text:tab/>res_ok: 0, res_ko: 0, meaning: ['lio (embolic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nfidenc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onfiança</text:p>
          </table:table-cell>
          <table:table-cell/>
          <table:table-cell table:formula="of:=&quot;{ word: '&quot; &amp; [.B213] &amp; &quot;', &quot; &amp; CHAR(9) &amp; &quot;tipus: '&quot; &amp; [.C213] &amp; &quot;', &quot; &amp; CHAR(9) &amp; &quot;res_ok: 0, res_ko: 0, meaning: ['&quot; &amp; [.E213] &amp; &quot;'] },&quot;" office:value-type="string" office:string-value="{ word: 'confidence', &#9;tipus: 'N', &#9;res_ok: 0, res_ko: 0, meaning: ['confiança'] }," calcext:value-type="string">
            <text:p>{ word: 'confidence', <text:tab/>tipus: 'N', <text:tab/>res_ok: 0, res_ko: 0, meaning: ['confianç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urround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rodejar</text:p>
          </table:table-cell>
          <table:table-cell/>
          <table:table-cell table:formula="of:=&quot;{ word: '&quot; &amp; [.B214] &amp; &quot;', &quot; &amp; CHAR(9) &amp; &quot;tipus: '&quot; &amp; [.C214] &amp; &quot;', &quot; &amp; CHAR(9) &amp; &quot;res_ok: 0, res_ko: 0, meaning: ['&quot; &amp; [.E214] &amp; &quot;'] },&quot;" office:value-type="string" office:string-value="{ word: 'surround', &#9;tipus: 'V', &#9;res_ok: 0, res_ko: 0, meaning: ['rodejar'] }," calcext:value-type="string">
            <text:p>{ word: 'surround', <text:tab/>tipus: 'V', <text:tab/>res_ok: 0, res_ko: 0, meaning: ['rodej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awn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gespa</text:p>
          </table:table-cell>
          <table:table-cell/>
          <table:table-cell table:formula="of:=&quot;{ word: '&quot; &amp; [.B215] &amp; &quot;', &quot; &amp; CHAR(9) &amp; &quot;tipus: '&quot; &amp; [.C215] &amp; &quot;', &quot; &amp; CHAR(9) &amp; &quot;res_ok: 0, res_ko: 0, meaning: ['&quot; &amp; [.E215] &amp; &quot;'] },&quot;" office:value-type="string" office:string-value="{ word: 'lawn', &#9;tipus: 'N', &#9;res_ok: 0, res_ko: 0, meaning: ['gespa'] }," calcext:value-type="string">
            <text:p>{ word: 'lawn', <text:tab/>tipus: 'N', <text:tab/>res_ok: 0, res_ko: 0, meaning: ['gesp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righten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espantar</text:p>
          </table:table-cell>
          <table:table-cell/>
          <table:table-cell table:formula="of:=&quot;{ word: '&quot; &amp; [.B216] &amp; &quot;', &quot; &amp; CHAR(9) &amp; &quot;tipus: '&quot; &amp; [.C216] &amp; &quot;', &quot; &amp; CHAR(9) &amp; &quot;res_ok: 0, res_ko: 0, meaning: ['&quot; &amp; [.E216] &amp; &quot;'] },&quot;" office:value-type="string" office:string-value="{ word: 'frighten', &#9;tipus: 'V', &#9;res_ok: 0, res_ko: 0, meaning: ['espantar'] }," calcext:value-type="string">
            <text:p>{ word: 'frighten', <text:tab/>tipus: 'V', <text:tab/>res_ok: 0, res_ko: 0, meaning: ['espant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imp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coixejar (caminar coix)</text:p>
          </table:table-cell>
          <table:table-cell/>
          <table:table-cell table:formula="of:=&quot;{ word: '&quot; &amp; [.B217] &amp; &quot;', &quot; &amp; CHAR(9) &amp; &quot;tipus: '&quot; &amp; [.C217] &amp; &quot;', &quot; &amp; CHAR(9) &amp; &quot;res_ok: 0, res_ko: 0, meaning: ['&quot; &amp; [.E217] &amp; &quot;'] },&quot;" office:value-type="string" office:string-value="{ word: 'limp', &#9;tipus: 'V', &#9;res_ok: 0, res_ko: 0, meaning: ['coixejar (caminar coix)'] }," calcext:value-type="string">
            <text:p>{ word: 'limp', <text:tab/>tipus: 'V', <text:tab/>res_ok: 0, res_ko: 0, meaning: ['coixejar (caminar coix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im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objectiu</text:p>
          </table:table-cell>
          <table:table-cell/>
          <table:table-cell table:formula="of:=&quot;{ word: '&quot; &amp; [.B218] &amp; &quot;', &quot; &amp; CHAR(9) &amp; &quot;tipus: '&quot; &amp; [.C218] &amp; &quot;', &quot; &amp; CHAR(9) &amp; &quot;res_ok: 0, res_ko: 0, meaning: ['&quot; &amp; [.E218] &amp; &quot;'] },&quot;" office:value-type="string" office:string-value="{ word: 'aim', &#9;tipus: 'N', &#9;res_ok: 0, res_ko: 0, meaning: ['objectiu'] }," calcext:value-type="string">
            <text:p>{ word: 'aim', <text:tab/>tipus: 'N', <text:tab/>res_ok: 0, res_ko: 0, meaning: ['objectiu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im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pretendre, apuntar a un objectiu</text:p>
          </table:table-cell>
          <table:table-cell/>
          <table:table-cell table:formula="of:=&quot;{ word: '&quot; &amp; [.B219] &amp; &quot;', &quot; &amp; CHAR(9) &amp; &quot;tipus: '&quot; &amp; [.C219] &amp; &quot;', &quot; &amp; CHAR(9) &amp; &quot;res_ok: 0, res_ko: 0, meaning: ['&quot; &amp; [.E219] &amp; &quot;'] },&quot;" office:value-type="string" office:string-value="{ word: 'aim', &#9;tipus: 'V', &#9;res_ok: 0, res_ko: 0, meaning: ['pretendre, apuntar a un objectiu'] }," calcext:value-type="string">
            <text:p>{ word: 'aim', <text:tab/>tipus: 'V', <text:tab/>res_ok: 0, res_ko: 0, meaning: ['pretendre, apuntar a un objectiu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fford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permetre</text:p>
          </table:table-cell>
          <table:table-cell/>
          <table:table-cell table:formula="of:=&quot;{ word: '&quot; &amp; [.B220] &amp; &quot;', &quot; &amp; CHAR(9) &amp; &quot;tipus: '&quot; &amp; [.C220] &amp; &quot;', &quot; &amp; CHAR(9) &amp; &quot;res_ok: 0, res_ko: 0, meaning: ['&quot; &amp; [.E220] &amp; &quot;'] },&quot;" office:value-type="string" office:string-value="{ word: 'afford', &#9;tipus: 'V', &#9;res_ok: 0, res_ko: 0, meaning: ['permetre'] }," calcext:value-type="string">
            <text:p>{ word: 'afford', <text:tab/>tipus: 'V', <text:tab/>res_ok: 0, res_ko: 0, meaning: ['permetre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arveling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famèlic (hambriento)</text:p>
          </table:table-cell>
          <table:table-cell/>
          <table:table-cell table:formula="of:=&quot;{ word: '&quot; &amp; [.B221] &amp; &quot;', &quot; &amp; CHAR(9) &amp; &quot;tipus: '&quot; &amp; [.C221] &amp; &quot;', &quot; &amp; CHAR(9) &amp; &quot;res_ok: 0, res_ko: 0, meaning: ['&quot; &amp; [.E221] &amp; &quot;'] },&quot;" office:value-type="string" office:string-value="{ word: 'starveling', &#9;tipus: 'Adj', &#9;res_ok: 0, res_ko: 0, meaning: ['famèlic (hambriento)'] }," calcext:value-type="string">
            <text:p>{ word: 'starveling', <text:tab/>tipus: 'Adj', <text:tab/>res_ok: 0, res_ko: 0, meaning: ['famèlic (hambriento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ckroach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anerola (cucaracha)</text:p>
          </table:table-cell>
          <table:table-cell/>
          <table:table-cell table:formula="of:=&quot;{ word: '&quot; &amp; [.B222] &amp; &quot;', &quot; &amp; CHAR(9) &amp; &quot;tipus: '&quot; &amp; [.C222] &amp; &quot;', &quot; &amp; CHAR(9) &amp; &quot;res_ok: 0, res_ko: 0, meaning: ['&quot; &amp; [.E222] &amp; &quot;'] },&quot;" office:value-type="string" office:string-value="{ word: 'cockroach', &#9;tipus: 'N', &#9;res_ok: 0, res_ko: 0, meaning: ['panerola (cucaracha)'] }," calcext:value-type="string">
            <text:p>{ word: 'cockroach', <text:tab/>tipus: 'N', <text:tab/>res_ok: 0, res_ko: 0, meaning: ['panerola (cucaracha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pproach</text:p>
          </table:table-cell>
          <table:table-cell table:style-name="ce1" office:value-type="string" calcext:value-type="string">
            <text:p>N,V</text:p>
          </table:table-cell>
          <table:table-cell table:number-columns-repeated="2" table:style-name="ce1" office:value-type="string" calcext:value-type="string">
            <text:p>enfoc, enfocar (dirigir)</text:p>
          </table:table-cell>
          <table:table-cell/>
          <table:table-cell table:formula="of:=&quot;{ word: '&quot; &amp; [.B223] &amp; &quot;', &quot; &amp; CHAR(9) &amp; &quot;tipus: '&quot; &amp; [.C223] &amp; &quot;', &quot; &amp; CHAR(9) &amp; &quot;res_ok: 0, res_ko: 0, meaning: ['&quot; &amp; [.E223] &amp; &quot;'] },&quot;" office:value-type="string" office:string-value="{ word: 'approach', &#9;tipus: 'N,V', &#9;res_ok: 0, res_ko: 0, meaning: ['enfoc, enfocar (dirigir)'] }," calcext:value-type="string">
            <text:p>{ word: 'approach', <text:tab/>tipus: 'N,V', <text:tab/>res_ok: 0, res_ko: 0, meaning: ['enfoc, enfocar (dirigir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le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fugir</text:p>
          </table:table-cell>
          <table:table-cell/>
          <table:table-cell table:formula="of:=&quot;{ word: '&quot; &amp; [.B224] &amp; &quot;', &quot; &amp; CHAR(9) &amp; &quot;tipus: '&quot; &amp; [.C224] &amp; &quot;', &quot; &amp; CHAR(9) &amp; &quot;res_ok: 0, res_ko: 0, meaning: ['&quot; &amp; [.E224] &amp; &quot;'] },&quot;" office:value-type="string" office:string-value="{ word: 'flee', &#9;tipus: 'V', &#9;res_ok: 0, res_ko: 0, meaning: ['fugir'] }," calcext:value-type="string">
            <text:p>{ word: 'flee', <text:tab/>tipus: 'V', <text:tab/>res_ok: 0, res_ko: 0, meaning: ['fugi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hrug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encongirse d'hombros</text:p>
          </table:table-cell>
          <table:table-cell/>
          <table:table-cell table:formula="of:=&quot;{ word: '&quot; &amp; [.B225] &amp; &quot;', &quot; &amp; CHAR(9) &amp; &quot;tipus: '&quot; &amp; [.C225] &amp; &quot;', &quot; &amp; CHAR(9) &amp; &quot;res_ok: 0, res_ko: 0, meaning: ['&quot; &amp; [.E225] &amp; &quot;'] },&quot;" office:value-type="string" office:string-value="{ word: 'shrug', &#9;tipus: 'V', &#9;res_ok: 0, res_ko: 0, meaning: ['encongirse d'hombros'] }," calcext:value-type="string">
            <text:p>{ word: 'shrug', <text:tab/>tipus: 'V', <text:tab/>res_ok: 0, res_ko: 0, meaning: ['encongirse d'hombros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mmitment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ompromís</text:p>
          </table:table-cell>
          <table:table-cell/>
          <table:table-cell table:formula="of:=&quot;{ word: '&quot; &amp; [.B226] &amp; &quot;', &quot; &amp; CHAR(9) &amp; &quot;tipus: '&quot; &amp; [.C226] &amp; &quot;', &quot; &amp; CHAR(9) &amp; &quot;res_ok: 0, res_ko: 0, meaning: ['&quot; &amp; [.E226] &amp; &quot;'] },&quot;" office:value-type="string" office:string-value="{ word: 'commitment', &#9;tipus: 'N', &#9;res_ok: 0, res_ko: 0, meaning: ['compromís'] }," calcext:value-type="string">
            <text:p>{ word: 'commitment', <text:tab/>tipus: 'N', <text:tab/>res_ok: 0, res_ko: 0, meaning: ['compromís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eed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fet, acte, acció</text:p>
          </table:table-cell>
          <table:table-cell/>
          <table:table-cell table:formula="of:=&quot;{ word: '&quot; &amp; [.B227] &amp; &quot;', &quot; &amp; CHAR(9) &amp; &quot;tipus: '&quot; &amp; [.C227] &amp; &quot;', &quot; &amp; CHAR(9) &amp; &quot;res_ok: 0, res_ko: 0, meaning: ['&quot; &amp; [.E227] &amp; &quot;'] },&quot;" office:value-type="string" office:string-value="{ word: 'deed', &#9;tipus: 'N', &#9;res_ok: 0, res_ko: 0, meaning: ['fet, acte, acció'] }," calcext:value-type="string">
            <text:p>{ word: 'deed', <text:tab/>tipus: 'N', <text:tab/>res_ok: 0, res_ko: 0, meaning: ['fet, acte, acció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ary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cautelós</text:p>
          </table:table-cell>
          <table:table-cell/>
          <table:table-cell table:formula="of:=&quot;{ word: '&quot; &amp; [.B228] &amp; &quot;', &quot; &amp; CHAR(9) &amp; &quot;tipus: '&quot; &amp; [.C228] &amp; &quot;', &quot; &amp; CHAR(9) &amp; &quot;res_ok: 0, res_ko: 0, meaning: ['&quot; &amp; [.E228] &amp; &quot;'] },&quot;" office:value-type="string" office:string-value="{ word: 'wary', &#9;tipus: 'Adj', &#9;res_ok: 0, res_ko: 0, meaning: ['cautelós'] }," calcext:value-type="string">
            <text:p>{ word: 'wary', <text:tab/>tipus: 'Adj', <text:tab/>res_ok: 0, res_ko: 0, meaning: ['cautelós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pill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vesar, abocar (derramar)</text:p>
          </table:table-cell>
          <table:table-cell/>
          <table:table-cell table:formula="of:=&quot;{ word: '&quot; &amp; [.B229] &amp; &quot;', &quot; &amp; CHAR(9) &amp; &quot;tipus: '&quot; &amp; [.C229] &amp; &quot;', &quot; &amp; CHAR(9) &amp; &quot;res_ok: 0, res_ko: 0, meaning: ['&quot; &amp; [.E229] &amp; &quot;'] },&quot;" office:value-type="string" office:string-value="{ word: 'spill', &#9;tipus: 'V', &#9;res_ok: 0, res_ko: 0, meaning: ['vesar, abocar (derramar)'] }," calcext:value-type="string">
            <text:p>{ word: 'spill', <text:tab/>tipus: 'V', <text:tab/>res_ok: 0, res_ko: 0, meaning: ['vesar, abocar (derramar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out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corpulent, gros (persona)</text:p>
          </table:table-cell>
          <table:table-cell/>
          <table:table-cell table:formula="of:=&quot;{ word: '&quot; &amp; [.B230] &amp; &quot;', &quot; &amp; CHAR(9) &amp; &quot;tipus: '&quot; &amp; [.C230] &amp; &quot;', &quot; &amp; CHAR(9) &amp; &quot;res_ok: 0, res_ko: 0, meaning: ['&quot; &amp; [.E230] &amp; &quot;'] },&quot;" office:value-type="string" office:string-value="{ word: 'stout', &#9;tipus: 'Adj', &#9;res_ok: 0, res_ko: 0, meaning: ['corpulent, gros (persona)'] }," calcext:value-type="string">
            <text:p>{ word: 'stout', <text:tab/>tipus: 'Adj', <text:tab/>res_ok: 0, res_ko: 0, meaning: ['corpulent, gros (persona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eg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suplicar (rogar)</text:p>
          </table:table-cell>
          <table:table-cell/>
          <table:table-cell table:formula="of:=&quot;{ word: '&quot; &amp; [.B231] &amp; &quot;', &quot; &amp; CHAR(9) &amp; &quot;tipus: '&quot; &amp; [.C231] &amp; &quot;', &quot; &amp; CHAR(9) &amp; &quot;res_ok: 0, res_ko: 0, meaning: ['&quot; &amp; [.E231] &amp; &quot;'] },&quot;" office:value-type="string" office:string-value="{ word: 'beg', &#9;tipus: 'V', &#9;res_ok: 0, res_ko: 0, meaning: ['suplicar (rogar)'] }," calcext:value-type="string">
            <text:p>{ word: 'beg', <text:tab/>tipus: 'V', <text:tab/>res_ok: 0, res_ko: 0, meaning: ['suplicar (rogar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windl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anar desapareixent</text:p>
          </table:table-cell>
          <table:table-cell/>
          <table:table-cell table:formula="of:=&quot;{ word: '&quot; &amp; [.B232] &amp; &quot;', &quot; &amp; CHAR(9) &amp; &quot;tipus: '&quot; &amp; [.C232] &amp; &quot;', &quot; &amp; CHAR(9) &amp; &quot;res_ok: 0, res_ko: 0, meaning: ['&quot; &amp; [.E232] &amp; &quot;'] },&quot;" office:value-type="string" office:string-value="{ word: 'dwindle', &#9;tipus: 'V', &#9;res_ok: 0, res_ko: 0, meaning: ['anar desapareixent'] }," calcext:value-type="string">
            <text:p>{ word: 'dwindle', <text:tab/>tipus: 'V', <text:tab/>res_ok: 0, res_ko: 0, meaning: ['anar desapareixen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harbor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ort</text:p>
          </table:table-cell>
          <table:table-cell/>
          <table:table-cell table:formula="of:=&quot;{ word: '&quot; &amp; [.B233] &amp; &quot;', &quot; &amp; CHAR(9) &amp; &quot;tipus: '&quot; &amp; [.C233] &amp; &quot;', &quot; &amp; CHAR(9) &amp; &quot;res_ok: 0, res_ko: 0, meaning: ['&quot; &amp; [.E233] &amp; &quot;'] },&quot;" office:value-type="string" office:string-value="{ word: 'harbor', &#9;tipus: 'N', &#9;res_ok: 0, res_ko: 0, meaning: ['port'] }," calcext:value-type="string">
            <text:p>{ word: 'harbor', <text:tab/>tipus: 'N', <text:tab/>res_ok: 0, res_ko: 0, meaning: ['por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mused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divertit, entretingut</text:p>
          </table:table-cell>
          <table:table-cell/>
          <table:table-cell table:formula="of:=&quot;{ word: '&quot; &amp; [.B234] &amp; &quot;', &quot; &amp; CHAR(9) &amp; &quot;tipus: '&quot; &amp; [.C234] &amp; &quot;', &quot; &amp; CHAR(9) &amp; &quot;res_ok: 0, res_ko: 0, meaning: ['&quot; &amp; [.E234] &amp; &quot;'] },&quot;" office:value-type="string" office:string-value="{ word: 'amused', &#9;tipus: 'Adj', &#9;res_ok: 0, res_ko: 0, meaning: ['divertit, entretingut'] }," calcext:value-type="string">
            <text:p>{ word: 'amused', <text:tab/>tipus: 'Adj', <text:tab/>res_ok: 0, res_ko: 0, meaning: ['divertit, entretingu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nfident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segur</text:p>
          </table:table-cell>
          <table:table-cell/>
          <table:table-cell table:formula="of:=&quot;{ word: '&quot; &amp; [.B235] &amp; &quot;', &quot; &amp; CHAR(9) &amp; &quot;tipus: '&quot; &amp; [.C235] &amp; &quot;', &quot; &amp; CHAR(9) &amp; &quot;res_ok: 0, res_ko: 0, meaning: ['&quot; &amp; [.E235] &amp; &quot;'] },&quot;" office:value-type="string" office:string-value="{ word: 'confident', &#9;tipus: 'Adj', &#9;res_ok: 0, res_ko: 0, meaning: ['segur'] }," calcext:value-type="string">
            <text:p>{ word: 'confident', <text:tab/>tipus: 'Adj', <text:tab/>res_ok: 0, res_ko: 0, meaning: ['segu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wful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horrible</text:p>
          </table:table-cell>
          <table:table-cell/>
          <table:table-cell table:formula="of:=&quot;{ word: '&quot; &amp; [.B236] &amp; &quot;', &quot; &amp; CHAR(9) &amp; &quot;tipus: '&quot; &amp; [.C236] &amp; &quot;', &quot; &amp; CHAR(9) &amp; &quot;res_ok: 0, res_ko: 0, meaning: ['&quot; &amp; [.E236] &amp; &quot;'] },&quot;" office:value-type="string" office:string-value="{ word: 'awful', &#9;tipus: 'Adj', &#9;res_ok: 0, res_ko: 0, meaning: ['horrible'] }," calcext:value-type="string">
            <text:p>{ word: 'awful', <text:tab/>tipus: 'Adj', <text:tab/>res_ok: 0, res_ko: 0, meaning: ['horrible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wkward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maldestre (torpe, embarazoso)</text:p>
          </table:table-cell>
          <table:table-cell/>
          <table:table-cell table:formula="of:=&quot;{ word: '&quot; &amp; [.B237] &amp; &quot;', &quot; &amp; CHAR(9) &amp; &quot;tipus: '&quot; &amp; [.C237] &amp; &quot;', &quot; &amp; CHAR(9) &amp; &quot;res_ok: 0, res_ko: 0, meaning: ['&quot; &amp; [.E237] &amp; &quot;'] },&quot;" office:value-type="string" office:string-value="{ word: 'awkward', &#9;tipus: 'Adj', &#9;res_ok: 0, res_ko: 0, meaning: ['maldestre (torpe, embarazoso)'] }," calcext:value-type="string">
            <text:p>{ word: 'awkward', <text:tab/>tipus: 'Adj', <text:tab/>res_ok: 0, res_ko: 0, meaning: ['maldestre (torpe, embarazoso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nd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aficionat (tenir carinyo)</text:p>
          </table:table-cell>
          <table:table-cell/>
          <table:table-cell table:formula="of:=&quot;{ word: '&quot; &amp; [.B238] &amp; &quot;', &quot; &amp; CHAR(9) &amp; &quot;tipus: '&quot; &amp; [.C238] &amp; &quot;', &quot; &amp; CHAR(9) &amp; &quot;res_ok: 0, res_ko: 0, meaning: ['&quot; &amp; [.E238] &amp; &quot;'] },&quot;" office:value-type="string" office:string-value="{ word: 'fond', &#9;tipus: 'Adj', &#9;res_ok: 0, res_ko: 0, meaning: ['aficionat (tenir carinyo)'] }," calcext:value-type="string">
            <text:p>{ word: 'fond', <text:tab/>tipus: 'Adj', <text:tab/>res_ok: 0, res_ko: 0, meaning: ['aficionat (tenir carinyo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roof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rova, demostració</text:p>
          </table:table-cell>
          <table:table-cell/>
          <table:table-cell table:formula="of:=&quot;{ word: '&quot; &amp; [.B239] &amp; &quot;', &quot; &amp; CHAR(9) &amp; &quot;tipus: '&quot; &amp; [.C239] &amp; &quot;', &quot; &amp; CHAR(9) &amp; &quot;res_ok: 0, res_ko: 0, meaning: ['&quot; &amp; [.E239] &amp; &quot;'] },&quot;" office:value-type="string" office:string-value="{ word: 'proof', &#9;tipus: 'N', &#9;res_ok: 0, res_ko: 0, meaning: ['prova, demostració'] }," calcext:value-type="string">
            <text:p>{ word: 'proof', <text:tab/>tipus: 'N', <text:tab/>res_ok: 0, res_ko: 0, meaning: ['prova, demostració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umbl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entrebancar-se (tropezar)</text:p>
          </table:table-cell>
          <table:table-cell/>
          <table:table-cell table:formula="of:=&quot;{ word: '&quot; &amp; [.B240] &amp; &quot;', &quot; &amp; CHAR(9) &amp; &quot;tipus: '&quot; &amp; [.C240] &amp; &quot;', &quot; &amp; CHAR(9) &amp; &quot;res_ok: 0, res_ko: 0, meaning: ['&quot; &amp; [.E240] &amp; &quot;'] },&quot;" office:value-type="string" office:string-value="{ word: 'stumble', &#9;tipus: 'V', &#9;res_ok: 0, res_ko: 0, meaning: ['entrebancar-se (tropezar)'] }," calcext:value-type="string">
            <text:p>{ word: 'stumble', <text:tab/>tipus: 'V', <text:tab/>res_ok: 0, res_ko: 0, meaning: ['entrebancar-se (tropezar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lumsy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maldestre (torpe)</text:p>
          </table:table-cell>
          <table:table-cell/>
          <table:table-cell table:formula="of:=&quot;{ word: '&quot; &amp; [.B241] &amp; &quot;', &quot; &amp; CHAR(9) &amp; &quot;tipus: '&quot; &amp; [.C241] &amp; &quot;', &quot; &amp; CHAR(9) &amp; &quot;res_ok: 0, res_ko: 0, meaning: ['&quot; &amp; [.E241] &amp; &quot;'] },&quot;" office:value-type="string" office:string-value="{ word: 'clumsy', &#9;tipus: 'Adj', &#9;res_ok: 0, res_ko: 0, meaning: ['maldestre (torpe)'] }," calcext:value-type="string">
            <text:p>{ word: 'clumsy', <text:tab/>tipus: 'Adj', <text:tab/>res_ok: 0, res_ko: 0, meaning: ['maldestre (torpe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ub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fregar, rosar</text:p>
          </table:table-cell>
          <table:table-cell/>
          <table:table-cell table:formula="of:=&quot;{ word: '&quot; &amp; [.B242] &amp; &quot;', &quot; &amp; CHAR(9) &amp; &quot;tipus: '&quot; &amp; [.C242] &amp; &quot;', &quot; &amp; CHAR(9) &amp; &quot;res_ok: 0, res_ko: 0, meaning: ['&quot; &amp; [.E242] &amp; &quot;'] },&quot;" office:value-type="string" office:string-value="{ word: 'rub', &#9;tipus: 'V', &#9;res_ok: 0, res_ko: 0, meaning: ['fregar, rosar'] }," calcext:value-type="string">
            <text:p>{ word: 'rub', <text:tab/>tipus: 'V', <text:tab/>res_ok: 0, res_ko: 0, meaning: ['fregar, ros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tch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picor (em pica)</text:p>
          </table:table-cell>
          <table:table-cell/>
          <table:table-cell table:formula="of:=&quot;{ word: '&quot; &amp; [.B243] &amp; &quot;', &quot; &amp; CHAR(9) &amp; &quot;tipus: '&quot; &amp; [.C243] &amp; &quot;', &quot; &amp; CHAR(9) &amp; &quot;res_ok: 0, res_ko: 0, meaning: ['&quot; &amp; [.E243] &amp; &quot;'] },&quot;" office:value-type="string" office:string-value="{ word: 'itch', &#9;tipus: 'V', &#9;res_ok: 0, res_ko: 0, meaning: ['picor (em pica)'] }," calcext:value-type="string">
            <text:p>{ word: 'itch', <text:tab/>tipus: 'V', <text:tab/>res_ok: 0, res_ko: 0, meaning: ['picor (em pica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undl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bulto, paquet (fardo, manojo)</text:p>
          </table:table-cell>
          <table:table-cell/>
          <table:table-cell table:formula="of:=&quot;{ word: '&quot; &amp; [.B244] &amp; &quot;', &quot; &amp; CHAR(9) &amp; &quot;tipus: '&quot; &amp; [.C244] &amp; &quot;', &quot; &amp; CHAR(9) &amp; &quot;res_ok: 0, res_ko: 0, meaning: ['&quot; &amp; [.E244] &amp; &quot;'] },&quot;" office:value-type="string" office:string-value="{ word: 'bundle', &#9;tipus: 'N', &#9;res_ok: 0, res_ko: 0, meaning: ['bulto, paquet (fardo, manojo)'] }," calcext:value-type="string">
            <text:p>{ word: 'bundle', <text:tab/>tipus: 'N', <text:tab/>res_ok: 0, res_ko: 0, meaning: ['bulto, paquet (fardo, manojo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nibbl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mossegada (mordisco)</text:p>
          </table:table-cell>
          <table:table-cell/>
          <table:table-cell table:formula="of:=&quot;{ word: '&quot; &amp; [.B245] &amp; &quot;', &quot; &amp; CHAR(9) &amp; &quot;tipus: '&quot; &amp; [.C245] &amp; &quot;', &quot; &amp; CHAR(9) &amp; &quot;res_ok: 0, res_ko: 0, meaning: ['&quot; &amp; [.E245] &amp; &quot;'] },&quot;" office:value-type="string" office:string-value="{ word: 'nibble', &#9;tipus: 'N', &#9;res_ok: 0, res_ko: 0, meaning: ['mossegada (mordisco)'] }," calcext:value-type="string">
            <text:p>{ word: 'nibble', <text:tab/>tipus: 'N', <text:tab/>res_ok: 0, res_ko: 0, meaning: ['mossegada (mordisco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helf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estanteria</text:p>
          </table:table-cell>
          <table:table-cell/>
          <table:table-cell table:formula="of:=&quot;{ word: '&quot; &amp; [.B246] &amp; &quot;', &quot; &amp; CHAR(9) &amp; &quot;tipus: '&quot; &amp; [.C246] &amp; &quot;', &quot; &amp; CHAR(9) &amp; &quot;res_ok: 0, res_ko: 0, meaning: ['&quot; &amp; [.E246] &amp; &quot;'] },&quot;" office:value-type="string" office:string-value="{ word: 'shelf', &#9;tipus: 'N', &#9;res_ok: 0, res_ko: 0, meaning: ['estanteria'] }," calcext:value-type="string">
            <text:p>{ word: 'shelf', <text:tab/>tipus: 'N', <text:tab/>res_ok: 0, res_ko: 0, meaning: ['estanteri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bashed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avergonyit</text:p>
          </table:table-cell>
          <table:table-cell/>
          <table:table-cell table:formula="of:=&quot;{ word: '&quot; &amp; [.B247] &amp; &quot;', &quot; &amp; CHAR(9) &amp; &quot;tipus: '&quot; &amp; [.C247] &amp; &quot;', &quot; &amp; CHAR(9) &amp; &quot;res_ok: 0, res_ko: 0, meaning: ['&quot; &amp; [.E247] &amp; &quot;'] },&quot;" office:value-type="string" office:string-value="{ word: 'abashed', &#9;tipus: 'Adj', &#9;res_ok: 0, res_ko: 0, meaning: ['avergonyit'] }," calcext:value-type="string">
            <text:p>{ word: 'abashed', <text:tab/>tipus: 'Adj', <text:tab/>res_ok: 0, res_ko: 0, meaning: ['avergonyi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urs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maldició</text:p>
          </table:table-cell>
          <table:table-cell/>
          <table:table-cell table:formula="of:=&quot;{ word: '&quot; &amp; [.B248] &amp; &quot;', &quot; &amp; CHAR(9) &amp; &quot;tipus: '&quot; &amp; [.C248] &amp; &quot;', &quot; &amp; CHAR(9) &amp; &quot;res_ok: 0, res_ko: 0, meaning: ['&quot; &amp; [.E248] &amp; &quot;'] },&quot;" office:value-type="string" office:string-value="{ word: 'curse', &#9;tipus: 'N', &#9;res_ok: 0, res_ko: 0, meaning: ['maldició'] }," calcext:value-type="string">
            <text:p>{ word: 'curse', <text:tab/>tipus: 'N', <text:tab/>res_ok: 0, res_ko: 0, meaning: ['maldició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ager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aposta</text:p>
          </table:table-cell>
          <table:table-cell/>
          <table:table-cell table:formula="of:=&quot;{ word: '&quot; &amp; [.B249] &amp; &quot;', &quot; &amp; CHAR(9) &amp; &quot;tipus: '&quot; &amp; [.C249] &amp; &quot;', &quot; &amp; CHAR(9) &amp; &quot;res_ok: 0, res_ko: 0, meaning: ['&quot; &amp; [.E249] &amp; &quot;'] },&quot;" office:value-type="string" office:string-value="{ word: 'wager', &#9;tipus: 'N', &#9;res_ok: 0, res_ko: 0, meaning: ['aposta'] }," calcext:value-type="string">
            <text:p>{ word: 'wager', <text:tab/>tipus: 'N', <text:tab/>res_ok: 0, res_ko: 0, meaning: ['apost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asten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subjectar (abrochar, fijar, atar)</text:p>
          </table:table-cell>
          <table:table-cell/>
          <table:table-cell table:formula="of:=&quot;{ word: '&quot; &amp; [.B250] &amp; &quot;', &quot; &amp; CHAR(9) &amp; &quot;tipus: '&quot; &amp; [.C250] &amp; &quot;', &quot; &amp; CHAR(9) &amp; &quot;res_ok: 0, res_ko: 0, meaning: ['&quot; &amp; [.E250] &amp; &quot;'] },&quot;" office:value-type="string" office:string-value="{ word: 'fasten', &#9;tipus: 'V', &#9;res_ok: 0, res_ko: 0, meaning: ['subjectar (abrochar, fijar, atar)'] }," calcext:value-type="string">
            <text:p>{ word: 'fasten', <text:tab/>tipus: 'V', <text:tab/>res_ok: 0, res_ko: 0, meaning: ['subjectar (abrochar, fijar, atar)'] },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wift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ràpid</text:p>
          </table:table-cell>
          <table:table-cell/>
          <table:table-cell table:formula="of:=&quot;{ word: '&quot; &amp; [.B252] &amp; &quot;', &quot; &amp; CHAR(9) &amp; &quot;tipus: '&quot; &amp; [.C252] &amp; &quot;', &quot; &amp; CHAR(9) &amp; &quot;res_ok: 0, res_ko: 0, meaning: ['&quot; &amp; [.E252] &amp; &quot;'] },&quot;" office:value-type="string" office:string-value="{ word: 'swift', &#9;tipus: 'Adj', &#9;res_ok: 0, res_ko: 0, meaning: ['ràpid'] }," calcext:value-type="string">
            <text:p>{ word: 'swift', <text:tab/>tipus: 'Adj', <text:tab/>res_ok: 0, res_ko: 0, meaning: ['ràpid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elt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fondre, desfer (derretir)</text:p>
          </table:table-cell>
          <table:table-cell/>
          <table:table-cell table:formula="of:=&quot;{ word: '&quot; &amp; [.B253] &amp; &quot;', &quot; &amp; CHAR(9) &amp; &quot;tipus: '&quot; &amp; [.C253] &amp; &quot;', &quot; &amp; CHAR(9) &amp; &quot;res_ok: 0, res_ko: 0, meaning: ['&quot; &amp; [.E253] &amp; &quot;'] },&quot;" office:value-type="string" office:string-value="{ word: 'melt', &#9;tipus: 'V', &#9;res_ok: 0, res_ko: 0, meaning: ['fondre, desfer (derretir)'] }," calcext:value-type="string">
            <text:p>{ word: 'melt', <text:tab/>tipus: 'V', <text:tab/>res_ok: 0, res_ko: 0, meaning: ['fondre, desfer (derretir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lutty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catxonda</text:p>
          </table:table-cell>
          <table:table-cell/>
          <table:table-cell table:formula="of:=&quot;{ word: '&quot; &amp; [.B254] &amp; &quot;', &quot; &amp; CHAR(9) &amp; &quot;tipus: '&quot; &amp; [.C254] &amp; &quot;', &quot; &amp; CHAR(9) &amp; &quot;res_ok: 0, res_ko: 0, meaning: ['&quot; &amp; [.E254] &amp; &quot;'] },&quot;" office:value-type="string" office:string-value="{ word: 'slutty', &#9;tipus: 'Adj', &#9;res_ok: 0, res_ko: 0, meaning: ['catxonda'] }," calcext:value-type="string">
            <text:p>{ word: 'slutty', <text:tab/>tipus: 'Adj', <text:tab/>res_ok: 0, res_ko: 0, meaning: ['catxond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crambl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lluitar, competir</text:p>
          </table:table-cell>
          <table:table-cell/>
          <table:table-cell table:formula="of:=&quot;{ word: '&quot; &amp; [.B255] &amp; &quot;', &quot; &amp; CHAR(9) &amp; &quot;tipus: '&quot; &amp; [.C255] &amp; &quot;', &quot; &amp; CHAR(9) &amp; &quot;res_ok: 0, res_ko: 0, meaning: ['&quot; &amp; [.E255] &amp; &quot;'] },&quot;" office:value-type="string" office:string-value="{ word: 'scramble', &#9;tipus: 'V', &#9;res_ok: 0, res_ko: 0, meaning: ['lluitar, competir'] }," calcext:value-type="string">
            <text:p>{ word: 'scramble', <text:tab/>tipus: 'V', <text:tab/>res_ok: 0, res_ko: 0, meaning: ['lluitar, competi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ruggl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lluitar, esforçar-se (per aconseguir)</text:p>
          </table:table-cell>
          <table:table-cell/>
          <table:table-cell table:formula="of:=&quot;{ word: '&quot; &amp; [.B256] &amp; &quot;', &quot; &amp; CHAR(9) &amp; &quot;tipus: '&quot; &amp; [.C256] &amp; &quot;', &quot; &amp; CHAR(9) &amp; &quot;res_ok: 0, res_ko: 0, meaning: ['&quot; &amp; [.E256] &amp; &quot;'] },&quot;" office:value-type="string" office:string-value="{ word: 'struggle', &#9;tipus: 'V', &#9;res_ok: 0, res_ko: 0, meaning: ['lluitar, esforçar-se (per aconseguir)'] }," calcext:value-type="string">
            <text:p>{ word: 'struggle', <text:tab/>tipus: 'V', <text:tab/>res_ok: 0, res_ko: 0, meaning: ['lluitar, esforçar-se (per aconseguir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plegar, doblegar</text:p>
          </table:table-cell>
          <table:table-cell/>
          <table:table-cell table:formula="of:=&quot;{ word: '&quot; &amp; [.B257] &amp; &quot;', &quot; &amp; CHAR(9) &amp; &quot;tipus: '&quot; &amp; [.C257] &amp; &quot;', &quot; &amp; CHAR(9) &amp; &quot;res_ok: 0, res_ko: 0, meaning: ['&quot; &amp; [.E257] &amp; &quot;'] },&quot;" office:value-type="string" office:string-value="{ word: 'fold', &#9;tipus: 'V', &#9;res_ok: 0, res_ko: 0, meaning: ['plegar, doblegar'] }," calcext:value-type="string">
            <text:p>{ word: 'fold', <text:tab/>tipus: 'V', <text:tab/>res_ok: 0, res_ko: 0, meaning: ['plegar, dobleg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isl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assillo, passadís</text:p>
          </table:table-cell>
          <table:table-cell/>
          <table:table-cell table:formula="of:=&quot;{ word: '&quot; &amp; [.B258] &amp; &quot;', &quot; &amp; CHAR(9) &amp; &quot;tipus: '&quot; &amp; [.C258] &amp; &quot;', &quot; &amp; CHAR(9) &amp; &quot;res_ok: 0, res_ko: 0, meaning: ['&quot; &amp; [.E258] &amp; &quot;'] },&quot;" office:value-type="string" office:string-value="{ word: 'aisle', &#9;tipus: 'N', &#9;res_ok: 0, res_ko: 0, meaning: ['passillo, passadís'] }," calcext:value-type="string">
            <text:p>{ word: 'aisle', <text:tab/>tipus: 'N', <text:tab/>res_ok: 0, res_ko: 0, meaning: ['passillo, passadís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id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oferir (puja, oferta)</text:p>
          </table:table-cell>
          <table:table-cell/>
          <table:table-cell table:formula="of:=&quot;{ word: '&quot; &amp; [.B259] &amp; &quot;', &quot; &amp; CHAR(9) &amp; &quot;tipus: '&quot; &amp; [.C259] &amp; &quot;', &quot; &amp; CHAR(9) &amp; &quot;res_ok: 0, res_ko: 0, meaning: ['&quot; &amp; [.E259] &amp; &quot;'] },&quot;" office:value-type="string" office:string-value="{ word: 'bid', &#9;tipus: 'V', &#9;res_ok: 0, res_ko: 0, meaning: ['oferir (puja, oferta)'] }," calcext:value-type="string">
            <text:p>{ word: 'bid', <text:tab/>tipus: 'V', <text:tab/>res_ok: 0, res_ko: 0, meaning: ['oferir (puja, oferta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leev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màniga</text:p>
          </table:table-cell>
          <table:table-cell/>
          <table:table-cell table:formula="of:=&quot;{ word: '&quot; &amp; [.B260] &amp; &quot;', &quot; &amp; CHAR(9) &amp; &quot;tipus: '&quot; &amp; [.C260] &amp; &quot;', &quot; &amp; CHAR(9) &amp; &quot;res_ok: 0, res_ko: 0, meaning: ['&quot; &amp; [.E260] &amp; &quot;'] },&quot;" office:value-type="string" office:string-value="{ word: 'sleeve', &#9;tipus: 'N', &#9;res_ok: 0, res_ko: 0, meaning: ['màniga'] }," calcext:value-type="string">
            <text:p>{ word: 'sleeve', <text:tab/>tipus: 'N', <text:tab/>res_ok: 0, res_ko: 0, meaning: ['mànig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pot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taca (mancha)</text:p>
          </table:table-cell>
          <table:table-cell/>
          <table:table-cell table:formula="of:=&quot;{ word: '&quot; &amp; [.B261] &amp; &quot;', &quot; &amp; CHAR(9) &amp; &quot;tipus: '&quot; &amp; [.C261] &amp; &quot;', &quot; &amp; CHAR(9) &amp; &quot;res_ok: 0, res_ko: 0, meaning: ['&quot; &amp; [.E261] &amp; &quot;'] },&quot;" office:value-type="string" office:string-value="{ word: 'spot', &#9;tipus: 'N', &#9;res_ok: 0, res_ko: 0, meaning: ['taca (mancha)'] }," calcext:value-type="string">
            <text:p>{ word: 'spot', <text:tab/>tipus: 'N', <text:tab/>res_ok: 0, res_ko: 0, meaning: ['taca (mancha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ain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taca</text:p>
          </table:table-cell>
          <table:table-cell/>
          <table:table-cell table:formula="of:=&quot;{ word: '&quot; &amp; [.B262] &amp; &quot;', &quot; &amp; CHAR(9) &amp; &quot;tipus: '&quot; &amp; [.C262] &amp; &quot;', &quot; &amp; CHAR(9) &amp; &quot;res_ok: 0, res_ko: 0, meaning: ['&quot; &amp; [.E262] &amp; &quot;'] },&quot;" office:value-type="string" office:string-value="{ word: 'stain', &#9;tipus: 'N', &#9;res_ok: 0, res_ko: 0, meaning: ['taca'] }," calcext:value-type="string">
            <text:p>{ word: 'stain', <text:tab/>tipus: 'N', <text:tab/>res_ok: 0, res_ko: 0, meaning: ['tac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pron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devantal (delantal)</text:p>
          </table:table-cell>
          <table:table-cell/>
          <table:table-cell table:formula="of:=&quot;{ word: '&quot; &amp; [.B263] &amp; &quot;', &quot; &amp; CHAR(9) &amp; &quot;tipus: '&quot; &amp; [.C263] &amp; &quot;', &quot; &amp; CHAR(9) &amp; &quot;res_ok: 0, res_ko: 0, meaning: ['&quot; &amp; [.E263] &amp; &quot;'] },&quot;" office:value-type="string" office:string-value="{ word: 'apron', &#9;tipus: 'N', &#9;res_ok: 0, res_ko: 0, meaning: ['devantal (delantal)'] }," calcext:value-type="string">
            <text:p>{ word: 'apron', <text:tab/>tipus: 'N', <text:tab/>res_ok: 0, res_ko: 0, meaning: ['devantal (delantal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ail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lamentar, plorar</text:p>
          </table:table-cell>
          <table:table-cell/>
          <table:table-cell table:formula="of:=&quot;{ word: '&quot; &amp; [.B264] &amp; &quot;', &quot; &amp; CHAR(9) &amp; &quot;tipus: '&quot; &amp; [.C264] &amp; &quot;', &quot; &amp; CHAR(9) &amp; &quot;res_ok: 0, res_ko: 0, meaning: ['&quot; &amp; [.E264] &amp; &quot;'] },&quot;" office:value-type="string" office:string-value="{ word: 'wail', &#9;tipus: 'V', &#9;res_ok: 0, res_ko: 0, meaning: ['lamentar, plorar'] }," calcext:value-type="string">
            <text:p>{ word: 'wail', <text:tab/>tipus: 'V', <text:tab/>res_ok: 0, res_ko: 0, meaning: ['lamentar, plor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upset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alterar, perturbar</text:p>
          </table:table-cell>
          <table:table-cell/>
          <table:table-cell table:formula="of:=&quot;{ word: '&quot; &amp; [.B265] &amp; &quot;', &quot; &amp; CHAR(9) &amp; &quot;tipus: '&quot; &amp; [.C265] &amp; &quot;', &quot; &amp; CHAR(9) &amp; &quot;res_ok: 0, res_ko: 0, meaning: ['&quot; &amp; [.E265] &amp; &quot;'] },&quot;" office:value-type="string" office:string-value="{ word: 'upset', &#9;tipus: 'V', &#9;res_ok: 0, res_ko: 0, meaning: ['alterar, perturbar'] }," calcext:value-type="string">
            <text:p>{ word: 'upset', <text:tab/>tipus: 'V', <text:tab/>res_ok: 0, res_ko: 0, meaning: ['alterar, perturb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urkey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gall d'indi (pavo)</text:p>
          </table:table-cell>
          <table:table-cell/>
          <table:table-cell table:formula="of:=&quot;{ word: '&quot; &amp; [.B266] &amp; &quot;', &quot; &amp; CHAR(9) &amp; &quot;tipus: '&quot; &amp; [.C266] &amp; &quot;', &quot; &amp; CHAR(9) &amp; &quot;res_ok: 0, res_ko: 0, meaning: ['&quot; &amp; [.E266] &amp; &quot;'] },&quot;" office:value-type="string" office:string-value="{ word: 'turkey', &#9;tipus: 'N', &#9;res_ok: 0, res_ko: 0, meaning: ['gall d'indi (pavo)'] }," calcext:value-type="string">
            <text:p>{ word: 'turkey', <text:tab/>tipus: 'N', <text:tab/>res_ok: 0, res_ko: 0, meaning: ['gall d'indi (pavo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ab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apunyalar</text:p>
          </table:table-cell>
          <table:table-cell/>
          <table:table-cell table:formula="of:=&quot;{ word: '&quot; &amp; [.B267] &amp; &quot;', &quot; &amp; CHAR(9) &amp; &quot;tipus: '&quot; &amp; [.C267] &amp; &quot;', &quot; &amp; CHAR(9) &amp; &quot;res_ok: 0, res_ko: 0, meaning: ['&quot; &amp; [.E267] &amp; &quot;'] },&quot;" office:value-type="string" office:string-value="{ word: 'stab', &#9;tipus: 'V', &#9;res_ok: 0, res_ko: 0, meaning: ['apunyalar'] }," calcext:value-type="string">
            <text:p>{ word: 'stab', <text:tab/>tipus: 'V', <text:tab/>res_ok: 0, res_ko: 0, meaning: ['apunyal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rab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ranc (cangrejo)</text:p>
          </table:table-cell>
          <table:table-cell/>
          <table:table-cell table:formula="of:=&quot;{ word: '&quot; &amp; [.B268] &amp; &quot;', &quot; &amp; CHAR(9) &amp; &quot;tipus: '&quot; &amp; [.C268] &amp; &quot;', &quot; &amp; CHAR(9) &amp; &quot;res_ok: 0, res_ko: 0, meaning: ['&quot; &amp; [.E268] &amp; &quot;'] },&quot;" office:value-type="string" office:string-value="{ word: 'crab', &#9;tipus: 'N', &#9;res_ok: 0, res_ko: 0, meaning: ['cranc (cangrejo)'] }," calcext:value-type="string">
            <text:p>{ word: 'crab', <text:tab/>tipus: 'N', <text:tab/>res_ok: 0, res_ko: 0, meaning: ['cranc (cangrejo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imber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fusta</text:p>
          </table:table-cell>
          <table:table-cell/>
          <table:table-cell table:formula="of:=&quot;{ word: '&quot; &amp; [.B269] &amp; &quot;', &quot; &amp; CHAR(9) &amp; &quot;tipus: '&quot; &amp; [.C269] &amp; &quot;', &quot; &amp; CHAR(9) &amp; &quot;res_ok: 0, res_ko: 0, meaning: ['&quot; &amp; [.E269] &amp; &quot;'] },&quot;" office:value-type="string" office:string-value="{ word: 'timber', &#9;tipus: 'N', &#9;res_ok: 0, res_ko: 0, meaning: ['fusta'] }," calcext:value-type="string">
            <text:p>{ word: 'timber', <text:tab/>tipus: 'N', <text:tab/>res_ok: 0, res_ko: 0, meaning: ['fust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kinny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prim (flaco)</text:p>
          </table:table-cell>
          <table:table-cell/>
          <table:table-cell table:formula="of:=&quot;{ word: '&quot; &amp; [.B270] &amp; &quot;', &quot; &amp; CHAR(9) &amp; &quot;tipus: '&quot; &amp; [.C270] &amp; &quot;', &quot; &amp; CHAR(9) &amp; &quot;res_ok: 0, res_ko: 0, meaning: ['&quot; &amp; [.E270] &amp; &quot;'] },&quot;" office:value-type="string" office:string-value="{ word: 'skinny', &#9;tipus: 'Adj', &#9;res_ok: 0, res_ko: 0, meaning: ['prim (flaco)'] }," calcext:value-type="string">
            <text:p>{ word: 'skinny', <text:tab/>tipus: 'Adj', <text:tab/>res_ok: 0, res_ko: 0, meaning: ['prim (flaco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eer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extrany, raro</text:p>
          </table:table-cell>
          <table:table-cell/>
          <table:table-cell table:formula="of:=&quot;{ word: '&quot; &amp; [.B271] &amp; &quot;', &quot; &amp; CHAR(9) &amp; &quot;tipus: '&quot; &amp; [.C271] &amp; &quot;', &quot; &amp; CHAR(9) &amp; &quot;res_ok: 0, res_ko: 0, meaning: ['&quot; &amp; [.E271] &amp; &quot;'] },&quot;" office:value-type="string" office:string-value="{ word: 'queer', &#9;tipus: 'Adj', &#9;res_ok: 0, res_ko: 0, meaning: ['extrany, raro'] }," calcext:value-type="string">
            <text:p>{ word: 'queer', <text:tab/>tipus: 'Adj', <text:tab/>res_ok: 0, res_ko: 0, meaning: ['extrany, rar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extrany, raro</text:p>
          </table:table-cell>
          <table:table-cell/>
          <table:table-cell table:formula="of:=&quot;{ word: '&quot; &amp; [.B272] &amp; &quot;', &quot; &amp; CHAR(9) &amp; &quot;tipus: '&quot; &amp; [.C272] &amp; &quot;', &quot; &amp; CHAR(9) &amp; &quot;res_ok: 0, res_ko: 0, meaning: ['&quot; &amp; [.E272] &amp; &quot;'] },&quot;" office:value-type="string" office:string-value="{ word: 'odd', &#9;tipus: 'Adj', &#9;res_ok: 0, res_ko: 0, meaning: ['extrany, raro'] }," calcext:value-type="string">
            <text:p>{ word: 'odd', <text:tab/>tipus: 'Adj', <text:tab/>res_ok: 0, res_ko: 0, meaning: ['extrany, rar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eird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extrany, sobrenatural</text:p>
          </table:table-cell>
          <table:table-cell/>
          <table:table-cell table:formula="of:=&quot;{ word: '&quot; &amp; [.B273] &amp; &quot;', &quot; &amp; CHAR(9) &amp; &quot;tipus: '&quot; &amp; [.C273] &amp; &quot;', &quot; &amp; CHAR(9) &amp; &quot;res_ok: 0, res_ko: 0, meaning: ['&quot; &amp; [.E273] &amp; &quot;'] },&quot;" office:value-type="string" office:string-value="{ word: 'weird', &#9;tipus: 'Adj', &#9;res_ok: 0, res_ko: 0, meaning: ['extrany, sobrenatural'] }," calcext:value-type="string">
            <text:p>{ word: 'weird', <text:tab/>tipus: 'Adj', <text:tab/>res_ok: 0, res_ko: 0, meaning: ['extrany, sobrenatural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impl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gra (espinilla)</text:p>
          </table:table-cell>
          <table:table-cell/>
          <table:table-cell table:formula="of:=&quot;{ word: '&quot; &amp; [.B274] &amp; &quot;', &quot; &amp; CHAR(9) &amp; &quot;tipus: '&quot; &amp; [.C274] &amp; &quot;', &quot; &amp; CHAR(9) &amp; &quot;res_ok: 0, res_ko: 0, meaning: ['&quot; &amp; [.E274] &amp; &quot;'] },&quot;" office:value-type="string" office:string-value="{ word: 'pimple', &#9;tipus: 'N', &#9;res_ok: 0, res_ko: 0, meaning: ['gra (espinilla)'] }," calcext:value-type="string">
            <text:p>{ word: 'pimple', <text:tab/>tipus: 'N', <text:tab/>res_ok: 0, res_ko: 0, meaning: ['gra (espinilla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ag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drap (trapo)</text:p>
          </table:table-cell>
          <table:table-cell/>
          <table:table-cell table:formula="of:=&quot;{ word: '&quot; &amp; [.B275] &amp; &quot;', &quot; &amp; CHAR(9) &amp; &quot;tipus: '&quot; &amp; [.C275] &amp; &quot;', &quot; &amp; CHAR(9) &amp; &quot;res_ok: 0, res_ko: 0, meaning: ['&quot; &amp; [.E275] &amp; &quot;'] },&quot;" office:value-type="string" office:string-value="{ word: 'rag', &#9;tipus: 'N', &#9;res_ok: 0, res_ko: 0, meaning: ['drap (trapo)'] }," calcext:value-type="string">
            <text:p>{ word: 'rag', <text:tab/>tipus: 'N', <text:tab/>res_ok: 0, res_ko: 0, meaning: ['drap (trapo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lit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tall, obertura (hendedura)</text:p>
          </table:table-cell>
          <table:table-cell/>
          <table:table-cell table:formula="of:=&quot;{ word: '&quot; &amp; [.B276] &amp; &quot;', &quot; &amp; CHAR(9) &amp; &quot;tipus: '&quot; &amp; [.C276] &amp; &quot;', &quot; &amp; CHAR(9) &amp; &quot;res_ok: 0, res_ko: 0, meaning: ['&quot; &amp; [.E276] &amp; &quot;'] },&quot;" office:value-type="string" office:string-value="{ word: 'slit', &#9;tipus: 'N', &#9;res_ok: 0, res_ko: 0, meaning: ['tall, obertura (hendedura)'] }," calcext:value-type="string">
            <text:p>{ word: 'slit', <text:tab/>tipus: 'N', <text:tab/>res_ok: 0, res_ko: 0, meaning: ['tall, obertura (hendedura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nest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niu</text:p>
          </table:table-cell>
          <table:table-cell/>
          <table:table-cell table:formula="of:=&quot;{ word: '&quot; &amp; [.B277] &amp; &quot;', &quot; &amp; CHAR(9) &amp; &quot;tipus: '&quot; &amp; [.C277] &amp; &quot;', &quot; &amp; CHAR(9) &amp; &quot;res_ok: 0, res_ko: 0, meaning: ['&quot; &amp; [.E277] &amp; &quot;'] },&quot;" office:value-type="string" office:string-value="{ word: 'nest', &#9;tipus: 'N', &#9;res_ok: 0, res_ko: 0, meaning: ['niu'] }," calcext:value-type="string">
            <text:p>{ word: 'nest', <text:tab/>tipus: 'N', <text:tab/>res_ok: 0, res_ko: 0, meaning: ['niu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linch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retrocedir (acobardarse)</text:p>
          </table:table-cell>
          <table:table-cell/>
          <table:table-cell table:formula="of:=&quot;{ word: '&quot; &amp; [.B278] &amp; &quot;', &quot; &amp; CHAR(9) &amp; &quot;tipus: '&quot; &amp; [.C278] &amp; &quot;', &quot; &amp; CHAR(9) &amp; &quot;res_ok: 0, res_ko: 0, meaning: ['&quot; &amp; [.E278] &amp; &quot;'] },&quot;" office:value-type="string" office:string-value="{ word: 'flinch', &#9;tipus: 'V', &#9;res_ok: 0, res_ko: 0, meaning: ['retrocedir (acobardarse)'] }," calcext:value-type="string">
            <text:p>{ word: 'flinch', <text:tab/>tipus: 'V', <text:tab/>res_ok: 0, res_ko: 0, meaning: ['retrocedir (acobardarse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ash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làtig</text:p>
          </table:table-cell>
          <table:table-cell/>
          <table:table-cell table:formula="of:=&quot;{ word: '&quot; &amp; [.B279] &amp; &quot;', &quot; &amp; CHAR(9) &amp; &quot;tipus: '&quot; &amp; [.C279] &amp; &quot;', &quot; &amp; CHAR(9) &amp; &quot;res_ok: 0, res_ko: 0, meaning: ['&quot; &amp; [.E279] &amp; &quot;'] },&quot;" office:value-type="string" office:string-value="{ word: 'lash', &#9;tipus: 'N', &#9;res_ok: 0, res_ko: 0, meaning: ['làtig'] }," calcext:value-type="string">
            <text:p>{ word: 'lash', <text:tab/>tipus: 'N', <text:tab/>res_ok: 0, res_ko: 0, meaning: ['làtig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am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espuma</text:p>
          </table:table-cell>
          <table:table-cell/>
          <table:table-cell table:formula="of:=&quot;{ word: '&quot; &amp; [.B280] &amp; &quot;', &quot; &amp; CHAR(9) &amp; &quot;tipus: '&quot; &amp; [.C280] &amp; &quot;', &quot; &amp; CHAR(9) &amp; &quot;res_ok: 0, res_ko: 0, meaning: ['&quot; &amp; [.E280] &amp; &quot;'] },&quot;" office:value-type="string" office:string-value="{ word: 'foam', &#9;tipus: 'N', &#9;res_ok: 0, res_ko: 0, meaning: ['espuma'] }," calcext:value-type="string">
            <text:p>{ word: 'foam', <text:tab/>tipus: 'N', <text:tab/>res_ok: 0, res_ko: 0, meaning: ['espum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nob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om (de la porta)</text:p>
          </table:table-cell>
          <table:table-cell/>
          <table:table-cell table:formula="of:=&quot;{ word: '&quot; &amp; [.B281] &amp; &quot;', &quot; &amp; CHAR(9) &amp; &quot;tipus: '&quot; &amp; [.C281] &amp; &quot;', &quot; &amp; CHAR(9) &amp; &quot;res_ok: 0, res_ko: 0, meaning: ['&quot; &amp; [.E281] &amp; &quot;'] },&quot;" office:value-type="string" office:string-value="{ word: 'knob', &#9;tipus: 'N', &#9;res_ok: 0, res_ko: 0, meaning: ['pom (de la porta)'] }," calcext:value-type="string">
            <text:p>{ word: 'knob', <text:tab/>tipus: 'N', <text:tab/>res_ok: 0, res_ko: 0, meaning: ['pom (de la porta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losca (cascara)</text:p>
          </table:table-cell>
          <table:table-cell/>
          <table:table-cell table:formula="of:=&quot;{ word: '&quot; &amp; [.B282] &amp; &quot;', &quot; &amp; CHAR(9) &amp; &quot;tipus: '&quot; &amp; [.C282] &amp; &quot;', &quot; &amp; CHAR(9) &amp; &quot;res_ok: 0, res_ko: 0, meaning: ['&quot; &amp; [.E282] &amp; &quot;'] },&quot;" office:value-type="string" office:string-value="{ word: 'hull', &#9;tipus: 'N', &#9;res_ok: 0, res_ko: 0, meaning: ['closca (cascara)'] }," calcext:value-type="string">
            <text:p>{ word: 'hull', <text:tab/>tipus: 'N', <text:tab/>res_ok: 0, res_ko: 0, meaning: ['closca (cascara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road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ample, general, extens</text:p>
          </table:table-cell>
          <table:table-cell/>
          <table:table-cell table:formula="of:=&quot;{ word: '&quot; &amp; [.B283] &amp; &quot;', &quot; &amp; CHAR(9) &amp; &quot;tipus: '&quot; &amp; [.C283] &amp; &quot;', &quot; &amp; CHAR(9) &amp; &quot;res_ok: 0, res_ko: 0, meaning: ['&quot; &amp; [.E283] &amp; &quot;'] },&quot;" office:value-type="string" office:string-value="{ word: 'broad', &#9;tipus: 'Adj', &#9;res_ok: 0, res_ko: 0, meaning: ['ample, general, extens'] }," calcext:value-type="string">
            <text:p>{ word: 'broad', <text:tab/>tipus: 'Adj', <text:tab/>res_ok: 0, res_ko: 0, meaning: ['ample, general, extens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upset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disgustat</text:p>
          </table:table-cell>
          <table:table-cell/>
          <table:table-cell table:formula="of:=&quot;{ word: '&quot; &amp; [.B284] &amp; &quot;', &quot; &amp; CHAR(9) &amp; &quot;tipus: '&quot; &amp; [.C284] &amp; &quot;', &quot; &amp; CHAR(9) &amp; &quot;res_ok: 0, res_ko: 0, meaning: ['&quot; &amp; [.E284] &amp; &quot;'] },&quot;" office:value-type="string" office:string-value="{ word: 'upset', &#9;tipus: 'Adj', &#9;res_ok: 0, res_ko: 0, meaning: ['disgustat'] }," calcext:value-type="string">
            <text:p>{ word: 'upset', <text:tab/>tipus: 'Adj', <text:tab/>res_ok: 0, res_ko: 0, meaning: ['disgusta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neat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ordenat, pulcre</text:p>
          </table:table-cell>
          <table:table-cell/>
          <table:table-cell table:formula="of:=&quot;{ word: '&quot; &amp; [.B285] &amp; &quot;', &quot; &amp; CHAR(9) &amp; &quot;tipus: '&quot; &amp; [.C285] &amp; &quot;', &quot; &amp; CHAR(9) &amp; &quot;res_ok: 0, res_ko: 0, meaning: ['&quot; &amp; [.E285] &amp; &quot;'] },&quot;" office:value-type="string" office:string-value="{ word: 'neat', &#9;tipus: 'Adj', &#9;res_ok: 0, res_ko: 0, meaning: ['ordenat, pulcre'] }," calcext:value-type="string">
            <text:p>{ word: 'neat', <text:tab/>tipus: 'Adj', <text:tab/>res_ok: 0, res_ko: 0, meaning: ['ordenat, pulcre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elongings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ertenències</text:p>
          </table:table-cell>
          <table:table-cell/>
          <table:table-cell table:formula="of:=&quot;{ word: '&quot; &amp; [.B286] &amp; &quot;', &quot; &amp; CHAR(9) &amp; &quot;tipus: '&quot; &amp; [.C286] &amp; &quot;', &quot; &amp; CHAR(9) &amp; &quot;res_ok: 0, res_ko: 0, meaning: ['&quot; &amp; [.E286] &amp; &quot;'] },&quot;" office:value-type="string" office:string-value="{ word: 'belongings', &#9;tipus: 'N', &#9;res_ok: 0, res_ko: 0, meaning: ['pertenències'] }," calcext:value-type="string">
            <text:p>{ word: 'belongings', <text:tab/>tipus: 'N', <text:tab/>res_ok: 0, res_ko: 0, meaning: ['pertenències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oast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ostentar (jactarse)</text:p>
          </table:table-cell>
          <table:table-cell/>
          <table:table-cell table:formula="of:=&quot;{ word: '&quot; &amp; [.B287] &amp; &quot;', &quot; &amp; CHAR(9) &amp; &quot;tipus: '&quot; &amp; [.C287] &amp; &quot;', &quot; &amp; CHAR(9) &amp; &quot;res_ok: 0, res_ko: 0, meaning: ['&quot; &amp; [.E287] &amp; &quot;'] },&quot;" office:value-type="string" office:string-value="{ word: 'boast', &#9;tipus: 'V', &#9;res_ok: 0, res_ko: 0, meaning: ['ostentar (jactarse)'] }," calcext:value-type="string">
            <text:p>{ word: 'boast', <text:tab/>tipus: 'V', <text:tab/>res_ok: 0, res_ko: 0, meaning: ['ostentar (jactarse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lum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trist (sombrío)</text:p>
          </table:table-cell>
          <table:table-cell/>
          <table:table-cell table:formula="of:=&quot;{ word: '&quot; &amp; [.B288] &amp; &quot;', &quot; &amp; CHAR(9) &amp; &quot;tipus: '&quot; &amp; [.C288] &amp; &quot;', &quot; &amp; CHAR(9) &amp; &quot;res_ok: 0, res_ko: 0, meaning: ['&quot; &amp; [.E288] &amp; &quot;'] },&quot;" office:value-type="string" office:string-value="{ word: 'glum', &#9;tipus: 'Adj', &#9;res_ok: 0, res_ko: 0, meaning: ['trist (sombrío)'] }," calcext:value-type="string">
            <text:p>{ word: 'glum', <text:tab/>tipus: 'Adj', <text:tab/>res_ok: 0, res_ko: 0, meaning: ['trist (sombrío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limps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entreverure (vislumbrar)</text:p>
          </table:table-cell>
          <table:table-cell/>
          <table:table-cell table:formula="of:=&quot;{ word: '&quot; &amp; [.B289] &amp; &quot;', &quot; &amp; CHAR(9) &amp; &quot;tipus: '&quot; &amp; [.C289] &amp; &quot;', &quot; &amp; CHAR(9) &amp; &quot;res_ok: 0, res_ko: 0, meaning: ['&quot; &amp; [.E289] &amp; &quot;'] },&quot;" office:value-type="string" office:string-value="{ word: 'glimpse', &#9;tipus: 'V', &#9;res_ok: 0, res_ko: 0, meaning: ['entreverure (vislumbrar)'] }," calcext:value-type="string">
            <text:p>{ word: 'glimpse', <text:tab/>tipus: 'V', <text:tab/>res_ok: 0, res_ko: 0, meaning: ['entreverure (vislumbrar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oom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vislumbrar (asomarse)</text:p>
          </table:table-cell>
          <table:table-cell/>
          <table:table-cell table:formula="of:=&quot;{ word: '&quot; &amp; [.B290] &amp; &quot;', &quot; &amp; CHAR(9) &amp; &quot;tipus: '&quot; &amp; [.C290] &amp; &quot;', &quot; &amp; CHAR(9) &amp; &quot;res_ok: 0, res_ko: 0, meaning: ['&quot; &amp; [.E290] &amp; &quot;'] },&quot;" office:value-type="string" office:string-value="{ word: 'loom', &#9;tipus: 'V', &#9;res_ok: 0, res_ko: 0, meaning: ['vislumbrar (asomarse)'] }," calcext:value-type="string">
            <text:p>{ word: 'loom', <text:tab/>tipus: 'V', <text:tab/>res_ok: 0, res_ko: 0, meaning: ['vislumbrar (asomarse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al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arbó, brasa</text:p>
          </table:table-cell>
          <table:table-cell/>
          <table:table-cell table:formula="of:=&quot;{ word: '&quot; &amp; [.B291] &amp; &quot;', &quot; &amp; CHAR(9) &amp; &quot;tipus: '&quot; &amp; [.C291] &amp; &quot;', &quot; &amp; CHAR(9) &amp; &quot;res_ok: 0, res_ko: 0, meaning: ['&quot; &amp; [.E291] &amp; &quot;'] },&quot;" office:value-type="string" office:string-value="{ word: 'coal', &#9;tipus: 'N', &#9;res_ok: 0, res_ko: 0, meaning: ['carbó, brasa'] }," calcext:value-type="string">
            <text:p>{ word: 'coal', <text:tab/>tipus: 'N', <text:tab/>res_ok: 0, res_ko: 0, meaning: ['carbó, bras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necklac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ollar</text:p>
          </table:table-cell>
          <table:table-cell/>
          <table:table-cell table:formula="of:=&quot;{ word: '&quot; &amp; [.B292] &amp; &quot;', &quot; &amp; CHAR(9) &amp; &quot;tipus: '&quot; &amp; [.C292] &amp; &quot;', &quot; &amp; CHAR(9) &amp; &quot;res_ok: 0, res_ko: 0, meaning: ['&quot; &amp; [.E292] &amp; &quot;'] },&quot;" office:value-type="string" office:string-value="{ word: 'necklace', &#9;tipus: 'N', &#9;res_ok: 0, res_ko: 0, meaning: ['collar'] }," calcext:value-type="string">
            <text:p>{ word: 'necklace', <text:tab/>tipus: 'N', <text:tab/>res_ok: 0, res_ko: 0, meaning: ['coll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igh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suspir (suspiro)</text:p>
          </table:table-cell>
          <table:table-cell/>
          <table:table-cell table:formula="of:=&quot;{ word: '&quot; &amp; [.B293] &amp; &quot;', &quot; &amp; CHAR(9) &amp; &quot;tipus: '&quot; &amp; [.C293] &amp; &quot;', &quot; &amp; CHAR(9) &amp; &quot;res_ok: 0, res_ko: 0, meaning: ['&quot; &amp; [.E293] &amp; &quot;'] },&quot;" office:value-type="string" office:string-value="{ word: 'sigh', &#9;tipus: 'N', &#9;res_ok: 0, res_ko: 0, meaning: ['suspir (suspiro)'] }," calcext:value-type="string">
            <text:p>{ word: 'sigh', <text:tab/>tipus: 'N', <text:tab/>res_ok: 0, res_ko: 0, meaning: ['suspir (suspiro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rib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sobornar</text:p>
          </table:table-cell>
          <table:table-cell/>
          <table:table-cell table:formula="of:=&quot;{ word: '&quot; &amp; [.B294] &amp; &quot;', &quot; &amp; CHAR(9) &amp; &quot;tipus: '&quot; &amp; [.C294] &amp; &quot;', &quot; &amp; CHAR(9) &amp; &quot;res_ok: 0, res_ko: 0, meaning: ['&quot; &amp; [.E294] &amp; &quot;'] },&quot;" office:value-type="string" office:string-value="{ word: 'bribe', &#9;tipus: 'V', &#9;res_ok: 0, res_ko: 0, meaning: ['sobornar'] }," calcext:value-type="string">
            <text:p>{ word: 'bribe', <text:tab/>tipus: 'V', <text:tab/>res_ok: 0, res_ko: 0, meaning: ['soborn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hreaten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amenaçar</text:p>
          </table:table-cell>
          <table:table-cell/>
          <table:table-cell table:formula="of:=&quot;{ word: '&quot; &amp; [.B295] &amp; &quot;', &quot; &amp; CHAR(9) &amp; &quot;tipus: '&quot; &amp; [.C295] &amp; &quot;', &quot; &amp; CHAR(9) &amp; &quot;res_ok: 0, res_ko: 0, meaning: ['&quot; &amp; [.E295] &amp; &quot;'] },&quot;" office:value-type="string" office:string-value="{ word: 'threaten', &#9;tipus: 'V', &#9;res_ok: 0, res_ko: 0, meaning: ['amenaçar'] }," calcext:value-type="string">
            <text:p>{ word: 'threaten', <text:tab/>tipus: 'V', <text:tab/>res_ok: 0, res_ko: 0, meaning: ['amenaç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ow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remar</text:p>
          </table:table-cell>
          <table:table-cell/>
          <table:table-cell table:formula="of:=&quot;{ word: '&quot; &amp; [.B296] &amp; &quot;', &quot; &amp; CHAR(9) &amp; &quot;tipus: '&quot; &amp; [.C296] &amp; &quot;', &quot; &amp; CHAR(9) &amp; &quot;res_ok: 0, res_ko: 0, meaning: ['&quot; &amp; [.E296] &amp; &quot;'] },&quot;" office:value-type="string" office:string-value="{ word: 'row', &#9;tipus: 'V', &#9;res_ok: 0, res_ko: 0, meaning: ['remar'] }," calcext:value-type="string">
            <text:p>{ word: 'row', <text:tab/>tipus: 'V', <text:tab/>res_ok: 0, res_ko: 0, meaning: ['rem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ag night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despedida de solter</text:p>
          </table:table-cell>
          <table:table-cell/>
          <table:table-cell table:formula="of:=&quot;{ word: '&quot; &amp; [.B297] &amp; &quot;', &quot; &amp; CHAR(9) &amp; &quot;tipus: '&quot; &amp; [.C297] &amp; &quot;', &quot; &amp; CHAR(9) &amp; &quot;res_ok: 0, res_ko: 0, meaning: ['&quot; &amp; [.E297] &amp; &quot;'] },&quot;" office:value-type="string" office:string-value="{ word: 'stag night', &#9;tipus: 'N', &#9;res_ok: 0, res_ko: 0, meaning: ['despedida de solter'] }," calcext:value-type="string">
            <text:p>{ word: 'stag night', <text:tab/>tipus: 'N', <text:tab/>res_ok: 0, res_ko: 0, meaning: ['despedida de solte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achelor party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despedida de solter</text:p>
          </table:table-cell>
          <table:table-cell/>
          <table:table-cell table:formula="of:=&quot;{ word: '&quot; &amp; [.B298] &amp; &quot;', &quot; &amp; CHAR(9) &amp; &quot;tipus: '&quot; &amp; [.C298] &amp; &quot;', &quot; &amp; CHAR(9) &amp; &quot;res_ok: 0, res_ko: 0, meaning: ['&quot; &amp; [.E298] &amp; &quot;'] },&quot;" office:value-type="string" office:string-value="{ word: 'bachelor party', &#9;tipus: 'N', &#9;res_ok: 0, res_ko: 0, meaning: ['despedida de solter'] }," calcext:value-type="string">
            <text:p>{ word: 'bachelor party', <text:tab/>tipus: 'N', <text:tab/>res_ok: 0, res_ko: 0, meaning: ['despedida de solte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lmond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ametlla (almendra)</text:p>
          </table:table-cell>
          <table:table-cell/>
          <table:table-cell table:formula="of:=&quot;{ word: '&quot; &amp; [.B299] &amp; &quot;', &quot; &amp; CHAR(9) &amp; &quot;tipus: '&quot; &amp; [.C299] &amp; &quot;', &quot; &amp; CHAR(9) &amp; &quot;res_ok: 0, res_ko: 0, meaning: ['&quot; &amp; [.E299] &amp; &quot;'] },&quot;" office:value-type="string" office:string-value="{ word: 'almond', &#9;tipus: 'N', &#9;res_ok: 0, res_ko: 0, meaning: ['ametlla (almendra)'] }," calcext:value-type="string">
            <text:p>{ word: 'almond', <text:tab/>tipus: 'N', <text:tab/>res_ok: 0, res_ko: 0, meaning: ['ametlla (almendra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v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ala, platja petita</text:p>
          </table:table-cell>
          <table:table-cell/>
          <table:table-cell table:formula="of:=&quot;{ word: '&quot; &amp; [.B300] &amp; &quot;', &quot; &amp; CHAR(9) &amp; &quot;tipus: '&quot; &amp; [.C300] &amp; &quot;', &quot; &amp; CHAR(9) &amp; &quot;res_ok: 0, res_ko: 0, meaning: ['&quot; &amp; [.E300] &amp; &quot;'] },&quot;" office:value-type="string" office:string-value="{ word: 'cove', &#9;tipus: 'N', &#9;res_ok: 0, res_ko: 0, meaning: ['cala, platja petita'] }," calcext:value-type="string">
            <text:p>{ word: 'cove', <text:tab/>tipus: 'N', <text:tab/>res_ok: 0, res_ko: 0, meaning: ['cala, platja petit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econd last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enúltim</text:p>
          </table:table-cell>
          <table:table-cell/>
          <table:table-cell table:formula="of:=&quot;{ word: '&quot; &amp; [.B301] &amp; &quot;', &quot; &amp; CHAR(9) &amp; &quot;tipus: '&quot; &amp; [.C301] &amp; &quot;', &quot; &amp; CHAR(9) &amp; &quot;res_ok: 0, res_ko: 0, meaning: ['&quot; &amp; [.E301] &amp; &quot;'] },&quot;" office:value-type="string" office:string-value="{ word: 'second last', &#9;tipus: 'N', &#9;res_ok: 0, res_ko: 0, meaning: ['penúltim'] }," calcext:value-type="string">
            <text:p>{ word: 'second last', <text:tab/>tipus: 'N', <text:tab/>res_ok: 0, res_ko: 0, meaning: ['penúltim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bbl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llamborda (adoquín)</text:p>
          </table:table-cell>
          <table:table-cell/>
          <table:table-cell table:formula="of:=&quot;{ word: '&quot; &amp; [.B302] &amp; &quot;', &quot; &amp; CHAR(9) &amp; &quot;tipus: '&quot; &amp; [.C302] &amp; &quot;', &quot; &amp; CHAR(9) &amp; &quot;res_ok: 0, res_ko: 0, meaning: ['&quot; &amp; [.E302] &amp; &quot;'] },&quot;" office:value-type="string" office:string-value="{ word: 'cobble', &#9;tipus: 'N', &#9;res_ok: 0, res_ko: 0, meaning: ['llamborda (adoquín)'] }," calcext:value-type="string">
            <text:p>{ word: 'cobble', <text:tab/>tipus: 'N', <text:tab/>res_ok: 0, res_ko: 0, meaning: ['llamborda (adoquín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atement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declaració</text:p>
          </table:table-cell>
          <table:table-cell/>
          <table:table-cell table:formula="of:=&quot;{ word: '&quot; &amp; [.B303] &amp; &quot;', &quot; &amp; CHAR(9) &amp; &quot;tipus: '&quot; &amp; [.C303] &amp; &quot;', &quot; &amp; CHAR(9) &amp; &quot;res_ok: 0, res_ko: 0, meaning: ['&quot; &amp; [.E303] &amp; &quot;'] },&quot;" office:value-type="string" office:string-value="{ word: 'statement', &#9;tipus: 'N', &#9;res_ok: 0, res_ko: 0, meaning: ['declaració'] }," calcext:value-type="string">
            <text:p>{ word: 'statement', <text:tab/>tipus: 'N', <text:tab/>res_ok: 0, res_ko: 0, meaning: ['declaració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njured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lesionat, ferit</text:p>
          </table:table-cell>
          <table:table-cell/>
          <table:table-cell table:formula="of:=&quot;{ word: '&quot; &amp; [.B304] &amp; &quot;', &quot; &amp; CHAR(9) &amp; &quot;tipus: '&quot; &amp; [.C304] &amp; &quot;', &quot; &amp; CHAR(9) &amp; &quot;res_ok: 0, res_ko: 0, meaning: ['&quot; &amp; [.E304] &amp; &quot;'] },&quot;" office:value-type="string" office:string-value="{ word: 'injured', &#9;tipus: 'Adj', &#9;res_ok: 0, res_ko: 0, meaning: ['lesionat, ferit'] }," calcext:value-type="string">
            <text:p>{ word: 'injured', <text:tab/>tipus: 'Adj', <text:tab/>res_ok: 0, res_ko: 0, meaning: ['lesionat, feri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ham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vergonya</text:p>
          </table:table-cell>
          <table:table-cell/>
          <table:table-cell table:formula="of:=&quot;{ word: '&quot; &amp; [.B305] &amp; &quot;', &quot; &amp; CHAR(9) &amp; &quot;tipus: '&quot; &amp; [.C305] &amp; &quot;', &quot; &amp; CHAR(9) &amp; &quot;res_ok: 0, res_ko: 0, meaning: ['&quot; &amp; [.E305] &amp; &quot;'] },&quot;" office:value-type="string" office:string-value="{ word: 'shame', &#9;tipus: 'N', &#9;res_ok: 0, res_ko: 0, meaning: ['vergonya'] }," calcext:value-type="string">
            <text:p>{ word: 'shame', <text:tab/>tipus: 'N', <text:tab/>res_ok: 0, res_ko: 0, meaning: ['vergony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vib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ambient</text:p>
          </table:table-cell>
          <table:table-cell/>
          <table:table-cell table:formula="of:=&quot;{ word: '&quot; &amp; [.B306] &amp; &quot;', &quot; &amp; CHAR(9) &amp; &quot;tipus: '&quot; &amp; [.C306] &amp; &quot;', &quot; &amp; CHAR(9) &amp; &quot;res_ok: 0, res_ko: 0, meaning: ['&quot; &amp; [.E306] &amp; &quot;'] },&quot;" office:value-type="string" office:string-value="{ word: 'vibe', &#9;tipus: 'N', &#9;res_ok: 0, res_ko: 0, meaning: ['ambient'] }," calcext:value-type="string">
            <text:p>{ word: 'vibe', <text:tab/>tipus: 'N', <text:tab/>res_ok: 0, res_ko: 0, meaning: ['ambien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lenty</text:p>
          </table:table-cell>
          <table:table-cell table:style-name="ce1" office:value-type="string" calcext:value-type="string">
            <text:p>Adv</text:p>
          </table:table-cell>
          <table:table-cell table:number-columns-repeated="2" table:style-name="ce1" office:value-type="string" calcext:value-type="string">
            <text:p>molt, un munt</text:p>
          </table:table-cell>
          <table:table-cell/>
          <table:table-cell table:formula="of:=&quot;{ word: '&quot; &amp; [.B307] &amp; &quot;', &quot; &amp; CHAR(9) &amp; &quot;tipus: '&quot; &amp; [.C307] &amp; &quot;', &quot; &amp; CHAR(9) &amp; &quot;res_ok: 0, res_ko: 0, meaning: ['&quot; &amp; [.E307] &amp; &quot;'] },&quot;" office:value-type="string" office:string-value="{ word: 'plenty', &#9;tipus: 'Adv', &#9;res_ok: 0, res_ko: 0, meaning: ['molt, un munt'] }," calcext:value-type="string">
            <text:p>{ word: 'plenty', <text:tab/>tipus: 'Adv', <text:tab/>res_ok: 0, res_ko: 0, meaning: ['molt, un mun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een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afilat, entusiasta</text:p>
          </table:table-cell>
          <table:table-cell/>
          <table:table-cell table:formula="of:=&quot;{ word: '&quot; &amp; [.B308] &amp; &quot;', &quot; &amp; CHAR(9) &amp; &quot;tipus: '&quot; &amp; [.C308] &amp; &quot;', &quot; &amp; CHAR(9) &amp; &quot;res_ok: 0, res_ko: 0, meaning: ['&quot; &amp; [.E308] &amp; &quot;'] },&quot;" office:value-type="string" office:string-value="{ word: 'keen', &#9;tipus: 'Adj', &#9;res_ok: 0, res_ko: 0, meaning: ['afilat, entusiasta'] }," calcext:value-type="string">
            <text:p>{ word: 'keen', <text:tab/>tipus: 'Adj', <text:tab/>res_ok: 0, res_ko: 0, meaning: ['afilat, entusiast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underling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subordinat</text:p>
          </table:table-cell>
          <table:table-cell/>
          <table:table-cell table:formula="of:=&quot;{ word: '&quot; &amp; [.B309] &amp; &quot;', &quot; &amp; CHAR(9) &amp; &quot;tipus: '&quot; &amp; [.C309] &amp; &quot;', &quot; &amp; CHAR(9) &amp; &quot;res_ok: 0, res_ko: 0, meaning: ['&quot; &amp; [.E309] &amp; &quot;'] },&quot;" office:value-type="string" office:string-value="{ word: 'underling', &#9;tipus: 'N', &#9;res_ok: 0, res_ko: 0, meaning: ['subordinat'] }," calcext:value-type="string">
            <text:p>{ word: 'underling', <text:tab/>tipus: 'N', <text:tab/>res_ok: 0, res_ko: 0, meaning: ['subordina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an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bastó, bara, vara, canya</text:p>
          </table:table-cell>
          <table:table-cell/>
          <table:table-cell table:formula="of:=&quot;{ word: '&quot; &amp; [.B310] &amp; &quot;', &quot; &amp; CHAR(9) &amp; &quot;tipus: '&quot; &amp; [.C310] &amp; &quot;', &quot; &amp; CHAR(9) &amp; &quot;res_ok: 0, res_ko: 0, meaning: ['&quot; &amp; [.E310] &amp; &quot;'] },&quot;" office:value-type="string" office:string-value="{ word: 'cane', &#9;tipus: 'N', &#9;res_ok: 0, res_ko: 0, meaning: ['bastó, bara, vara, canya'] }," calcext:value-type="string">
            <text:p>{ word: 'cane', <text:tab/>tipus: 'N', <text:tab/>res_ok: 0, res_ko: 0, meaning: ['bastó, bara, vara, cany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le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fugir, escapar, huir</text:p>
          </table:table-cell>
          <table:table-cell/>
          <table:table-cell table:formula="of:=&quot;{ word: '&quot; &amp; [.B311] &amp; &quot;', &quot; &amp; CHAR(9) &amp; &quot;tipus: '&quot; &amp; [.C311] &amp; &quot;', &quot; &amp; CHAR(9) &amp; &quot;res_ok: 0, res_ko: 0, meaning: ['&quot; &amp; [.E311] &amp; &quot;'] },&quot;" office:value-type="string" office:string-value="{ word: 'flee', &#9;tipus: 'V', &#9;res_ok: 0, res_ko: 0, meaning: ['fugir, escapar, huir'] }," calcext:value-type="string">
            <text:p>{ word: 'flee', <text:tab/>tipus: 'V', <text:tab/>res_ok: 0, res_ko: 0, meaning: ['fugir, escapar, hui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ool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llana, lana</text:p>
          </table:table-cell>
          <table:table-cell/>
          <table:table-cell table:formula="of:=&quot;{ word: '&quot; &amp; [.B312] &amp; &quot;', &quot; &amp; CHAR(9) &amp; &quot;tipus: '&quot; &amp; [.C312] &amp; &quot;', &quot; &amp; CHAR(9) &amp; &quot;res_ok: 0, res_ko: 0, meaning: ['&quot; &amp; [.E312] &amp; &quot;'] },&quot;" office:value-type="string" office:string-value="{ word: 'wool', &#9;tipus: 'N', &#9;res_ok: 0, res_ko: 0, meaning: ['llana, lana'] }," calcext:value-type="string">
            <text:p>{ word: 'wool', <text:tab/>tipus: 'N', <text:tab/>res_ok: 0, res_ko: 0, meaning: ['llana, lan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eloved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estimat, amado</text:p>
          </table:table-cell>
          <table:table-cell/>
          <table:table-cell table:formula="of:=&quot;{ word: '&quot; &amp; [.B313] &amp; &quot;', &quot; &amp; CHAR(9) &amp; &quot;tipus: '&quot; &amp; [.C313] &amp; &quot;', &quot; &amp; CHAR(9) &amp; &quot;res_ok: 0, res_ko: 0, meaning: ['&quot; &amp; [.E313] &amp; &quot;'] },&quot;" office:value-type="string" office:string-value="{ word: 'beloved', &#9;tipus: 'Adj', &#9;res_ok: 0, res_ko: 0, meaning: ['estimat, amado'] }," calcext:value-type="string">
            <text:p>{ word: 'beloved', <text:tab/>tipus: 'Adj', <text:tab/>res_ok: 0, res_ko: 0, meaning: ['estimat, amad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ag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ràbia</text:p>
          </table:table-cell>
          <table:table-cell/>
          <table:table-cell table:formula="of:=&quot;{ word: '&quot; &amp; [.B314] &amp; &quot;', &quot; &amp; CHAR(9) &amp; &quot;tipus: '&quot; &amp; [.C314] &amp; &quot;', &quot; &amp; CHAR(9) &amp; &quot;res_ok: 0, res_ko: 0, meaning: ['&quot; &amp; [.E314] &amp; &quot;'] },&quot;" office:value-type="string" office:string-value="{ word: 'rage', &#9;tipus: 'N', &#9;res_ok: 0, res_ko: 0, meaning: ['ràbia'] }," calcext:value-type="string">
            <text:p>{ word: 'rage', <text:tab/>tipus: 'N', <text:tab/>res_ok: 0, res_ko: 0, meaning: ['ràbi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nap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espetec, chasquido</text:p>
          </table:table-cell>
          <table:table-cell/>
          <table:table-cell table:formula="of:=&quot;{ word: '&quot; &amp; [.B315] &amp; &quot;', &quot; &amp; CHAR(9) &amp; &quot;tipus: '&quot; &amp; [.C315] &amp; &quot;', &quot; &amp; CHAR(9) &amp; &quot;res_ok: 0, res_ko: 0, meaning: ['&quot; &amp; [.E315] &amp; &quot;'] },&quot;" office:value-type="string" office:string-value="{ word: 'snap', &#9;tipus: 'N', &#9;res_ok: 0, res_ko: 0, meaning: ['espetec, chasquido'] }," calcext:value-type="string">
            <text:p>{ word: 'snap', <text:tab/>tipus: 'N', <text:tab/>res_ok: 0, res_ko: 0, meaning: ['espetec, chasquid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az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mirada, contemplació</text:p>
          </table:table-cell>
          <table:table-cell/>
          <table:table-cell table:formula="of:=&quot;{ word: '&quot; &amp; [.B316] &amp; &quot;', &quot; &amp; CHAR(9) &amp; &quot;tipus: '&quot; &amp; [.C316] &amp; &quot;', &quot; &amp; CHAR(9) &amp; &quot;res_ok: 0, res_ko: 0, meaning: ['&quot; &amp; [.E316] &amp; &quot;'] },&quot;" office:value-type="string" office:string-value="{ word: 'gaze', &#9;tipus: 'N', &#9;res_ok: 0, res_ko: 0, meaning: ['mirada, contemplació'] }," calcext:value-type="string">
            <text:p>{ word: 'gaze', <text:tab/>tipus: 'N', <text:tab/>res_ok: 0, res_ko: 0, meaning: ['mirada, contemplació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urk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estar a l'aguait, estar al acecho</text:p>
          </table:table-cell>
          <table:table-cell/>
          <table:table-cell table:formula="of:=&quot;{ word: '&quot; &amp; [.B317] &amp; &quot;', &quot; &amp; CHAR(9) &amp; &quot;tipus: '&quot; &amp; [.C317] &amp; &quot;', &quot; &amp; CHAR(9) &amp; &quot;res_ok: 0, res_ko: 0, meaning: ['&quot; &amp; [.E317] &amp; &quot;'] },&quot;" office:value-type="string" office:string-value="{ word: 'lurk', &#9;tipus: 'V', &#9;res_ok: 0, res_ko: 0, meaning: ['estar a l'aguait, estar al acecho'] }," calcext:value-type="string">
            <text:p>{ word: 'lurk', <text:tab/>tipus: 'V', <text:tab/>res_ok: 0, res_ko: 0, meaning: ['estar a l'aguait, estar al acech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ot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podrir, pudrir</text:p>
          </table:table-cell>
          <table:table-cell/>
          <table:table-cell table:formula="of:=&quot;{ word: '&quot; &amp; [.B318] &amp; &quot;', &quot; &amp; CHAR(9) &amp; &quot;tipus: '&quot; &amp; [.C318] &amp; &quot;', &quot; &amp; CHAR(9) &amp; &quot;res_ok: 0, res_ko: 0, meaning: ['&quot; &amp; [.E318] &amp; &quot;'] },&quot;" office:value-type="string" office:string-value="{ word: 'rot', &#9;tipus: 'V', &#9;res_ok: 0, res_ko: 0, meaning: ['podrir, pudrir'] }," calcext:value-type="string">
            <text:p>{ word: 'rot', <text:tab/>tipus: 'V', <text:tab/>res_ok: 0, res_ko: 0, meaning: ['podrir, pudri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ick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llepar</text:p>
          </table:table-cell>
          <table:table-cell/>
          <table:table-cell table:formula="of:=&quot;{ word: '&quot; &amp; [.B319] &amp; &quot;', &quot; &amp; CHAR(9) &amp; &quot;tipus: '&quot; &amp; [.C319] &amp; &quot;', &quot; &amp; CHAR(9) &amp; &quot;res_ok: 0, res_ko: 0, meaning: ['&quot; &amp; [.E319] &amp; &quot;'] },&quot;" office:value-type="string" office:string-value="{ word: 'lick', &#9;tipus: 'V', &#9;res_ok: 0, res_ko: 0, meaning: ['llepar'] }," calcext:value-type="string">
            <text:p>{ word: 'lick', <text:tab/>tipus: 'V', <text:tab/>res_ok: 0, res_ko: 0, meaning: ['llep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rin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somriure, mueca</text:p>
          </table:table-cell>
          <table:table-cell/>
          <table:table-cell table:formula="of:=&quot;{ word: '&quot; &amp; [.B320] &amp; &quot;', &quot; &amp; CHAR(9) &amp; &quot;tipus: '&quot; &amp; [.C320] &amp; &quot;', &quot; &amp; CHAR(9) &amp; &quot;res_ok: 0, res_ko: 0, meaning: ['&quot; &amp; [.E320] &amp; &quot;'] },&quot;" office:value-type="string" office:string-value="{ word: 'grin', &#9;tipus: 'V', &#9;res_ok: 0, res_ko: 0, meaning: ['somriure, mueca'] }," calcext:value-type="string">
            <text:p>{ word: 'grin', <text:tab/>tipus: 'V', <text:tab/>res_ok: 0, res_ko: 0, meaning: ['somriure, muec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readful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terrible, espantos, horroros</text:p>
          </table:table-cell>
          <table:table-cell/>
          <table:table-cell table:formula="of:=&quot;{ word: '&quot; &amp; [.B321] &amp; &quot;', &quot; &amp; CHAR(9) &amp; &quot;tipus: '&quot; &amp; [.C321] &amp; &quot;', &quot; &amp; CHAR(9) &amp; &quot;res_ok: 0, res_ko: 0, meaning: ['&quot; &amp; [.E321] &amp; &quot;'] },&quot;" office:value-type="string" office:string-value="{ word: 'dreadful', &#9;tipus: 'Adj', &#9;res_ok: 0, res_ko: 0, meaning: ['terrible, espantos, horroros'] }," calcext:value-type="string">
            <text:p>{ word: 'dreadful', <text:tab/>tipus: 'Adj', <text:tab/>res_ok: 0, res_ko: 0, meaning: ['terrible, espantos, horroros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bhor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avorrir, aborrecer</text:p>
          </table:table-cell>
          <table:table-cell/>
          <table:table-cell table:formula="of:=&quot;{ word: '&quot; &amp; [.B322] &amp; &quot;', &quot; &amp; CHAR(9) &amp; &quot;tipus: '&quot; &amp; [.C322] &amp; &quot;', &quot; &amp; CHAR(9) &amp; &quot;res_ok: 0, res_ko: 0, meaning: ['&quot; &amp; [.E322] &amp; &quot;'] },&quot;" office:value-type="string" office:string-value="{ word: 'abhor', &#9;tipus: 'V', &#9;res_ok: 0, res_ko: 0, meaning: ['avorrir, aborrecer'] }," calcext:value-type="string">
            <text:p>{ word: 'abhor', <text:tab/>tipus: 'V', <text:tab/>res_ok: 0, res_ko: 0, meaning: ['avorrir, aborrece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ap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mirar boquiabierto</text:p>
          </table:table-cell>
          <table:table-cell/>
          <table:table-cell table:formula="of:=&quot;{ word: '&quot; &amp; [.B323] &amp; &quot;', &quot; &amp; CHAR(9) &amp; &quot;tipus: '&quot; &amp; [.C323] &amp; &quot;', &quot; &amp; CHAR(9) &amp; &quot;res_ok: 0, res_ko: 0, meaning: ['&quot; &amp; [.E323] &amp; &quot;'] },&quot;" office:value-type="string" office:string-value="{ word: 'gape', &#9;tipus: 'V', &#9;res_ok: 0, res_ko: 0, meaning: ['mirar boquiabierto'] }," calcext:value-type="string">
            <text:p>{ word: 'gape', <text:tab/>tipus: 'V', <text:tab/>res_ok: 0, res_ko: 0, meaning: ['mirar boquiabiert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rick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punxar, pinchar, picar</text:p>
          </table:table-cell>
          <table:table-cell/>
          <table:table-cell table:formula="of:=&quot;{ word: '&quot; &amp; [.B324] &amp; &quot;', &quot; &amp; CHAR(9) &amp; &quot;tipus: '&quot; &amp; [.C324] &amp; &quot;', &quot; &amp; CHAR(9) &amp; &quot;res_ok: 0, res_ko: 0, meaning: ['&quot; &amp; [.E324] &amp; &quot;'] },&quot;" office:value-type="string" office:string-value="{ word: 'prick', &#9;tipus: 'V', &#9;res_ok: 0, res_ko: 0, meaning: ['punxar, pinchar, picar'] }," calcext:value-type="string">
            <text:p>{ word: 'prick', <text:tab/>tipus: 'V', <text:tab/>res_ok: 0, res_ko: 0, meaning: ['punxar, pinchar, pic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op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podar</text:p>
          </table:table-cell>
          <table:table-cell/>
          <table:table-cell table:formula="of:=&quot;{ word: '&quot; &amp; [.B325] &amp; &quot;', &quot; &amp; CHAR(9) &amp; &quot;tipus: '&quot; &amp; [.C325] &amp; &quot;', &quot; &amp; CHAR(9) &amp; &quot;res_ok: 0, res_ko: 0, meaning: ['&quot; &amp; [.E325] &amp; &quot;'] },&quot;" office:value-type="string" office:string-value="{ word: 'lop', &#9;tipus: 'V', &#9;res_ok: 0, res_ko: 0, meaning: ['podar'] }," calcext:value-type="string">
            <text:p>{ word: 'lop', <text:tab/>tipus: 'V', <text:tab/>res_ok: 0, res_ko: 0, meaning: ['pod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rickl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gotejar, gotear</text:p>
          </table:table-cell>
          <table:table-cell/>
          <table:table-cell table:formula="of:=&quot;{ word: '&quot; &amp; [.B326] &amp; &quot;', &quot; &amp; CHAR(9) &amp; &quot;tipus: '&quot; &amp; [.C326] &amp; &quot;', &quot; &amp; CHAR(9) &amp; &quot;res_ok: 0, res_ko: 0, meaning: ['&quot; &amp; [.E326] &amp; &quot;'] },&quot;" office:value-type="string" office:string-value="{ word: 'trickle', &#9;tipus: 'V', &#9;res_ok: 0, res_ko: 0, meaning: ['gotejar, gotear'] }," calcext:value-type="string">
            <text:p>{ word: 'trickle', <text:tab/>tipus: 'V', <text:tab/>res_ok: 0, res_ko: 0, meaning: ['gotejar, gote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hov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empènyer, empujar</text:p>
          </table:table-cell>
          <table:table-cell/>
          <table:table-cell table:formula="of:=&quot;{ word: '&quot; &amp; [.B327] &amp; &quot;', &quot; &amp; CHAR(9) &amp; &quot;tipus: '&quot; &amp; [.C327] &amp; &quot;', &quot; &amp; CHAR(9) &amp; &quot;res_ok: 0, res_ko: 0, meaning: ['&quot; &amp; [.E327] &amp; &quot;'] },&quot;" office:value-type="string" office:string-value="{ word: 'shove', &#9;tipus: 'V', &#9;res_ok: 0, res_ko: 0, meaning: ['empènyer, empujar'] }," calcext:value-type="string">
            <text:p>{ word: 'shove', <text:tab/>tipus: 'V', <text:tab/>res_ok: 0, res_ko: 0, meaning: ['empènyer, empuj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owder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ols, polvo</text:p>
          </table:table-cell>
          <table:table-cell/>
          <table:table-cell table:formula="of:=&quot;{ word: '&quot; &amp; [.B328] &amp; &quot;', &quot; &amp; CHAR(9) &amp; &quot;tipus: '&quot; &amp; [.C328] &amp; &quot;', &quot; &amp; CHAR(9) &amp; &quot;res_ok: 0, res_ko: 0, meaning: ['&quot; &amp; [.E328] &amp; &quot;'] },&quot;" office:value-type="string" office:string-value="{ word: 'powder', &#9;tipus: 'N', &#9;res_ok: 0, res_ko: 0, meaning: ['pols, polvo'] }," calcext:value-type="string">
            <text:p>{ word: 'powder', <text:tab/>tipus: 'N', <text:tab/>res_ok: 0, res_ko: 0, meaning: ['pols, polv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hrobbing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palpitant, palpitante</text:p>
          </table:table-cell>
          <table:table-cell/>
          <table:table-cell table:formula="of:=&quot;{ word: '&quot; &amp; [.B329] &amp; &quot;', &quot; &amp; CHAR(9) &amp; &quot;tipus: '&quot; &amp; [.C329] &amp; &quot;', &quot; &amp; CHAR(9) &amp; &quot;res_ok: 0, res_ko: 0, meaning: ['&quot; &amp; [.E329] &amp; &quot;'] },&quot;" office:value-type="string" office:string-value="{ word: 'throbbing', &#9;tipus: 'Adj', &#9;res_ok: 0, res_ko: 0, meaning: ['palpitant, palpitante'] }," calcext:value-type="string">
            <text:p>{ word: 'throbbing', <text:tab/>tipus: 'Adj', <text:tab/>res_ok: 0, res_ko: 0, meaning: ['palpitant, palpitante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ield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empunyar, esgrimir</text:p>
          </table:table-cell>
          <table:table-cell/>
          <table:table-cell table:formula="of:=&quot;{ word: '&quot; &amp; [.B330] &amp; &quot;', &quot; &amp; CHAR(9) &amp; &quot;tipus: '&quot; &amp; [.C330] &amp; &quot;', &quot; &amp; CHAR(9) &amp; &quot;res_ok: 0, res_ko: 0, meaning: ['&quot; &amp; [.E330] &amp; &quot;'] },&quot;" office:value-type="string" office:string-value="{ word: 'wield', &#9;tipus: 'V', &#9;res_ok: 0, res_ko: 0, meaning: ['empunyar, esgrimir'] }," calcext:value-type="string">
            <text:p>{ word: 'wield', <text:tab/>tipus: 'V', <text:tab/>res_ok: 0, res_ko: 0, meaning: ['empunyar, esgrimi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anc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ostura</text:p>
          </table:table-cell>
          <table:table-cell/>
          <table:table-cell table:formula="of:=&quot;{ word: '&quot; &amp; [.B331] &amp; &quot;', &quot; &amp; CHAR(9) &amp; &quot;tipus: '&quot; &amp; [.C331] &amp; &quot;', &quot; &amp; CHAR(9) &amp; &quot;res_ok: 0, res_ko: 0, meaning: ['&quot; &amp; [.E331] &amp; &quot;'] },&quot;" office:value-type="string" office:string-value="{ word: 'stance', &#9;tipus: 'N', &#9;res_ok: 0, res_ko: 0, meaning: ['postura'] }," calcext:value-type="string">
            <text:p>{ word: 'stance', <text:tab/>tipus: 'N', <text:tab/>res_ok: 0, res_ko: 0, meaning: ['postur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numb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entumit, insensible, entumecido</text:p>
          </table:table-cell>
          <table:table-cell/>
          <table:table-cell table:formula="of:=&quot;{ word: '&quot; &amp; [.B332] &amp; &quot;', &quot; &amp; CHAR(9) &amp; &quot;tipus: '&quot; &amp; [.C332] &amp; &quot;', &quot; &amp; CHAR(9) &amp; &quot;res_ok: 0, res_ko: 0, meaning: ['&quot; &amp; [.E332] &amp; &quot;'] },&quot;" office:value-type="string" office:string-value="{ word: 'numb', &#9;tipus: 'Adj', &#9;res_ok: 0, res_ko: 0, meaning: ['entumit, insensible, entumecido'] }," calcext:value-type="string">
            <text:p>{ word: 'numb', <text:tab/>tipus: 'Adj', <text:tab/>res_ok: 0, res_ko: 0, meaning: ['entumit, insensible, entumecid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lant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inclinar, sesgar</text:p>
          </table:table-cell>
          <table:table-cell/>
          <table:table-cell table:formula="of:=&quot;{ word: '&quot; &amp; [.B333] &amp; &quot;', &quot; &amp; CHAR(9) &amp; &quot;tipus: '&quot; &amp; [.C333] &amp; &quot;', &quot; &amp; CHAR(9) &amp; &quot;res_ok: 0, res_ko: 0, meaning: ['&quot; &amp; [.E333] &amp; &quot;'] },&quot;" office:value-type="string" office:string-value="{ word: 'slant', &#9;tipus: 'V', &#9;res_ok: 0, res_ko: 0, meaning: ['inclinar, sesgar'] }," calcext:value-type="string">
            <text:p>{ word: 'slant', <text:tab/>tipus: 'V', <text:tab/>res_ok: 0, res_ko: 0, meaning: ['inclinar, sesg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im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enfosquir, oscurecer</text:p>
          </table:table-cell>
          <table:table-cell/>
          <table:table-cell table:formula="of:=&quot;{ word: '&quot; &amp; [.B334] &amp; &quot;', &quot; &amp; CHAR(9) &amp; &quot;tipus: '&quot; &amp; [.C334] &amp; &quot;', &quot; &amp; CHAR(9) &amp; &quot;res_ok: 0, res_ko: 0, meaning: ['&quot; &amp; [.E334] &amp; &quot;'] },&quot;" office:value-type="string" office:string-value="{ word: 'dim', &#9;tipus: 'V', &#9;res_ok: 0, res_ko: 0, meaning: ['enfosquir, oscurecer'] }," calcext:value-type="string">
            <text:p>{ word: 'dim', <text:tab/>tipus: 'V', <text:tab/>res_ok: 0, res_ko: 0, meaning: ['enfosquir, oscurece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oil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sol, terra, suelo</text:p>
          </table:table-cell>
          <table:table-cell/>
          <table:table-cell table:formula="of:=&quot;{ word: '&quot; &amp; [.B335] &amp; &quot;', &quot; &amp; CHAR(9) &amp; &quot;tipus: '&quot; &amp; [.C335] &amp; &quot;', &quot; &amp; CHAR(9) &amp; &quot;res_ok: 0, res_ko: 0, meaning: ['&quot; &amp; [.E335] &amp; &quot;'] },&quot;" office:value-type="string" office:string-value="{ word: 'soil', &#9;tipus: 'N', &#9;res_ok: 0, res_ko: 0, meaning: ['sol, terra, suelo'] }," calcext:value-type="string">
            <text:p>{ word: 'soil', <text:tab/>tipus: 'N', <text:tab/>res_ok: 0, res_ko: 0, meaning: ['sol, terra, suel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haz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boirina, neblina</text:p>
          </table:table-cell>
          <table:table-cell/>
          <table:table-cell table:formula="of:=&quot;{ word: '&quot; &amp; [.B336] &amp; &quot;', &quot; &amp; CHAR(9) &amp; &quot;tipus: '&quot; &amp; [.C336] &amp; &quot;', &quot; &amp; CHAR(9) &amp; &quot;res_ok: 0, res_ko: 0, meaning: ['&quot; &amp; [.E336] &amp; &quot;'] },&quot;" office:value-type="string" office:string-value="{ word: 'haze', &#9;tipus: 'N', &#9;res_ok: 0, res_ko: 0, meaning: ['boirina, neblina'] }," calcext:value-type="string">
            <text:p>{ word: 'haze', <text:tab/>tipus: 'N', <text:tab/>res_ok: 0, res_ko: 0, meaning: ['boirina, neblin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rab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agafar, arrabassar, agarrar, coger</text:p>
          </table:table-cell>
          <table:table-cell/>
          <table:table-cell table:formula="of:=&quot;{ word: '&quot; &amp; [.B337] &amp; &quot;', &quot; &amp; CHAR(9) &amp; &quot;tipus: '&quot; &amp; [.C337] &amp; &quot;', &quot; &amp; CHAR(9) &amp; &quot;res_ok: 0, res_ko: 0, meaning: ['&quot; &amp; [.E337] &amp; &quot;'] },&quot;" office:value-type="string" office:string-value="{ word: 'grab', &#9;tipus: 'V', &#9;res_ok: 0, res_ko: 0, meaning: ['agafar, arrabassar, agarrar, coger'] }," calcext:value-type="string">
            <text:p>{ word: 'grab', <text:tab/>tipus: 'V', <text:tab/>res_ok: 0, res_ko: 0, meaning: ['agafar, arrabassar, agarrar, coge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eer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mirar, mirar amb atenció</text:p>
          </table:table-cell>
          <table:table-cell/>
          <table:table-cell table:formula="of:=&quot;{ word: '&quot; &amp; [.B338] &amp; &quot;', &quot; &amp; CHAR(9) &amp; &quot;tipus: '&quot; &amp; [.C338] &amp; &quot;', &quot; &amp; CHAR(9) &amp; &quot;res_ok: 0, res_ko: 0, meaning: ['&quot; &amp; [.E338] &amp; &quot;'] },&quot;" office:value-type="string" office:string-value="{ word: 'peer', &#9;tipus: 'V', &#9;res_ok: 0, res_ko: 0, meaning: ['mirar, mirar amb atenció'] }," calcext:value-type="string">
            <text:p>{ word: 'peer', <text:tab/>tipus: 'V', <text:tab/>res_ok: 0, res_ko: 0, meaning: ['mirar, mirar amb atenció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lung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capbussar, sumergir, enfonsar, zambullir</text:p>
          </table:table-cell>
          <table:table-cell/>
          <table:table-cell table:formula="of:=&quot;{ word: '&quot; &amp; [.B339] &amp; &quot;', &quot; &amp; CHAR(9) &amp; &quot;tipus: '&quot; &amp; [.C339] &amp; &quot;', &quot; &amp; CHAR(9) &amp; &quot;res_ok: 0, res_ko: 0, meaning: ['&quot; &amp; [.E339] &amp; &quot;'] },&quot;" office:value-type="string" office:string-value="{ word: 'plunge', &#9;tipus: 'V', &#9;res_ok: 0, res_ko: 0, meaning: ['capbussar, sumergir, enfonsar, zambullir'] }," calcext:value-type="string">
            <text:p>{ word: 'plunge', <text:tab/>tipus: 'V', <text:tab/>res_ok: 0, res_ko: 0, meaning: ['capbussar, sumergir, enfonsar, zambulli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ad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descolorir, decolorir, descolorar, decolorar</text:p>
          </table:table-cell>
          <table:table-cell/>
          <table:table-cell table:formula="of:=&quot;{ word: '&quot; &amp; [.B340] &amp; &quot;', &quot; &amp; CHAR(9) &amp; &quot;tipus: '&quot; &amp; [.C340] &amp; &quot;', &quot; &amp; CHAR(9) &amp; &quot;res_ok: 0, res_ko: 0, meaning: ['&quot; &amp; [.E340] &amp; &quot;'] },&quot;" office:value-type="string" office:string-value="{ word: 'fade', &#9;tipus: 'V', &#9;res_ok: 0, res_ko: 0, meaning: ['descolorir, decolorir, descolorar, decolorar'] }," calcext:value-type="string">
            <text:p>{ word: 'fade', <text:tab/>tipus: 'V', <text:tab/>res_ok: 0, res_ko: 0, meaning: ['descolorir, decolorir, descolorar, decolor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wish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xiulet, silvido</text:p>
          </table:table-cell>
          <table:table-cell/>
          <table:table-cell table:formula="of:=&quot;{ word: '&quot; &amp; [.B341] &amp; &quot;', &quot; &amp; CHAR(9) &amp; &quot;tipus: '&quot; &amp; [.C341] &amp; &quot;', &quot; &amp; CHAR(9) &amp; &quot;res_ok: 0, res_ko: 0, meaning: ['&quot; &amp; [.E341] &amp; &quot;'] },&quot;" office:value-type="string" office:string-value="{ word: 'swish', &#9;tipus: 'N', &#9;res_ok: 0, res_ko: 0, meaning: ['xiulet, silvido'] }," calcext:value-type="string">
            <text:p>{ word: 'swish', <text:tab/>tipus: 'N', <text:tab/>res_ok: 0, res_ko: 0, meaning: ['xiulet, silvid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hew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mastegar, masticar</text:p>
          </table:table-cell>
          <table:table-cell/>
          <table:table-cell table:formula="of:=&quot;{ word: '&quot; &amp; [.B342] &amp; &quot;', &quot; &amp; CHAR(9) &amp; &quot;tipus: '&quot; &amp; [.C342] &amp; &quot;', &quot; &amp; CHAR(9) &amp; &quot;res_ok: 0, res_ko: 0, meaning: ['&quot; &amp; [.E342] &amp; &quot;'] },&quot;" office:value-type="string" office:string-value="{ word: 'chew', &#9;tipus: 'V', &#9;res_ok: 0, res_ko: 0, meaning: ['mastegar, masticar'] }," calcext:value-type="string">
            <text:p>{ word: 'chew', <text:tab/>tipus: 'V', <text:tab/>res_ok: 0, res_ko: 0, meaning: ['mastegar, mastic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eak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ic, cim</text:p>
          </table:table-cell>
          <table:table-cell/>
          <table:table-cell table:formula="of:=&quot;{ word: '&quot; &amp; [.B343] &amp; &quot;', &quot; &amp; CHAR(9) &amp; &quot;tipus: '&quot; &amp; [.C343] &amp; &quot;', &quot; &amp; CHAR(9) &amp; &quot;res_ok: 0, res_ko: 0, meaning: ['&quot; &amp; [.E343] &amp; &quot;'] },&quot;" office:value-type="string" office:string-value="{ word: 'peak', &#9;tipus: 'N', &#9;res_ok: 0, res_ko: 0, meaning: ['pic, cim'] }," calcext:value-type="string">
            <text:p>{ word: 'peak', <text:tab/>tipus: 'N', <text:tab/>res_ok: 0, res_ko: 0, meaning: ['pic, cim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ern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opa, cul</text:p>
          </table:table-cell>
          <table:table-cell/>
          <table:table-cell table:formula="of:=&quot;{ word: '&quot; &amp; [.B344] &amp; &quot;', &quot; &amp; CHAR(9) &amp; &quot;tipus: '&quot; &amp; [.C344] &amp; &quot;', &quot; &amp; CHAR(9) &amp; &quot;res_ok: 0, res_ko: 0, meaning: ['&quot; &amp; [.E344] &amp; &quot;'] },&quot;" office:value-type="string" office:string-value="{ word: 'stern', &#9;tipus: 'N', &#9;res_ok: 0, res_ko: 0, meaning: ['popa, cul'] }," calcext:value-type="string">
            <text:p>{ word: 'stern', <text:tab/>tipus: 'N', <text:tab/>res_ok: 0, res_ko: 0, meaning: ['popa, cul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lutch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embragar, agafar, aferrar, agarrar</text:p>
          </table:table-cell>
          <table:table-cell/>
          <table:table-cell table:formula="of:=&quot;{ word: '&quot; &amp; [.B345] &amp; &quot;', &quot; &amp; CHAR(9) &amp; &quot;tipus: '&quot; &amp; [.C345] &amp; &quot;', &quot; &amp; CHAR(9) &amp; &quot;res_ok: 0, res_ko: 0, meaning: ['&quot; &amp; [.E345] &amp; &quot;'] },&quot;" office:value-type="string" office:string-value="{ word: 'clutch', &#9;tipus: 'V', &#9;res_ok: 0, res_ko: 0, meaning: ['embragar, agafar, aferrar, agarrar'] }," calcext:value-type="string">
            <text:p>{ word: 'clutch', <text:tab/>tipus: 'V', <text:tab/>res_ok: 0, res_ko: 0, meaning: ['embragar, agafar, aferrar, agarr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patter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esquitx, esquitxada, salpicadura</text:p>
          </table:table-cell>
          <table:table-cell/>
          <table:table-cell table:formula="of:=&quot;{ word: '&quot; &amp; [.B346] &amp; &quot;', &quot; &amp; CHAR(9) &amp; &quot;tipus: '&quot; &amp; [.C346] &amp; &quot;', &quot; &amp; CHAR(9) &amp; &quot;res_ok: 0, res_ko: 0, meaning: ['&quot; &amp; [.E346] &amp; &quot;'] },&quot;" office:value-type="string" office:string-value="{ word: 'spatter', &#9;tipus: 'N', &#9;res_ok: 0, res_ko: 0, meaning: ['esquitx, esquitxada, salpicadura'] }," calcext:value-type="string">
            <text:p>{ word: 'spatter', <text:tab/>tipus: 'N', <text:tab/>res_ok: 0, res_ko: 0, meaning: ['esquitx, esquitxada, salpicadur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estless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inquiet</text:p>
          </table:table-cell>
          <table:table-cell/>
          <table:table-cell table:formula="of:=&quot;{ word: '&quot; &amp; [.B347] &amp; &quot;', &quot; &amp; CHAR(9) &amp; &quot;tipus: '&quot; &amp; [.C347] &amp; &quot;', &quot; &amp; CHAR(9) &amp; &quot;res_ok: 0, res_ko: 0, meaning: ['&quot; &amp; [.E347] &amp; &quot;'] },&quot;" office:value-type="string" office:string-value="{ word: 'restless', &#9;tipus: 'Adj', &#9;res_ok: 0, res_ko: 0, meaning: ['inquiet'] }," calcext:value-type="string">
            <text:p>{ word: 'restless', <text:tab/>tipus: 'Adj', <text:tab/>res_ok: 0, res_ko: 0, meaning: ['inquie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atch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artit, misto, llumí</text:p>
          </table:table-cell>
          <table:table-cell/>
          <table:table-cell table:formula="of:=&quot;{ word: '&quot; &amp; [.B348] &amp; &quot;', &quot; &amp; CHAR(9) &amp; &quot;tipus: '&quot; &amp; [.C348] &amp; &quot;', &quot; &amp; CHAR(9) &amp; &quot;res_ok: 0, res_ko: 0, meaning: ['&quot; &amp; [.E348] &amp; &quot;'] },&quot;" office:value-type="string" office:string-value="{ word: 'match', &#9;tipus: 'N', &#9;res_ok: 0, res_ko: 0, meaning: ['partit, misto, llumí'] }," calcext:value-type="string">
            <text:p>{ word: 'match', <text:tab/>tipus: 'N', <text:tab/>res_ok: 0, res_ko: 0, meaning: ['partit, misto, llumí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mong</text:p>
          </table:table-cell>
          <table:table-cell table:style-name="ce1" office:value-type="string" calcext:value-type="string">
            <text:p>P</text:p>
          </table:table-cell>
          <table:table-cell table:number-columns-repeated="2" table:style-name="ce1" office:value-type="string" calcext:value-type="string">
            <text:p>entre, entremig</text:p>
          </table:table-cell>
          <table:table-cell/>
          <table:table-cell table:formula="of:=&quot;{ word: '&quot; &amp; [.B349] &amp; &quot;', &quot; &amp; CHAR(9) &amp; &quot;tipus: '&quot; &amp; [.C349] &amp; &quot;', &quot; &amp; CHAR(9) &amp; &quot;res_ok: 0, res_ko: 0, meaning: ['&quot; &amp; [.E349] &amp; &quot;'] },&quot;" office:value-type="string" office:string-value="{ word: 'among', &#9;tipus: 'P', &#9;res_ok: 0, res_ko: 0, meaning: ['entre, entremig'] }," calcext:value-type="string">
            <text:p>{ word: 'among', <text:tab/>tipus: 'P', <text:tab/>res_ok: 0, res_ko: 0, meaning: ['entre, entremig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lmost</text:p>
          </table:table-cell>
          <table:table-cell table:style-name="ce1" office:value-type="string" calcext:value-type="string">
            <text:p>Adv</text:p>
          </table:table-cell>
          <table:table-cell table:number-columns-repeated="2" table:style-name="ce1" office:value-type="string" calcext:value-type="string">
            <text:p>casi, gairabé, quasi</text:p>
          </table:table-cell>
          <table:table-cell/>
          <table:table-cell table:formula="of:=&quot;{ word: '&quot; &amp; [.B350] &amp; &quot;', &quot; &amp; CHAR(9) &amp; &quot;tipus: '&quot; &amp; [.C350] &amp; &quot;', &quot; &amp; CHAR(9) &amp; &quot;res_ok: 0, res_ko: 0, meaning: ['&quot; &amp; [.E350] &amp; &quot;'] },&quot;" office:value-type="string" office:string-value="{ word: 'almost', &#9;tipus: 'Adv', &#9;res_ok: 0, res_ko: 0, meaning: ['casi, gairabé, quasi'] }," calcext:value-type="string">
            <text:p>{ word: 'almost', <text:tab/>tipus: 'Adv', <text:tab/>res_ok: 0, res_ko: 0, meaning: ['casi, gairabé, quasi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riz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remi</text:p>
          </table:table-cell>
          <table:table-cell/>
          <table:table-cell table:formula="of:=&quot;{ word: '&quot; &amp; [.B351] &amp; &quot;', &quot; &amp; CHAR(9) &amp; &quot;tipus: '&quot; &amp; [.C351] &amp; &quot;', &quot; &amp; CHAR(9) &amp; &quot;res_ok: 0, res_ko: 0, meaning: ['&quot; &amp; [.E351] &amp; &quot;'] },&quot;" office:value-type="string" office:string-value="{ word: 'prize', &#9;tipus: 'N', &#9;res_ok: 0, res_ko: 0, meaning: ['premi'] }," calcext:value-type="string">
            <text:p>{ word: 'prize', <text:tab/>tipus: 'N', <text:tab/>res_ok: 0, res_ko: 0, meaning: ['premi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inger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persistir, permanecer</text:p>
          </table:table-cell>
          <table:table-cell/>
          <table:table-cell table:formula="of:=&quot;{ word: '&quot; &amp; [.B352] &amp; &quot;', &quot; &amp; CHAR(9) &amp; &quot;tipus: '&quot; &amp; [.C352] &amp; &quot;', &quot; &amp; CHAR(9) &amp; &quot;res_ok: 0, res_ko: 0, meaning: ['&quot; &amp; [.E352] &amp; &quot;'] },&quot;" office:value-type="string" office:string-value="{ word: 'linger', &#9;tipus: 'V', &#9;res_ok: 0, res_ko: 0, meaning: ['persistir, permanecer'] }," calcext:value-type="string">
            <text:p>{ word: 'linger', <text:tab/>tipus: 'V', <text:tab/>res_ok: 0, res_ko: 0, meaning: ['persistir, permanece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ug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remolcador</text:p>
          </table:table-cell>
          <table:table-cell/>
          <table:table-cell table:formula="of:=&quot;{ word: '&quot; &amp; [.B353] &amp; &quot;', &quot; &amp; CHAR(9) &amp; &quot;tipus: '&quot; &amp; [.C353] &amp; &quot;', &quot; &amp; CHAR(9) &amp; &quot;res_ok: 0, res_ko: 0, meaning: ['&quot; &amp; [.E353] &amp; &quot;'] },&quot;" office:value-type="string" office:string-value="{ word: 'tug', &#9;tipus: 'N', &#9;res_ok: 0, res_ko: 0, meaning: ['remolcador'] }," calcext:value-type="string">
            <text:p>{ word: 'tug', <text:tab/>tipus: 'N', <text:tab/>res_ok: 0, res_ko: 0, meaning: ['remolcado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ffin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taut, ataud, feretre, feretro</text:p>
          </table:table-cell>
          <table:table-cell/>
          <table:table-cell table:formula="of:=&quot;{ word: '&quot; &amp; [.B354] &amp; &quot;', &quot; &amp; CHAR(9) &amp; &quot;tipus: '&quot; &amp; [.C354] &amp; &quot;', &quot; &amp; CHAR(9) &amp; &quot;res_ok: 0, res_ko: 0, meaning: ['&quot; &amp; [.E354] &amp; &quot;'] },&quot;" office:value-type="string" office:string-value="{ word: 'coffin', &#9;tipus: 'N', &#9;res_ok: 0, res_ko: 0, meaning: ['taut, ataud, feretre, feretro'] }," calcext:value-type="string">
            <text:p>{ word: 'coffin', <text:tab/>tipus: 'N', <text:tab/>res_ok: 0, res_ko: 0, meaning: ['taut, ataud, feretre, feretr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idgety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nerviós, inquiet</text:p>
          </table:table-cell>
          <table:table-cell/>
          <table:table-cell table:formula="of:=&quot;{ word: '&quot; &amp; [.B355] &amp; &quot;', &quot; &amp; CHAR(9) &amp; &quot;tipus: '&quot; &amp; [.C355] &amp; &quot;', &quot; &amp; CHAR(9) &amp; &quot;res_ok: 0, res_ko: 0, meaning: ['&quot; &amp; [.E355] &amp; &quot;'] },&quot;" office:value-type="string" office:string-value="{ word: 'fidgety', &#9;tipus: 'Adj', &#9;res_ok: 0, res_ko: 0, meaning: ['nerviós, inquiet'] }," calcext:value-type="string">
            <text:p>{ word: 'fidgety', <text:tab/>tipus: 'Adj', <text:tab/>res_ok: 0, res_ko: 0, meaning: ['nerviós, inquie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lump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depresió, depressio, declive</text:p>
          </table:table-cell>
          <table:table-cell/>
          <table:table-cell table:formula="of:=&quot;{ word: '&quot; &amp; [.B356] &amp; &quot;', &quot; &amp; CHAR(9) &amp; &quot;tipus: '&quot; &amp; [.C356] &amp; &quot;', &quot; &amp; CHAR(9) &amp; &quot;res_ok: 0, res_ko: 0, meaning: ['&quot; &amp; [.E356] &amp; &quot;'] },&quot;" office:value-type="string" office:string-value="{ word: 'slump', &#9;tipus: 'N', &#9;res_ok: 0, res_ko: 0, meaning: ['depresió, depressio, declive'] }," calcext:value-type="string">
            <text:p>{ word: 'slump', <text:tab/>tipus: 'N', <text:tab/>res_ok: 0, res_ko: 0, meaning: ['depresió, depressio, declive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rittle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fràgil, quebradizo, trencadis</text:p>
          </table:table-cell>
          <table:table-cell/>
          <table:table-cell table:formula="of:=&quot;{ word: '&quot; &amp; [.B357] &amp; &quot;', &quot; &amp; CHAR(9) &amp; &quot;tipus: '&quot; &amp; [.C357] &amp; &quot;', &quot; &amp; CHAR(9) &amp; &quot;res_ok: 0, res_ko: 0, meaning: ['&quot; &amp; [.E357] &amp; &quot;'] },&quot;" office:value-type="string" office:string-value="{ word: 'brittle', &#9;tipus: 'Adj', &#9;res_ok: 0, res_ko: 0, meaning: ['fràgil, quebradizo, trencadis'] }," calcext:value-type="string">
            <text:p>{ word: 'brittle', <text:tab/>tipus: 'Adj', <text:tab/>res_ok: 0, res_ko: 0, meaning: ['fràgil, quebradizo, trencadis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elief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alleujament, alivio, socorro</text:p>
          </table:table-cell>
          <table:table-cell/>
          <table:table-cell table:formula="of:=&quot;{ word: '&quot; &amp; [.B358] &amp; &quot;', &quot; &amp; CHAR(9) &amp; &quot;tipus: '&quot; &amp; [.C358] &amp; &quot;', &quot; &amp; CHAR(9) &amp; &quot;res_ok: 0, res_ko: 0, meaning: ['&quot; &amp; [.E358] &amp; &quot;'] },&quot;" office:value-type="string" office:string-value="{ word: 'relief', &#9;tipus: 'N', &#9;res_ok: 0, res_ko: 0, meaning: ['alleujament, alivio, socorro'] }," calcext:value-type="string">
            <text:p>{ word: 'relief', <text:tab/>tipus: 'N', <text:tab/>res_ok: 0, res_ko: 0, meaning: ['alleujament, alivio, socorr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ar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atrevir, osar, desafiar</text:p>
          </table:table-cell>
          <table:table-cell/>
          <table:table-cell table:formula="of:=&quot;{ word: '&quot; &amp; [.B359] &amp; &quot;', &quot; &amp; CHAR(9) &amp; &quot;tipus: '&quot; &amp; [.C359] &amp; &quot;', &quot; &amp; CHAR(9) &amp; &quot;res_ok: 0, res_ko: 0, meaning: ['&quot; &amp; [.E359] &amp; &quot;'] },&quot;" office:value-type="string" office:string-value="{ word: 'dare', &#9;tipus: 'V', &#9;res_ok: 0, res_ko: 0, meaning: ['atrevir, osar, desafiar'] }," calcext:value-type="string">
            <text:p>{ word: 'dare', <text:tab/>tipus: 'V', <text:tab/>res_ok: 0, res_ko: 0, meaning: ['atrevir, osar, desafi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eager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ansiós, impacient</text:p>
          </table:table-cell>
          <table:table-cell/>
          <table:table-cell table:formula="of:=&quot;{ word: '&quot; &amp; [.B360] &amp; &quot;', &quot; &amp; CHAR(9) &amp; &quot;tipus: '&quot; &amp; [.C360] &amp; &quot;', &quot; &amp; CHAR(9) &amp; &quot;res_ok: 0, res_ko: 0, meaning: ['&quot; &amp; [.E360] &amp; &quot;'] },&quot;" office:value-type="string" office:string-value="{ word: 'eager', &#9;tipus: 'Adj', &#9;res_ok: 0, res_ko: 0, meaning: ['ansiós, impacient'] }," calcext:value-type="string">
            <text:p>{ word: 'eager', <text:tab/>tipus: 'Adj', <text:tab/>res_ok: 0, res_ko: 0, meaning: ['ansiós, impacien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ap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violar</text:p>
          </table:table-cell>
          <table:table-cell/>
          <table:table-cell table:formula="of:=&quot;{ word: '&quot; &amp; [.B361] &amp; &quot;', &quot; &amp; CHAR(9) &amp; &quot;tipus: '&quot; &amp; [.C361] &amp; &quot;', &quot; &amp; CHAR(9) &amp; &quot;res_ok: 0, res_ko: 0, meaning: ['&quot; &amp; [.E361] &amp; &quot;'] },&quot;" office:value-type="string" office:string-value="{ word: 'rape', &#9;tipus: 'V', &#9;res_ok: 0, res_ko: 0, meaning: ['violar'] }," calcext:value-type="string">
            <text:p>{ word: 'rape', <text:tab/>tipus: 'V', <text:tab/>res_ok: 0, res_ko: 0, meaning: ['viol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horn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espina</text:p>
          </table:table-cell>
          <table:table-cell/>
          <table:table-cell table:formula="of:=&quot;{ word: '&quot; &amp; [.B362] &amp; &quot;', &quot; &amp; CHAR(9) &amp; &quot;tipus: '&quot; &amp; [.C362] &amp; &quot;', &quot; &amp; CHAR(9) &amp; &quot;res_ok: 0, res_ko: 0, meaning: ['&quot; &amp; [.E362] &amp; &quot;'] },&quot;" office:value-type="string" office:string-value="{ word: 'thorn', &#9;tipus: 'N', &#9;res_ok: 0, res_ko: 0, meaning: ['espina'] }," calcext:value-type="string">
            <text:p>{ word: 'thorn', <text:tab/>tipus: 'N', <text:tab/>res_ok: 0, res_ko: 0, meaning: ['espin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overwhelmed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aclaparat, abrumado</text:p>
          </table:table-cell>
          <table:table-cell/>
          <table:table-cell table:formula="of:=&quot;{ word: '&quot; &amp; [.B363] &amp; &quot;', &quot; &amp; CHAR(9) &amp; &quot;tipus: '&quot; &amp; [.C363] &amp; &quot;', &quot; &amp; CHAR(9) &amp; &quot;res_ok: 0, res_ko: 0, meaning: ['&quot; &amp; [.E363] &amp; &quot;'] },&quot;" office:value-type="string" office:string-value="{ word: 'overwhelmed', &#9;tipus: 'Adj', &#9;res_ok: 0, res_ko: 0, meaning: ['aclaparat, abrumado'] }," calcext:value-type="string">
            <text:p>{ word: 'overwhelmed', <text:tab/>tipus: 'Adj', <text:tab/>res_ok: 0, res_ko: 0, meaning: ['aclaparat, abrumad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allow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inexpert, inmadur</text:p>
          </table:table-cell>
          <table:table-cell/>
          <table:table-cell table:formula="of:=&quot;{ word: '&quot; &amp; [.B364] &amp; &quot;', &quot; &amp; CHAR(9) &amp; &quot;tipus: '&quot; &amp; [.C364] &amp; &quot;', &quot; &amp; CHAR(9) &amp; &quot;res_ok: 0, res_ko: 0, meaning: ['&quot; &amp; [.E364] &amp; &quot;'] },&quot;" office:value-type="string" office:string-value="{ word: 'callow', &#9;tipus: 'Adj', &#9;res_ok: 0, res_ko: 0, meaning: ['inexpert, inmadur'] }," calcext:value-type="string">
            <text:p>{ word: 'callow', <text:tab/>tipus: 'Adj', <text:tab/>res_ok: 0, res_ko: 0, meaning: ['inexpert, inmadu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eign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fingir, aparentar</text:p>
          </table:table-cell>
          <table:table-cell/>
          <table:table-cell table:formula="of:=&quot;{ word: '&quot; &amp; [.B365] &amp; &quot;', &quot; &amp; CHAR(9) &amp; &quot;tipus: '&quot; &amp; [.C365] &amp; &quot;', &quot; &amp; CHAR(9) &amp; &quot;res_ok: 0, res_ko: 0, meaning: ['&quot; &amp; [.E365] &amp; &quot;'] },&quot;" office:value-type="string" office:string-value="{ word: 'feign', &#9;tipus: 'V', &#9;res_ok: 0, res_ko: 0, meaning: ['fingir, aparentar'] }," calcext:value-type="string">
            <text:p>{ word: 'feign', <text:tab/>tipus: 'V', <text:tab/>res_ok: 0, res_ko: 0, meaning: ['fingir, aparent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ipe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madur</text:p>
          </table:table-cell>
          <table:table-cell/>
          <table:table-cell table:formula="of:=&quot;{ word: '&quot; &amp; [.B366] &amp; &quot;', &quot; &amp; CHAR(9) &amp; &quot;tipus: '&quot; &amp; [.C366] &amp; &quot;', &quot; &amp; CHAR(9) &amp; &quot;res_ok: 0, res_ko: 0, meaning: ['&quot; &amp; [.E366] &amp; &quot;'] },&quot;" office:value-type="string" office:string-value="{ word: 'ripe', &#9;tipus: 'Adj', &#9;res_ok: 0, res_ko: 0, meaning: ['madur'] }," calcext:value-type="string">
            <text:p>{ word: 'ripe', <text:tab/>tipus: 'Adj', <text:tab/>res_ok: 0, res_ko: 0, meaning: ['madu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hestnut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astanya</text:p>
          </table:table-cell>
          <table:table-cell/>
          <table:table-cell table:formula="of:=&quot;{ word: '&quot; &amp; [.B367] &amp; &quot;', &quot; &amp; CHAR(9) &amp; &quot;tipus: '&quot; &amp; [.C367] &amp; &quot;', &quot; &amp; CHAR(9) &amp; &quot;res_ok: 0, res_ko: 0, meaning: ['&quot; &amp; [.E367] &amp; &quot;'] },&quot;" office:value-type="string" office:string-value="{ word: 'chestnut', &#9;tipus: 'N', &#9;res_ok: 0, res_ko: 0, meaning: ['castanya'] }," calcext:value-type="string">
            <text:p>{ word: 'chestnut', <text:tab/>tipus: 'N', <text:tab/>res_ok: 0, res_ko: 0, meaning: ['castany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ul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falta</text:p>
          </table:table-cell>
          <table:table-cell/>
          <table:table-cell table:formula="of:=&quot;{ word: '&quot; &amp; [.B368] &amp; &quot;', &quot; &amp; CHAR(9) &amp; &quot;tipus: '&quot; &amp; [.C368] &amp; &quot;', &quot; &amp; CHAR(9) &amp; &quot;res_ok: 0, res_ko: 0, meaning: ['&quot; &amp; [.E368] &amp; &quot;'] },&quot;" office:value-type="string" office:string-value="{ word: 'foul', &#9;tipus: 'N', &#9;res_ok: 0, res_ko: 0, meaning: ['falta'] }," calcext:value-type="string">
            <text:p>{ word: 'foul', <text:tab/>tipus: 'N', <text:tab/>res_ok: 0, res_ko: 0, meaning: ['falt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hint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indirecta, insinuació</text:p>
          </table:table-cell>
          <table:table-cell/>
          <table:table-cell table:formula="of:=&quot;{ word: '&quot; &amp; [.B369] &amp; &quot;', &quot; &amp; CHAR(9) &amp; &quot;tipus: '&quot; &amp; [.C369] &amp; &quot;', &quot; &amp; CHAR(9) &amp; &quot;res_ok: 0, res_ko: 0, meaning: ['&quot; &amp; [.E369] &amp; &quot;'] },&quot;" office:value-type="string" office:string-value="{ word: 'hint', &#9;tipus: 'N', &#9;res_ok: 0, res_ko: 0, meaning: ['indirecta, insinuació'] }," calcext:value-type="string">
            <text:p>{ word: 'hint', <text:tab/>tipus: 'N', <text:tab/>res_ok: 0, res_ko: 0, meaning: ['indirecta, insinuació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reep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arrossegar, arrastrar</text:p>
          </table:table-cell>
          <table:table-cell/>
          <table:table-cell table:formula="of:=&quot;{ word: '&quot; &amp; [.B370] &amp; &quot;', &quot; &amp; CHAR(9) &amp; &quot;tipus: '&quot; &amp; [.C370] &amp; &quot;', &quot; &amp; CHAR(9) &amp; &quot;res_ok: 0, res_ko: 0, meaning: ['&quot; &amp; [.E370] &amp; &quot;'] },&quot;" office:value-type="string" office:string-value="{ word: 'creep', &#9;tipus: 'V', &#9;res_ok: 0, res_ko: 0, meaning: ['arrossegar, arrastrar'] }," calcext:value-type="string">
            <text:p>{ word: 'creep', <text:tab/>tipus: 'V', <text:tab/>res_ok: 0, res_ko: 0, meaning: ['arrossegar, arrastr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hiff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olor, oloreta, olorcillo</text:p>
          </table:table-cell>
          <table:table-cell/>
          <table:table-cell table:formula="of:=&quot;{ word: '&quot; &amp; [.B371] &amp; &quot;', &quot; &amp; CHAR(9) &amp; &quot;tipus: '&quot; &amp; [.C371] &amp; &quot;', &quot; &amp; CHAR(9) &amp; &quot;res_ok: 0, res_ko: 0, meaning: ['&quot; &amp; [.E371] &amp; &quot;'] },&quot;" office:value-type="string" office:string-value="{ word: 'whiff', &#9;tipus: 'N', &#9;res_ok: 0, res_ko: 0, meaning: ['olor, oloreta, olorcillo'] }," calcext:value-type="string">
            <text:p>{ word: 'whiff', <text:tab/>tipus: 'N', <text:tab/>res_ok: 0, res_ko: 0, meaning: ['olor, oloreta, olorcill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cent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olor, perfum</text:p>
          </table:table-cell>
          <table:table-cell/>
          <table:table-cell table:formula="of:=&quot;{ word: '&quot; &amp; [.B372] &amp; &quot;', &quot; &amp; CHAR(9) &amp; &quot;tipus: '&quot; &amp; [.C372] &amp; &quot;', &quot; &amp; CHAR(9) &amp; &quot;res_ok: 0, res_ko: 0, meaning: ['&quot; &amp; [.E372] &amp; &quot;'] },&quot;" office:value-type="string" office:string-value="{ word: 'scent', &#9;tipus: 'N', &#9;res_ok: 0, res_ko: 0, meaning: ['olor, perfum'] }," calcext:value-type="string">
            <text:p>{ word: 'scent', <text:tab/>tipus: 'N', <text:tab/>res_ok: 0, res_ko: 0, meaning: ['olor, perfum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unishment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àstig</text:p>
          </table:table-cell>
          <table:table-cell/>
          <table:table-cell table:formula="of:=&quot;{ word: '&quot; &amp; [.B373] &amp; &quot;', &quot; &amp; CHAR(9) &amp; &quot;tipus: '&quot; &amp; [.C373] &amp; &quot;', &quot; &amp; CHAR(9) &amp; &quot;res_ok: 0, res_ko: 0, meaning: ['&quot; &amp; [.E373] &amp; &quot;'] },&quot;" office:value-type="string" office:string-value="{ word: 'punishment', &#9;tipus: 'N', &#9;res_ok: 0, res_ko: 0, meaning: ['càstig'] }," calcext:value-type="string">
            <text:p>{ word: 'punishment', <text:tab/>tipus: 'N', <text:tab/>res_ok: 0, res_ko: 0, meaning: ['càstig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elfishness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egoisme</text:p>
          </table:table-cell>
          <table:table-cell/>
          <table:table-cell table:formula="of:=&quot;{ word: '&quot; &amp; [.B374] &amp; &quot;', &quot; &amp; CHAR(9) &amp; &quot;tipus: '&quot; &amp; [.C374] &amp; &quot;', &quot; &amp; CHAR(9) &amp; &quot;res_ok: 0, res_ko: 0, meaning: ['&quot; &amp; [.E374] &amp; &quot;'] },&quot;" office:value-type="string" office:string-value="{ word: 'selfishness', &#9;tipus: 'N', &#9;res_ok: 0, res_ko: 0, meaning: ['egoisme'] }," calcext:value-type="string">
            <text:p>{ word: 'selfishness', <text:tab/>tipus: 'N', <text:tab/>res_ok: 0, res_ko: 0, meaning: ['egoisme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quander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malgastar, despilfarrar, desperdiciar</text:p>
          </table:table-cell>
          <table:table-cell/>
          <table:table-cell table:formula="of:=&quot;{ word: '&quot; &amp; [.B375] &amp; &quot;', &quot; &amp; CHAR(9) &amp; &quot;tipus: '&quot; &amp; [.C375] &amp; &quot;', &quot; &amp; CHAR(9) &amp; &quot;res_ok: 0, res_ko: 0, meaning: ['&quot; &amp; [.E375] &amp; &quot;'] },&quot;" office:value-type="string" office:string-value="{ word: 'squander', &#9;tipus: 'V', &#9;res_ok: 0, res_ko: 0, meaning: ['malgastar, despilfarrar, desperdiciar'] }," calcext:value-type="string">
            <text:p>{ word: 'squander', <text:tab/>tipus: 'V', <text:tab/>res_ok: 0, res_ko: 0, meaning: ['malgastar, despilfarrar, desperdici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pittl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saliva, baba, escopinada</text:p>
          </table:table-cell>
          <table:table-cell/>
          <table:table-cell table:formula="of:=&quot;{ word: '&quot; &amp; [.B376] &amp; &quot;', &quot; &amp; CHAR(9) &amp; &quot;tipus: '&quot; &amp; [.C376] &amp; &quot;', &quot; &amp; CHAR(9) &amp; &quot;res_ok: 0, res_ko: 0, meaning: ['&quot; &amp; [.E376] &amp; &quot;'] },&quot;" office:value-type="string" office:string-value="{ word: 'spittle', &#9;tipus: 'N', &#9;res_ok: 0, res_ko: 0, meaning: ['saliva, baba, escopinada'] }," calcext:value-type="string">
            <text:p>{ word: 'spittle', <text:tab/>tipus: 'N', <text:tab/>res_ok: 0, res_ko: 0, meaning: ['saliva, baba, escopinad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ack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atormentar, tormentar</text:p>
          </table:table-cell>
          <table:table-cell/>
          <table:table-cell table:formula="of:=&quot;{ word: '&quot; &amp; [.B377] &amp; &quot;', &quot; &amp; CHAR(9) &amp; &quot;tipus: '&quot; &amp; [.C377] &amp; &quot;', &quot; &amp; CHAR(9) &amp; &quot;res_ok: 0, res_ko: 0, meaning: ['&quot; &amp; [.E377] &amp; &quot;'] },&quot;" office:value-type="string" office:string-value="{ word: 'rack', &#9;tipus: 'V', &#9;res_ok: 0, res_ko: 0, meaning: ['atormentar, tormentar'] }," calcext:value-type="string">
            <text:p>{ word: 'rack', <text:tab/>tipus: 'V', <text:tab/>res_ok: 0, res_ko: 0, meaning: ['atormentar, torment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ack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restatge, estant, cremallera</text:p>
          </table:table-cell>
          <table:table-cell/>
          <table:table-cell table:formula="of:=&quot;{ word: '&quot; &amp; [.B378] &amp; &quot;', &quot; &amp; CHAR(9) &amp; &quot;tipus: '&quot; &amp; [.C378] &amp; &quot;', &quot; &amp; CHAR(9) &amp; &quot;res_ok: 0, res_ko: 0, meaning: ['&quot; &amp; [.E378] &amp; &quot;'] },&quot;" office:value-type="string" office:string-value="{ word: 'rack', &#9;tipus: 'N', &#9;res_ok: 0, res_ko: 0, meaning: ['prestatge, estant, cremallera'] }," calcext:value-type="string">
            <text:p>{ word: 'rack', <text:tab/>tipus: 'N', <text:tab/>res_ok: 0, res_ko: 0, meaning: ['prestatge, estant, cremaller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rav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implorar, suplicar, rogar</text:p>
          </table:table-cell>
          <table:table-cell/>
          <table:table-cell table:formula="of:=&quot;{ word: '&quot; &amp; [.B379] &amp; &quot;', &quot; &amp; CHAR(9) &amp; &quot;tipus: '&quot; &amp; [.C379] &amp; &quot;', &quot; &amp; CHAR(9) &amp; &quot;res_ok: 0, res_ko: 0, meaning: ['&quot; &amp; [.E379] &amp; &quot;'] },&quot;" office:value-type="string" office:string-value="{ word: 'crave', &#9;tipus: 'V', &#9;res_ok: 0, res_ko: 0, meaning: ['implorar, suplicar, rogar'] }," calcext:value-type="string">
            <text:p>{ word: 'crave', <text:tab/>tipus: 'V', <text:tab/>res_ok: 0, res_ko: 0, meaning: ['implorar, suplicar, rog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habby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lamentable, mal estat, andrajoso</text:p>
          </table:table-cell>
          <table:table-cell/>
          <table:table-cell table:formula="of:=&quot;{ word: '&quot; &amp; [.B380] &amp; &quot;', &quot; &amp; CHAR(9) &amp; &quot;tipus: '&quot; &amp; [.C380] &amp; &quot;', &quot; &amp; CHAR(9) &amp; &quot;res_ok: 0, res_ko: 0, meaning: ['&quot; &amp; [.E380] &amp; &quot;'] },&quot;" office:value-type="string" office:string-value="{ word: 'shabby', &#9;tipus: 'Adj', &#9;res_ok: 0, res_ko: 0, meaning: ['lamentable, mal estat, andrajoso'] }," calcext:value-type="string">
            <text:p>{ word: 'shabby', <text:tab/>tipus: 'Adj', <text:tab/>res_ok: 0, res_ko: 0, meaning: ['lamentable, mal estat, andrajos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vanish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desaparèixer, desvanecer</text:p>
          </table:table-cell>
          <table:table-cell/>
          <table:table-cell table:formula="of:=&quot;{ word: '&quot; &amp; [.B381] &amp; &quot;', &quot; &amp; CHAR(9) &amp; &quot;tipus: '&quot; &amp; [.C381] &amp; &quot;', &quot; &amp; CHAR(9) &amp; &quot;res_ok: 0, res_ko: 0, meaning: ['&quot; &amp; [.E381] &amp; &quot;'] },&quot;" office:value-type="string" office:string-value="{ word: 'vanish', &#9;tipus: 'V', &#9;res_ok: 0, res_ko: 0, meaning: ['desaparèixer, desvanecer'] }," calcext:value-type="string">
            <text:p>{ word: 'vanish', <text:tab/>tipus: 'V', <text:tab/>res_ok: 0, res_ko: 0, meaning: ['desaparèixer, desvanece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hief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jefe, cap, principal</text:p>
          </table:table-cell>
          <table:table-cell/>
          <table:table-cell table:formula="of:=&quot;{ word: '&quot; &amp; [.B382] &amp; &quot;', &quot; &amp; CHAR(9) &amp; &quot;tipus: '&quot; &amp; [.C382] &amp; &quot;', &quot; &amp; CHAR(9) &amp; &quot;res_ok: 0, res_ko: 0, meaning: ['&quot; &amp; [.E382] &amp; &quot;'] },&quot;" office:value-type="string" office:string-value="{ word: 'chief', &#9;tipus: 'N', &#9;res_ok: 0, res_ko: 0, meaning: ['jefe, cap, principal'] }," calcext:value-type="string">
            <text:p>{ word: 'chief', <text:tab/>tipus: 'N', <text:tab/>res_ok: 0, res_ko: 0, meaning: ['jefe, cap, principal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ruff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brusc, hosco</text:p>
          </table:table-cell>
          <table:table-cell/>
          <table:table-cell table:formula="of:=&quot;{ word: '&quot; &amp; [.B383] &amp; &quot;', &quot; &amp; CHAR(9) &amp; &quot;tipus: '&quot; &amp; [.C383] &amp; &quot;', &quot; &amp; CHAR(9) &amp; &quot;res_ok: 0, res_ko: 0, meaning: ['&quot; &amp; [.E383] &amp; &quot;'] },&quot;" office:value-type="string" office:string-value="{ word: 'gruff', &#9;tipus: 'Adj', &#9;res_ok: 0, res_ko: 0, meaning: ['brusc, hosco'] }," calcext:value-type="string">
            <text:p>{ word: 'gruff', <text:tab/>tipus: 'Adj', <text:tab/>res_ok: 0, res_ko: 0, meaning: ['brusc, hosc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in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arent, familiar</text:p>
          </table:table-cell>
          <table:table-cell/>
          <table:table-cell table:formula="of:=&quot;{ word: '&quot; &amp; [.B384] &amp; &quot;', &quot; &amp; CHAR(9) &amp; &quot;tipus: '&quot; &amp; [.C384] &amp; &quot;', &quot; &amp; CHAR(9) &amp; &quot;res_ok: 0, res_ko: 0, meaning: ['&quot; &amp; [.E384] &amp; &quot;'] },&quot;" office:value-type="string" office:string-value="{ word: 'kin', &#9;tipus: 'N', &#9;res_ok: 0, res_ko: 0, meaning: ['parent, familiar'] }," calcext:value-type="string">
            <text:p>{ word: 'kin', <text:tab/>tipus: 'N', <text:tab/>res_ok: 0, res_ko: 0, meaning: ['parent, famili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amp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humit, mullat</text:p>
          </table:table-cell>
          <table:table-cell/>
          <table:table-cell table:formula="of:=&quot;{ word: '&quot; &amp; [.B385] &amp; &quot;', &quot; &amp; CHAR(9) &amp; &quot;tipus: '&quot; &amp; [.C385] &amp; &quot;', &quot; &amp; CHAR(9) &amp; &quot;res_ok: 0, res_ko: 0, meaning: ['&quot; &amp; [.E385] &amp; &quot;'] },&quot;" office:value-type="string" office:string-value="{ word: 'damp', &#9;tipus: 'Adj', &#9;res_ok: 0, res_ko: 0, meaning: ['humit, mullat'] }," calcext:value-type="string">
            <text:p>{ word: 'damp', <text:tab/>tipus: 'Adj', <text:tab/>res_ok: 0, res_ko: 0, meaning: ['humit, mulla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ullet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bala</text:p>
          </table:table-cell>
          <table:table-cell/>
          <table:table-cell table:formula="of:=&quot;{ word: '&quot; &amp; [.B386] &amp; &quot;', &quot; &amp; CHAR(9) &amp; &quot;tipus: '&quot; &amp; [.C386] &amp; &quot;', &quot; &amp; CHAR(9) &amp; &quot;res_ok: 0, res_ko: 0, meaning: ['&quot; &amp; [.E386] &amp; &quot;'] },&quot;" office:value-type="string" office:string-value="{ word: 'bullet', &#9;tipus: 'N', &#9;res_ok: 0, res_ko: 0, meaning: ['bala'] }," calcext:value-type="string">
            <text:p>{ word: 'bullet', <text:tab/>tipus: 'N', <text:tab/>res_ok: 0, res_ko: 0, meaning: ['bal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raw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alla</text:p>
          </table:table-cell>
          <table:table-cell/>
          <table:table-cell table:formula="of:=&quot;{ word: '&quot; &amp; [.B387] &amp; &quot;', &quot; &amp; CHAR(9) &amp; &quot;tipus: '&quot; &amp; [.C387] &amp; &quot;', &quot; &amp; CHAR(9) &amp; &quot;res_ok: 0, res_ko: 0, meaning: ['&quot; &amp; [.E387] &amp; &quot;'] },&quot;" office:value-type="string" office:string-value="{ word: 'straw', &#9;tipus: 'N', &#9;res_ok: 0, res_ko: 0, meaning: ['palla'] }," calcext:value-type="string">
            <text:p>{ word: 'straw', <text:tab/>tipus: 'N', <text:tab/>res_ok: 0, res_ko: 0, meaning: ['pall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rouch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ajupir, agachar</text:p>
          </table:table-cell>
          <table:table-cell/>
          <table:table-cell table:formula="of:=&quot;{ word: '&quot; &amp; [.B388] &amp; &quot;', &quot; &amp; CHAR(9) &amp; &quot;tipus: '&quot; &amp; [.C388] &amp; &quot;', &quot; &amp; CHAR(9) &amp; &quot;res_ok: 0, res_ko: 0, meaning: ['&quot; &amp; [.E388] &amp; &quot;'] },&quot;" office:value-type="string" office:string-value="{ word: 'crouch', &#9;tipus: 'V', &#9;res_ok: 0, res_ko: 0, meaning: ['ajupir, agachar'] }," calcext:value-type="string">
            <text:p>{ word: 'crouch', <text:tab/>tipus: 'V', <text:tab/>res_ok: 0, res_ko: 0, meaning: ['ajupir, agach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reachery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traició</text:p>
          </table:table-cell>
          <table:table-cell/>
          <table:table-cell table:formula="of:=&quot;{ word: '&quot; &amp; [.B389] &amp; &quot;', &quot; &amp; CHAR(9) &amp; &quot;tipus: '&quot; &amp; [.C389] &amp; &quot;', &quot; &amp; CHAR(9) &amp; &quot;res_ok: 0, res_ko: 0, meaning: ['&quot; &amp; [.E389] &amp; &quot;'] },&quot;" office:value-type="string" office:string-value="{ word: 'treachery', &#9;tipus: 'N', &#9;res_ok: 0, res_ko: 0, meaning: ['traició'] }," calcext:value-type="string">
            <text:p>{ word: 'treachery', <text:tab/>tipus: 'N', <text:tab/>res_ok: 0, res_ko: 0, meaning: ['traició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loy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tàctica</text:p>
          </table:table-cell>
          <table:table-cell/>
          <table:table-cell table:formula="of:=&quot;{ word: '&quot; &amp; [.B390] &amp; &quot;', &quot; &amp; CHAR(9) &amp; &quot;tipus: '&quot; &amp; [.C390] &amp; &quot;', &quot; &amp; CHAR(9) &amp; &quot;res_ok: 0, res_ko: 0, meaning: ['&quot; &amp; [.E390] &amp; &quot;'] },&quot;" office:value-type="string" office:string-value="{ word: 'ploy', &#9;tipus: 'N', &#9;res_ok: 0, res_ko: 0, meaning: ['tàctica'] }," calcext:value-type="string">
            <text:p>{ word: 'ploy', <text:tab/>tipus: 'N', <text:tab/>res_ok: 0, res_ko: 0, meaning: ['tàctic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ak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estaca</text:p>
          </table:table-cell>
          <table:table-cell/>
          <table:table-cell table:formula="of:=&quot;{ word: '&quot; &amp; [.B391] &amp; &quot;', &quot; &amp; CHAR(9) &amp; &quot;tipus: '&quot; &amp; [.C391] &amp; &quot;', &quot; &amp; CHAR(9) &amp; &quot;res_ok: 0, res_ko: 0, meaning: ['&quot; &amp; [.E391] &amp; &quot;'] },&quot;" office:value-type="string" office:string-value="{ word: 'stake', &#9;tipus: 'N', &#9;res_ok: 0, res_ko: 0, meaning: ['estaca'] }," calcext:value-type="string">
            <text:p>{ word: 'stake', <text:tab/>tipus: 'N', <text:tab/>res_ok: 0, res_ko: 0, meaning: ['estac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ock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simular, burlar, mofar</text:p>
          </table:table-cell>
          <table:table-cell/>
          <table:table-cell table:formula="of:=&quot;{ word: '&quot; &amp; [.B392] &amp; &quot;', &quot; &amp; CHAR(9) &amp; &quot;tipus: '&quot; &amp; [.C392] &amp; &quot;', &quot; &amp; CHAR(9) &amp; &quot;res_ok: 0, res_ko: 0, meaning: ['&quot; &amp; [.E392] &amp; &quot;'] },&quot;" office:value-type="string" office:string-value="{ word: 'mock', &#9;tipus: 'V', &#9;res_ok: 0, res_ko: 0, meaning: ['simular, burlar, mofar'] }," calcext:value-type="string">
            <text:p>{ word: 'mock', <text:tab/>tipus: 'V', <text:tab/>res_ok: 0, res_ko: 0, meaning: ['simular, burlar, mof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aff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beure, tragar, beure a grans glops</text:p>
          </table:table-cell>
          <table:table-cell/>
          <table:table-cell table:formula="of:=&quot;{ word: '&quot; &amp; [.B393] &amp; &quot;', &quot; &amp; CHAR(9) &amp; &quot;tipus: '&quot; &amp; [.C393] &amp; &quot;', &quot; &amp; CHAR(9) &amp; &quot;res_ok: 0, res_ko: 0, meaning: ['&quot; &amp; [.E393] &amp; &quot;'] },&quot;" office:value-type="string" office:string-value="{ word: 'quaff', &#9;tipus: 'V', &#9;res_ok: 0, res_ko: 0, meaning: ['beure, tragar, beure a grans glops'] }," calcext:value-type="string">
            <text:p>{ word: 'quaff', <text:tab/>tipus: 'V', <text:tab/>res_ok: 0, res_ko: 0, meaning: ['beure, tragar, beure a grans glops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end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tendir, inclinarse a, tender</text:p>
          </table:table-cell>
          <table:table-cell/>
          <table:table-cell table:formula="of:=&quot;{ word: '&quot; &amp; [.B394] &amp; &quot;', &quot; &amp; CHAR(9) &amp; &quot;tipus: '&quot; &amp; [.C394] &amp; &quot;', &quot; &amp; CHAR(9) &amp; &quot;res_ok: 0, res_ko: 0, meaning: ['&quot; &amp; [.E394] &amp; &quot;'] },&quot;" office:value-type="string" office:string-value="{ word: 'tend', &#9;tipus: 'V', &#9;res_ok: 0, res_ko: 0, meaning: ['tendir, inclinarse a, tender'] }," calcext:value-type="string">
            <text:p>{ word: 'tend', <text:tab/>tipus: 'V', <text:tab/>res_ok: 0, res_ko: 0, meaning: ['tendir, inclinarse a, tende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ide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ample, ancho</text:p>
          </table:table-cell>
          <table:table-cell/>
          <table:table-cell table:formula="of:=&quot;{ word: '&quot; &amp; [.B395] &amp; &quot;', &quot; &amp; CHAR(9) &amp; &quot;tipus: '&quot; &amp; [.C395] &amp; &quot;', &quot; &amp; CHAR(9) &amp; &quot;res_ok: 0, res_ko: 0, meaning: ['&quot; &amp; [.E395] &amp; &quot;'] },&quot;" office:value-type="string" office:string-value="{ word: 'wide', &#9;tipus: 'Adj', &#9;res_ok: 0, res_ko: 0, meaning: ['ample, ancho'] }," calcext:value-type="string">
            <text:p>{ word: 'wide', <text:tab/>tipus: 'Adj', <text:tab/>res_ok: 0, res_ko: 0, meaning: ['ample, anch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harm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fer mal, danyar, dañar, perjudicar</text:p>
          </table:table-cell>
          <table:table-cell/>
          <table:table-cell table:formula="of:=&quot;{ word: '&quot; &amp; [.B396] &amp; &quot;', &quot; &amp; CHAR(9) &amp; &quot;tipus: '&quot; &amp; [.C396] &amp; &quot;', &quot; &amp; CHAR(9) &amp; &quot;res_ok: 0, res_ko: 0, meaning: ['&quot; &amp; [.E396] &amp; &quot;'] },&quot;" office:value-type="string" office:string-value="{ word: 'harm', &#9;tipus: 'V', &#9;res_ok: 0, res_ko: 0, meaning: ['fer mal, danyar, dañar, perjudicar'] }," calcext:value-type="string">
            <text:p>{ word: 'harm', <text:tab/>tipus: 'V', <text:tab/>res_ok: 0, res_ko: 0, meaning: ['fer mal, danyar, dañar, perjudic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hurt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ferir, herir, dañar, lastimar</text:p>
          </table:table-cell>
          <table:table-cell/>
          <table:table-cell table:formula="of:=&quot;{ word: '&quot; &amp; [.B397] &amp; &quot;', &quot; &amp; CHAR(9) &amp; &quot;tipus: '&quot; &amp; [.C397] &amp; &quot;', &quot; &amp; CHAR(9) &amp; &quot;res_ok: 0, res_ko: 0, meaning: ['&quot; &amp; [.E397] &amp; &quot;'] },&quot;" office:value-type="string" office:string-value="{ word: 'hurt', &#9;tipus: 'V', &#9;res_ok: 0, res_ko: 0, meaning: ['ferir, herir, dañar, lastimar'] }," calcext:value-type="string">
            <text:p>{ word: 'hurt', <text:tab/>tipus: 'V', <text:tab/>res_ok: 0, res_ko: 0, meaning: ['ferir, herir, dañar, lastim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rop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cultiu, collita</text:p>
          </table:table-cell>
          <table:table-cell/>
          <table:table-cell table:formula="of:=&quot;{ word: '&quot; &amp; [.B398] &amp; &quot;', &quot; &amp; CHAR(9) &amp; &quot;tipus: '&quot; &amp; [.C398] &amp; &quot;', &quot; &amp; CHAR(9) &amp; &quot;res_ok: 0, res_ko: 0, meaning: ['&quot; &amp; [.E398] &amp; &quot;'] },&quot;" office:value-type="string" office:string-value="{ word: 'crop', &#9;tipus: 'N', &#9;res_ok: 0, res_ko: 0, meaning: ['cultiu, collita'] }," calcext:value-type="string">
            <text:p>{ word: 'crop', <text:tab/>tipus: 'N', <text:tab/>res_ok: 0, res_ko: 0, meaning: ['cultiu, collit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eet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remolatxa, remolacha</text:p>
          </table:table-cell>
          <table:table-cell/>
          <table:table-cell table:formula="of:=&quot;{ word: '&quot; &amp; [.B399] &amp; &quot;', &quot; &amp; CHAR(9) &amp; &quot;tipus: '&quot; &amp; [.C399] &amp; &quot;', &quot; &amp; CHAR(9) &amp; &quot;res_ok: 0, res_ko: 0, meaning: ['&quot; &amp; [.E399] &amp; &quot;'] },&quot;" office:value-type="string" office:string-value="{ word: 'beet', &#9;tipus: 'N', &#9;res_ok: 0, res_ko: 0, meaning: ['remolatxa, remolacha'] }," calcext:value-type="string">
            <text:p>{ word: 'beet', <text:tab/>tipus: 'N', <text:tab/>res_ok: 0, res_ko: 0, meaning: ['remolatxa, remolach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ely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confiar</text:p>
          </table:table-cell>
          <table:table-cell/>
          <table:table-cell table:formula="of:=&quot;{ word: '&quot; &amp; [.B400] &amp; &quot;', &quot; &amp; CHAR(9) &amp; &quot;tipus: '&quot; &amp; [.C400] &amp; &quot;', &quot; &amp; CHAR(9) &amp; &quot;res_ok: 0, res_ko: 0, meaning: ['&quot; &amp; [.E400] &amp; &quot;'] },&quot;" office:value-type="string" office:string-value="{ word: 'rely', &#9;tipus: 'V', &#9;res_ok: 0, res_ko: 0, meaning: ['confiar'] }," calcext:value-type="string">
            <text:p>{ word: 'rely', <text:tab/>tipus: 'V', <text:tab/>res_ok: 0, res_ko: 0, meaning: ['confi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lunt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embotado, desafilat, despuntat</text:p>
          </table:table-cell>
          <table:table-cell/>
          <table:table-cell table:formula="of:=&quot;{ word: '&quot; &amp; [.B401] &amp; &quot;', &quot; &amp; CHAR(9) &amp; &quot;tipus: '&quot; &amp; [.C401] &amp; &quot;', &quot; &amp; CHAR(9) &amp; &quot;res_ok: 0, res_ko: 0, meaning: ['&quot; &amp; [.E401] &amp; &quot;'] },&quot;" office:value-type="string" office:string-value="{ word: 'blunt', &#9;tipus: 'Adj', &#9;res_ok: 0, res_ko: 0, meaning: ['embotado, desafilat, despuntat'] }," calcext:value-type="string">
            <text:p>{ word: 'blunt', <text:tab/>tipus: 'Adj', <text:tab/>res_ok: 0, res_ko: 0, meaning: ['embotado, desafilat, despunta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carce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escas, poc frequent, escaso</text:p>
          </table:table-cell>
          <table:table-cell/>
          <table:table-cell table:formula="of:=&quot;{ word: '&quot; &amp; [.B402] &amp; &quot;', &quot; &amp; CHAR(9) &amp; &quot;tipus: '&quot; &amp; [.C402] &amp; &quot;', &quot; &amp; CHAR(9) &amp; &quot;res_ok: 0, res_ko: 0, meaning: ['&quot; &amp; [.E402] &amp; &quot;'] },&quot;" office:value-type="string" office:string-value="{ word: 'scarce', &#9;tipus: 'Adj', &#9;res_ok: 0, res_ko: 0, meaning: ['escas, poc frequent, escaso'] }," calcext:value-type="string">
            <text:p>{ word: 'scarce', <text:tab/>tipus: 'Adj', <text:tab/>res_ok: 0, res_ko: 0, meaning: ['escas, poc frequent, escas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lar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flama, flamarada, bengala</text:p>
          </table:table-cell>
          <table:table-cell/>
          <table:table-cell table:formula="of:=&quot;{ word: '&quot; &amp; [.B403] &amp; &quot;', &quot; &amp; CHAR(9) &amp; &quot;tipus: '&quot; &amp; [.C403] &amp; &quot;', &quot; &amp; CHAR(9) &amp; &quot;res_ok: 0, res_ko: 0, meaning: ['&quot; &amp; [.E403] &amp; &quot;'] },&quot;" office:value-type="string" office:string-value="{ word: 'flare', &#9;tipus: 'N', &#9;res_ok: 0, res_ko: 0, meaning: ['flama, flamarada, bengala'] }," calcext:value-type="string">
            <text:p>{ word: 'flare', <text:tab/>tipus: 'N', <text:tab/>res_ok: 0, res_ko: 0, meaning: ['flama, flamarada, bengala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overreach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extralimitar, anar massa lluny</text:p>
          </table:table-cell>
          <table:table-cell/>
          <table:table-cell table:formula="of:=&quot;{ word: '&quot; &amp; [.B404] &amp; &quot;', &quot; &amp; CHAR(9) &amp; &quot;tipus: '&quot; &amp; [.C404] &amp; &quot;', &quot; &amp; CHAR(9) &amp; &quot;res_ok: 0, res_ko: 0, meaning: ['&quot; &amp; [.E404] &amp; &quot;'] },&quot;" office:value-type="string" office:string-value="{ word: 'overreach', &#9;tipus: 'V', &#9;res_ok: 0, res_ko: 0, meaning: ['extralimitar, anar massa lluny'] }," calcext:value-type="string">
            <text:p>{ word: 'overreach', <text:tab/>tipus: 'V', <text:tab/>res_ok: 0, res_ko: 0, meaning: ['extralimitar, anar massa lluny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o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enemic, rival</text:p>
          </table:table-cell>
          <table:table-cell/>
          <table:table-cell table:formula="of:=&quot;{ word: '&quot; &amp; [.B405] &amp; &quot;', &quot; &amp; CHAR(9) &amp; &quot;tipus: '&quot; &amp; [.C405] &amp; &quot;', &quot; &amp; CHAR(9) &amp; &quot;res_ok: 0, res_ko: 0, meaning: ['&quot; &amp; [.E405] &amp; &quot;'] },&quot;" office:value-type="string" office:string-value="{ word: 'foe', &#9;tipus: 'N', &#9;res_ok: 0, res_ko: 0, meaning: ['enemic, rival'] }," calcext:value-type="string">
            <text:p>{ word: 'foe', <text:tab/>tipus: 'N', <text:tab/>res_ok: 0, res_ko: 0, meaning: ['enemic, rival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unwise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imprudent</text:p>
          </table:table-cell>
          <table:table-cell/>
          <table:table-cell table:formula="of:=&quot;{ word: '&quot; &amp; [.B406] &amp; &quot;', &quot; &amp; CHAR(9) &amp; &quot;tipus: '&quot; &amp; [.C406] &amp; &quot;', &quot; &amp; CHAR(9) &amp; &quot;res_ok: 0, res_ko: 0, meaning: ['&quot; &amp; [.E406] &amp; &quot;'] },&quot;" office:value-type="string" office:string-value="{ word: 'unwise', &#9;tipus: 'Adj', &#9;res_ok: 0, res_ko: 0, meaning: ['imprudent'] }," calcext:value-type="string">
            <text:p>{ word: 'unwise', <text:tab/>tipus: 'Adj', <text:tab/>res_ok: 0, res_ko: 0, meaning: ['imprudent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witch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crispar, crisparse</text:p>
          </table:table-cell>
          <table:table-cell/>
          <table:table-cell table:formula="of:=&quot;{ word: '&quot; &amp; [.B407] &amp; &quot;', &quot; &amp; CHAR(9) &amp; &quot;tipus: '&quot; &amp; [.C407] &amp; &quot;', &quot; &amp; CHAR(9) &amp; &quot;res_ok: 0, res_ko: 0, meaning: ['&quot; &amp; [.E407] &amp; &quot;'] },&quot;" office:value-type="string" office:string-value="{ word: 'twitch', &#9;tipus: 'V', &#9;res_ok: 0, res_ko: 0, meaning: ['crispar, crisparse'] }," calcext:value-type="string">
            <text:p>{ word: 'twitch', <text:tab/>tipus: 'V', <text:tab/>res_ok: 0, res_ko: 0, meaning: ['crispar, crisparse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ip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glop, sorbo</text:p>
          </table:table-cell>
          <table:table-cell/>
          <table:table-cell table:formula="of:=&quot;{ word: '&quot; &amp; [.B408] &amp; &quot;', &quot; &amp; CHAR(9) &amp; &quot;tipus: '&quot; &amp; [.C408] &amp; &quot;', &quot; &amp; CHAR(9) &amp; &quot;res_ok: 0, res_ko: 0, meaning: ['&quot; &amp; [.E408] &amp; &quot;'] },&quot;" office:value-type="string" office:string-value="{ word: 'sip', &#9;tipus: 'N', &#9;res_ok: 0, res_ko: 0, meaning: ['glop, sorbo'] }," calcext:value-type="string">
            <text:p>{ word: 'sip', <text:tab/>tipus: 'N', <text:tab/>res_ok: 0, res_ko: 0, meaning: ['glop, sorb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eward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recompensa, premi</text:p>
          </table:table-cell>
          <table:table-cell/>
          <table:table-cell table:formula="of:=&quot;{ word: '&quot; &amp; [.B409] &amp; &quot;', &quot; &amp; CHAR(9) &amp; &quot;tipus: '&quot; &amp; [.C409] &amp; &quot;', &quot; &amp; CHAR(9) &amp; &quot;res_ok: 0, res_ko: 0, meaning: ['&quot; &amp; [.E409] &amp; &quot;'] },&quot;" office:value-type="string" office:string-value="{ word: 'reward', &#9;tipus: 'N', &#9;res_ok: 0, res_ko: 0, meaning: ['recompensa, premi'] }," calcext:value-type="string">
            <text:p>{ word: 'reward', <text:tab/>tipus: 'N', <text:tab/>res_ok: 0, res_ko: 0, meaning: ['recompensa, premi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yield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rendir, produir, donar</text:p>
          </table:table-cell>
          <table:table-cell/>
          <table:table-cell table:formula="of:=&quot;{ word: '&quot; &amp; [.B410] &amp; &quot;', &quot; &amp; CHAR(9) &amp; &quot;tipus: '&quot; &amp; [.C410] &amp; &quot;', &quot; &amp; CHAR(9) &amp; &quot;res_ok: 0, res_ko: 0, meaning: ['&quot; &amp; [.E410] &amp; &quot;'] },&quot;" office:value-type="string" office:string-value="{ word: 'yield', &#9;tipus: 'V', &#9;res_ok: 0, res_ko: 0, meaning: ['rendir, produir, donar'] }," calcext:value-type="string">
            <text:p>{ word: 'yield', <text:tab/>tipus: 'V', <text:tab/>res_ok: 0, res_ko: 0, meaning: ['rendir, produir, don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unkempt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malgirbat, desaliñado</text:p>
          </table:table-cell>
          <table:table-cell/>
          <table:table-cell table:formula="of:=&quot;{ word: '&quot; &amp; [.B411] &amp; &quot;', &quot; &amp; CHAR(9) &amp; &quot;tipus: '&quot; &amp; [.C411] &amp; &quot;', &quot; &amp; CHAR(9) &amp; &quot;res_ok: 0, res_ko: 0, meaning: ['&quot; &amp; [.E411] &amp; &quot;'] },&quot;" office:value-type="string" office:string-value="{ word: 'unkempt', &#9;tipus: 'Adj', &#9;res_ok: 0, res_ko: 0, meaning: ['malgirbat, desaliñado'] }," calcext:value-type="string">
            <text:p>{ word: 'unkempt', <text:tab/>tipus: 'Adj', <text:tab/>res_ok: 0, res_ko: 0, meaning: ['malgirbat, desaliñad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pill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vessar, vesar, derramar, verter</text:p>
          </table:table-cell>
          <table:table-cell/>
          <table:table-cell table:formula="of:=&quot;{ word: '&quot; &amp; [.B412] &amp; &quot;', &quot; &amp; CHAR(9) &amp; &quot;tipus: '&quot; &amp; [.C412] &amp; &quot;', &quot; &amp; CHAR(9) &amp; &quot;res_ok: 0, res_ko: 0, meaning: ['&quot; &amp; [.E412] &amp; &quot;'] },&quot;" office:value-type="string" office:string-value="{ word: 'spill', &#9;tipus: 'V', &#9;res_ok: 0, res_ko: 0, meaning: ['vessar, vesar, derramar, verter'] }," calcext:value-type="string">
            <text:p>{ word: 'spill', <text:tab/>tipus: 'V', <text:tab/>res_ok: 0, res_ko: 0, meaning: ['vessar, vesar, derramar, verte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ag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salari, jornal</text:p>
          </table:table-cell>
          <table:table-cell/>
          <table:table-cell table:formula="of:=&quot;{ word: '&quot; &amp; [.B413] &amp; &quot;', &quot; &amp; CHAR(9) &amp; &quot;tipus: '&quot; &amp; [.C413] &amp; &quot;', &quot; &amp; CHAR(9) &amp; &quot;res_ok: 0, res_ko: 0, meaning: ['&quot; &amp; [.E413] &amp; &quot;'] },&quot;" office:value-type="string" office:string-value="{ word: 'wage', &#9;tipus: 'N', &#9;res_ok: 0, res_ko: 0, meaning: ['salari, jornal'] }," calcext:value-type="string">
            <text:p>{ word: 'wage', <text:tab/>tipus: 'N', <text:tab/>res_ok: 0, res_ko: 0, meaning: ['salari, jornal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ill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luma, ploma, ploma d'escriure</text:p>
          </table:table-cell>
          <table:table-cell/>
          <table:table-cell table:formula="of:=&quot;{ word: '&quot; &amp; [.B414] &amp; &quot;', &quot; &amp; CHAR(9) &amp; &quot;tipus: '&quot; &amp; [.C414] &amp; &quot;', &quot; &amp; CHAR(9) &amp; &quot;res_ok: 0, res_ko: 0, meaning: ['&quot; &amp; [.E414] &amp; &quot;'] },&quot;" office:value-type="string" office:string-value="{ word: 'quill', &#9;tipus: 'N', &#9;res_ok: 0, res_ko: 0, meaning: ['pluma, ploma, ploma d'escriure'] }," calcext:value-type="string">
            <text:p>{ word: 'quill', <text:tab/>tipus: 'N', <text:tab/>res_ok: 0, res_ko: 0, meaning: ['pluma, ploma, ploma d'escriure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our</text:p>
          </table:table-cell>
          <table:table-cell table:style-name="ce1" office:value-type="string" calcext:value-type="string">
            <text:p>Adj</text:p>
          </table:table-cell>
          <table:table-cell table:number-columns-repeated="2" table:style-name="ce1" office:value-type="string" calcext:value-type="string">
            <text:p>agre, agrio</text:p>
          </table:table-cell>
          <table:table-cell/>
          <table:table-cell table:formula="of:=&quot;{ word: '&quot; &amp; [.B415] &amp; &quot;', &quot; &amp; CHAR(9) &amp; &quot;tipus: '&quot; &amp; [.C415] &amp; &quot;', &quot; &amp; CHAR(9) &amp; &quot;res_ok: 0, res_ko: 0, meaning: ['&quot; &amp; [.E415] &amp; &quot;'] },&quot;" office:value-type="string" office:string-value="{ word: 'sour', &#9;tipus: 'Adj', &#9;res_ok: 0, res_ko: 0, meaning: ['agre, agrio'] }," calcext:value-type="string">
            <text:p>{ word: 'sour', <text:tab/>tipus: 'Adj', <text:tab/>res_ok: 0, res_ko: 0, meaning: ['agre, agri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narl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grunyir</text:p>
          </table:table-cell>
          <table:table-cell/>
          <table:table-cell table:formula="of:=&quot;{ word: '&quot; &amp; [.B416] &amp; &quot;', &quot; &amp; CHAR(9) &amp; &quot;tipus: '&quot; &amp; [.C416] &amp; &quot;', &quot; &amp; CHAR(9) &amp; &quot;res_ok: 0, res_ko: 0, meaning: ['&quot; &amp; [.E416] &amp; &quot;'] },&quot;" office:value-type="string" office:string-value="{ word: 'snarl', &#9;tipus: 'V', &#9;res_ok: 0, res_ko: 0, meaning: ['grunyir'] }," calcext:value-type="string">
            <text:p>{ word: 'snarl', <text:tab/>tipus: 'V', <text:tab/>res_ok: 0, res_ko: 0, meaning: ['grunyi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uddl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bassal, charco</text:p>
          </table:table-cell>
          <table:table-cell/>
          <table:table-cell table:formula="of:=&quot;{ word: '&quot; &amp; [.B417] &amp; &quot;', &quot; &amp; CHAR(9) &amp; &quot;tipus: '&quot; &amp; [.C417] &amp; &quot;', &quot; &amp; CHAR(9) &amp; &quot;res_ok: 0, res_ko: 0, meaning: ['&quot; &amp; [.E417] &amp; &quot;'] },&quot;" office:value-type="string" office:string-value="{ word: 'puddle', &#9;tipus: 'N', &#9;res_ok: 0, res_ko: 0, meaning: ['bassal, charco'] }," calcext:value-type="string">
            <text:p>{ word: 'puddle', <text:tab/>tipus: 'N', <text:tab/>res_ok: 0, res_ko: 0, meaning: ['bassal, charco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ench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banc, (per seure)</text:p>
          </table:table-cell>
          <table:table-cell/>
          <table:table-cell table:formula="of:=&quot;{ word: '&quot; &amp; [.B418] &amp; &quot;', &quot; &amp; CHAR(9) &amp; &quot;tipus: '&quot; &amp; [.C418] &amp; &quot;', &quot; &amp; CHAR(9) &amp; &quot;res_ok: 0, res_ko: 0, meaning: ['&quot; &amp; [.E418] &amp; &quot;'] },&quot;" office:value-type="string" office:string-value="{ word: 'bench', &#9;tipus: 'N', &#9;res_ok: 0, res_ko: 0, meaning: ['banc, (per seure)'] }," calcext:value-type="string">
            <text:p>{ word: 'bench', <text:tab/>tipus: 'N', <text:tab/>res_ok: 0, res_ko: 0, meaning: ['banc, (per seure)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hove</text:p>
          </table:table-cell>
          <table:table-cell table:style-name="ce1" office:value-type="string" calcext:value-type="string">
            <text:p>V</text:p>
          </table:table-cell>
          <table:table-cell table:number-columns-repeated="2" table:style-name="ce1" office:value-type="string" calcext:value-type="string">
            <text:p>empenyer, empujar</text:p>
          </table:table-cell>
          <table:table-cell/>
          <table:table-cell table:formula="of:=&quot;{ word: '&quot; &amp; [.B419] &amp; &quot;', &quot; &amp; CHAR(9) &amp; &quot;tipus: '&quot; &amp; [.C419] &amp; &quot;', &quot; &amp; CHAR(9) &amp; &quot;res_ok: 0, res_ko: 0, meaning: ['&quot; &amp; [.E419] &amp; &quot;'] },&quot;" office:value-type="string" office:string-value="{ word: 'shove', &#9;tipus: 'V', &#9;res_ok: 0, res_ko: 0, meaning: ['empenyer, empujar'] }," calcext:value-type="string">
            <text:p>{ word: 'shove', <text:tab/>tipus: 'V', <text:tab/>res_ok: 0, res_ko: 0, meaning: ['empenyer, empujar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ench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udor, hedor, fetidez</text:p>
          </table:table-cell>
          <table:table-cell/>
          <table:table-cell table:formula="of:=&quot;{ word: '&quot; &amp; [.B420] &amp; &quot;', &quot; &amp; CHAR(9) &amp; &quot;tipus: '&quot; &amp; [.C420] &amp; &quot;', &quot; &amp; CHAR(9) &amp; &quot;res_ok: 0, res_ko: 0, meaning: ['&quot; &amp; [.E420] &amp; &quot;'] },&quot;" office:value-type="string" office:string-value="{ word: 'stench', &#9;tipus: 'N', &#9;res_ok: 0, res_ko: 0, meaning: ['pudor, hedor, fetidez'] }," calcext:value-type="string">
            <text:p>{ word: 'stench', <text:tab/>tipus: 'N', <text:tab/>res_ok: 0, res_ko: 0, meaning: ['pudor, hedor, fetidez'] }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haste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pressa, presa, prisa</text:p>
          </table:table-cell>
          <table:table-cell/>
          <table:table-cell table:formula="of:=&quot;{ word: '&quot; &amp; [.B421] &amp; &quot;', &quot; &amp; CHAR(9) &amp; &quot;tipus: '&quot; &amp; [.C421] &amp; &quot;', &quot; &amp; CHAR(9) &amp; &quot;res_ok: 0, res_ko: 0, meaning: ['&quot; &amp; [.E421] &amp; &quot;'] },&quot;" office:value-type="string" office:string-value="{ word: 'haste', &#9;tipus: 'N', &#9;res_ok: 0, res_ko: 0, meaning: ['pressa, presa, prisa'] }," calcext:value-type="string">
            <text:p>{ word: 'haste', <text:tab/>tipus: 'N', <text:tab/>res_ok: 0, res_ko: 0, meaning: ['pressa, presa, prisa'] },</text:p>
          </table:table-cell>
          <table:table-cell table:number-columns-repeated="2"/>
        </table:table-row>
        <table:table-row table:style-name="ro1" table:number-rows-repeated="1048019">
          <table:table-cell table:number-columns-repeated="9"/>
        </table:table-row>
        <table:table-row table:style-name="ro2" table:number-rows-repeated="13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/00/0000</text:date>, <text:time style:data-style-name="N2" text:time-value="18:00:07.061100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18:00:10.016837753</meta:creation-date>
    <meta:editing-duration>P1DT6H30M38S</meta:editing-duration>
    <meta:editing-cycles>3</meta:editing-cycles>
    <meta:generator>LibreOffice/4.4.2.2$Linux_X86_64 LibreOffice_project/40m0$Build-2</meta:generator>
    <meta:initial-creator>Joel Barba</meta:initial-creator>
    <dc:date>2015-08-23T01:27:40.574791244</dc:date>
    <dc:creator>Joel Barba</dc:creator>
    <meta:document-statistic meta:table-count="1" meta:cell-count="2108" meta:object-count="0"/>
  </office:meta>
</office:document-meta>
</file>